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4.537cm"/>
    </style:style>
    <style:style style:name="Table1.B" style:family="table-column">
      <style:table-column-properties style:column-width="6.403cm"/>
    </style:style>
    <style:style style:name="Table1.C" style:family="table-column">
      <style:table-column-properties style:column-width="6.06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023cm"/>
    </style:style>
    <style:style style:name="Table2.B" style:family="table-column">
      <style:table-column-properties style:column-width="12.977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935cm"/>
    </style:style>
    <style:style style:name="Table3.B" style:family="table-column">
      <style:table-column-properties style:column-width="13.06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4.852cm"/>
    </style:style>
    <style:style style:name="Table4.B" style:family="table-column">
      <style:table-column-properties style:column-width="12.148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6.327cm"/>
    </style:style>
    <style:style style:name="Table5.B" style:family="table-column">
      <style:table-column-properties style:column-width="10.673cm"/>
    </style:style>
    <style:style style:name="Table5.A1" style:family="table-cell">
      <style:table-cell-properties style:vertical-align="middle" fo:padding="0.049cm" fo:border="none"/>
    </style:style>
    <style:style style:name="Table6" style:family="table">
      <style:table-properties style:width="16.161cm" table:align="left"/>
    </style:style>
    <style:style style:name="Table6.A" style:family="table-column">
      <style:table-column-properties style:column-width="2.785cm"/>
    </style:style>
    <style:style style:name="Table6.B" style:family="table-column">
      <style:table-column-properties style:column-width="13.376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2.057cm"/>
    </style:style>
    <style:style style:name="Table7.B" style:family="table-column">
      <style:table-column-properties style:column-width="14.944cm"/>
    </style:style>
    <style:style style:name="Table7.A1" style:family="table-cell">
      <style:table-cell-properties style:vertical-align="middle" fo:padding="0.049cm" fo:border="none"/>
    </style:style>
    <style:style style:name="Table8" style:family="table">
      <style:table-properties style:width="12.607cm" table:align="left"/>
    </style:style>
    <style:style style:name="Table8.A" style:family="table-column">
      <style:table-column-properties style:column-width="3.515cm"/>
    </style:style>
    <style:style style:name="Table8.B" style:family="table-column">
      <style:table-column-properties style:column-width="9.091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3.981cm"/>
    </style:style>
    <style:style style:name="Table9.B" style:family="table-column">
      <style:table-column-properties style:column-width="13.019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4.133cm"/>
    </style:style>
    <style:style style:name="Table10.B" style:family="table-column">
      <style:table-column-properties style:column-width="6.546cm"/>
    </style:style>
    <style:style style:name="Table10.C" style:family="table-column">
      <style:table-column-properties style:column-width="6.322cm"/>
    </style:style>
    <style:style style:name="Table10.A1" style:family="table-cell">
      <style:table-cell-properties style:vertical-align="middle" fo:padding="0.049cm" fo:border="none"/>
    </style:style>
    <style:style style:name="Table11" style:family="table">
      <style:table-properties style:width="7.375cm" table:align="left"/>
    </style:style>
    <style:style style:name="Table11.A" style:family="table-column">
      <style:table-column-properties style:column-width="2.979cm"/>
    </style:style>
    <style:style style:name="Table11.B" style:family="table-column">
      <style:table-column-properties style:column-width="4.396cm"/>
    </style:style>
    <style:style style:name="Table11.A1" style:family="table-cell">
      <style:table-cell-properties style:vertical-align="middle" fo:padding="0.049cm" fo:border="none"/>
    </style:style>
    <style:style style:name="P1" style:family="paragraph" style:parent-style-name="Standard">
      <style:paragraph-properties fo:margin-top="0cm" fo:margin-bottom="0.499cm" style:contextual-spacing="false" fo:text-align="center" style:justify-single-word="false"/>
      <style:text-properties fo:font-size="16pt" officeooo:paragraph-rsid="001dbc34" style:font-size-asian="16pt" style:font-size-complex="16pt"/>
    </style:style>
    <style:style style:name="P2" style:family="paragraph" style:parent-style-name="Standard">
      <style:paragraph-properties fo:margin-top="0cm" fo:margin-bottom="0.499cm" style:contextual-spacing="false"/>
    </style:style>
    <style:style style:name="P3" style:family="paragraph" style:parent-style-name="Preformatted_20_Text">
      <style:paragraph-properties fo:margin-left="0cm" fo:margin-right="0cm" fo:text-indent="0cm" style:auto-text-indent="false" style:writing-mode="lr-tb"/>
    </style:style>
    <style:style style:name="P4" style:family="paragraph" style:parent-style-name="Preformatted_20_Text">
      <style:paragraph-properties style:writing-mode="lr-tb"/>
    </style:style>
    <style:style style:name="P5" style:family="paragraph" style:parent-style-name="Preformatted_20_Text">
      <style:paragraph-properties fo:margin-top="0cm" fo:margin-bottom="0.499cm" style:contextual-spacing="false" style:writing-mode="lr-tb"/>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Quotations"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Preformatted_20_Text" style:list-style-name="L8"/>
    <style:style style:name="P17" style:family="paragraph" style:parent-style-name="Preformatted_20_Text" style:list-style-name="L8">
      <style:paragraph-properties fo:margin-left="0cm" fo:margin-right="0cm" fo:margin-top="0cm" fo:margin-bottom="0.499cm" style:contextual-spacing="false" fo:text-indent="0cm" style:auto-text-indent="false" style:writing-mode="lr-tb"/>
    </style:style>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Preformatted_20_Text" style:list-style-name="L14"/>
    <style:style style:name="P25" style:family="paragraph" style:parent-style-name="Preformatted_20_Text" style:list-style-name="L14">
      <style:paragraph-properties fo:margin-left="0cm" fo:margin-right="0cm" fo:margin-top="0cm" fo:margin-bottom="0.499cm" style:contextual-spacing="false" fo:text-indent="0cm" style:auto-text-indent="false" style:writing-mode="lr-tb"/>
    </style:style>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Preformatted_20_Text" style:list-style-name="L29"/>
    <style:style style:name="P42" style:family="paragraph" style:parent-style-name="Preformatted_20_Text" style:list-style-name="L29">
      <style:paragraph-properties fo:margin-left="0cm" fo:margin-right="0cm" fo:margin-top="0cm" fo:margin-bottom="0.499cm" style:contextual-spacing="false" fo:text-indent="0cm" style:auto-text-indent="false" style:writing-mode="lr-tb"/>
    </style:style>
    <style:style style:name="P43" style:family="paragraph" style:parent-style-name="Text_20_body" style:list-style-name="L30"/>
    <style:style style:name="P44" style:family="paragraph" style:parent-style-name="Text_20_body" style:list-style-name="L31"/>
    <style:style style:name="P45" style:family="paragraph" style:parent-style-name="Preformatted_20_Text" style:list-style-name="L31"/>
    <style:style style:name="P46" style:family="paragraph" style:parent-style-name="Preformatted_20_Text" style:list-style-name="L31">
      <style:paragraph-properties fo:margin-left="0cm" fo:margin-right="0cm" fo:text-indent="0cm" style:auto-text-indent="false" style:writing-mode="lr-tb"/>
    </style:style>
    <style:style style:name="P47" style:family="paragraph" style:parent-style-name="Preformatted_20_Text" style:list-style-name="L31">
      <style:paragraph-properties fo:margin-top="0cm" fo:margin-bottom="0.499cm" style:contextual-spacing="false" style:writing-mode="lr-tb"/>
    </style:style>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P52" style:family="paragraph" style:parent-style-name="Text_20_body" style:list-style-name="L36"/>
    <style:style style:name="P53" style:family="paragraph" style:parent-style-name="Text_20_body" style:list-style-name="L37"/>
    <style:style style:name="P54" style:family="paragraph" style:parent-style-name="Text_20_body" style:list-style-name="L38"/>
    <style:style style:name="P55" style:family="paragraph" style:parent-style-name="Text_20_body" style:list-style-name="L39"/>
    <style:style style:name="P56" style:family="paragraph" style:parent-style-name="Text_20_body" style:list-style-name="L40"/>
    <style:style style:name="P57" style:family="paragraph" style:parent-style-name="Preformatted_20_Text" style:list-style-name="L40"/>
    <style:style style:name="P58" style:family="paragraph" style:parent-style-name="Preformatted_20_Text" style:list-style-name="L40">
      <style:paragraph-properties fo:margin-left="0cm" fo:margin-right="0cm" fo:text-indent="0cm" style:auto-text-indent="false" style:writing-mode="lr-tb"/>
    </style:style>
    <style:style style:name="P59" style:family="paragraph" style:parent-style-name="Preformatted_20_Text" style:list-style-name="L40">
      <style:paragraph-properties fo:margin-top="0cm" fo:margin-bottom="0.499cm" style:contextual-spacing="false" style:writing-mode="lr-tb"/>
    </style:style>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44"/>
    <style:style style:name="P64" style:family="paragraph" style:parent-style-name="Text_20_body" style:list-style-name="L45"/>
    <style:style style:name="P65" style:family="paragraph" style:parent-style-name="Text_20_body" style:list-style-name="L46"/>
    <style:style style:name="P66" style:family="paragraph" style:parent-style-name="Text_20_body" style:list-style-name="L47"/>
    <style:style style:name="P67" style:family="paragraph" style:parent-style-name="Text_20_body" style:list-style-name="L48"/>
    <style:style style:name="P68" style:family="paragraph" style:parent-style-name="Text_20_body" style:list-style-name="L49"/>
    <style:style style:name="P69" style:family="paragraph" style:parent-style-name="Text_20_body" style:list-style-name="L50"/>
    <style:style style:name="P70" style:family="paragraph" style:parent-style-name="Preformatted_20_Text" style:list-style-name="L50"/>
    <style:style style:name="P71" style:family="paragraph" style:parent-style-name="Preformatted_20_Text" style:list-style-name="L50">
      <style:paragraph-properties fo:margin-left="0cm" fo:margin-right="0cm" fo:margin-top="0cm" fo:margin-bottom="0.499cm" style:contextual-spacing="false" fo:text-indent="0cm" style:auto-text-indent="false" style:writing-mode="lr-tb"/>
    </style:style>
    <style:style style:name="P72" style:family="paragraph" style:parent-style-name="Preformatted_20_Text" style:list-style-name="L50">
      <style:paragraph-properties fo:margin-left="0cm" fo:margin-right="0cm" fo:text-indent="0cm" style:auto-text-indent="false" style:writing-mode="lr-tb"/>
    </style:style>
    <style:style style:name="P73" style:family="paragraph" style:parent-style-name="Preformatted_20_Text" style:list-style-name="L50">
      <style:paragraph-properties style:writing-mode="lr-tb"/>
    </style:style>
    <style:style style:name="P74" style:family="paragraph" style:parent-style-name="Preformatted_20_Text" style:list-style-name="L50">
      <style:paragraph-properties fo:margin-top="0cm" fo:margin-bottom="0.499cm" style:contextual-spacing="false" style:writing-mode="lr-tb"/>
    </style:style>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Preformatted_20_Text" style:list-style-name="L59"/>
    <style:style style:name="P85" style:family="paragraph" style:parent-style-name="Preformatted_20_Text" style:list-style-name="L59">
      <style:paragraph-properties fo:margin-left="0cm" fo:margin-right="0cm" fo:margin-top="0cm" fo:margin-bottom="0.499cm" style:contextual-spacing="false" fo:text-indent="0cm" style:auto-text-indent="false" style:writing-mode="lr-tb"/>
    </style:style>
    <style:style style:name="P86" style:family="paragraph" style:parent-style-name="Text_20_body" style:list-style-name="L60"/>
    <style:style style:name="P87" style:family="paragraph" style:parent-style-name="Text_20_body" style:list-style-name="L61"/>
    <style:style style:name="P88" style:family="paragraph" style:parent-style-name="Quotations" style:list-style-name="L61"/>
    <style:style style:name="P89" style:family="paragraph" style:parent-style-name="Preformatted_20_Text" style:list-style-name="L61"/>
    <style:style style:name="P90" style:family="paragraph" style:parent-style-name="Preformatted_20_Text" style:list-style-name="L61">
      <style:paragraph-properties fo:margin-left="0cm" fo:margin-right="0cm" fo:margin-top="0cm" fo:margin-bottom="0.499cm" style:contextual-spacing="false" fo:text-indent="0cm" style:auto-text-indent="false" style:writing-mode="lr-tb"/>
    </style:style>
    <style:style style:name="P91" style:family="paragraph" style:parent-style-name="Text_20_body" style:list-style-name="L62"/>
    <style:style style:name="P92" style:family="paragraph" style:parent-style-name="Text_20_body" style:list-style-name="L63"/>
    <style:style style:name="P93" style:family="paragraph" style:parent-style-name="Text_20_body" style:list-style-name="L64"/>
    <style:style style:name="P94" style:family="paragraph" style:parent-style-name="Text_20_body" style:list-style-name="L65"/>
    <style:style style:name="T1" style:family="text">
      <style:text-properties style:text-underline-style="solid" style:text-underline-width="auto" style:text-underline-color="font-color" fo:font-weight="bold" officeooo:rsid="001dbc34"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ain.py</text:span></text:p>
      <text:p text:style-name="P2">Empecemos analizar el archivo main.py con los cambios. Para confirmar, FasT API. Yo lo necesito para poder crear la aplicación con FasT API. Y Depends. ¿Para qué lo necesito? # Importamos FastAPI para crear la aplicación web # Importamos Depends para inyectar dependencias (en este caso, la base de datos) from fastapi import FastAPI, Depends</text:p>
      <text:h text:style-name="Heading_20_6" text:outline-level="6">ChatGPT Plus</text:h>
      <text:p text:style-name="Text_20_body">Perfecto, comencemos a analizar el archivo <text:span text:style-name="Source_20_Text">main.py</text:span> con FastAPI. Confirmo que estás trabajando con <text:span text:style-name="Strong_20_Emphasis">FastAPI</text:span>, y te explico claramente para qué sirve cada parte, especialmente la línea con <text:span text:style-name="Source_20_Text">Depends</text:span>.</text:p>
      <text:p text:style-name="Horizontal_20_Line"/>
      <text:h text:style-name="Heading_20_3" text:outline-level="3">🔹 Análisis línea por línea del inicio del archivo <text:span text:style-name="Source_20_Text">main.py</text:span>:</text:h>
      <text:p text:style-name="Preformatted_20_Text">python</text:p>
      <text:p text:style-name="Preformatted_20_Text">CopiarEditar</text:p>
      <text:p text:style-name="P3"><text:span text:style-name="Source_20_Text"># Importamos FastAPI para crear la aplicación web </text:span></text:p>
      <text:p text:style-name="P4"><text:span text:style-name="Source_20_Text"># Importamos Depends para inyectar dependencias (en este caso, la base de datos)</text:span></text:p>
      <text:p text:style-name="P5"><text:span text:style-name="Source_20_Text">from fastapi import FastAPI, Depends</text:span></text:p>
      <text:h text:style-name="Heading_20_4" text:outline-level="4">✅ ¿Qué hace <text:span text:style-name="Source_20_Text">FastAPI</text:span>?</text:h>
      <text:list text:style-name="L1">
        <text:list-item>
          <text:p text:style-name="P6"><text:span text:style-name="Source_20_Text">FastAPI</text:span> es la clase principal que usás para crear tu <text:span text:style-name="Strong_20_Emphasis">aplicación web</text:span> o <text:span text:style-name="Strong_20_Emphasis">API REST</text:span>.</text:p>
        </text:list-item>
        <text:list-item>
          <text:p text:style-name="P6">Al instanciarla (<text:span text:style-name="Source_20_Text">app = FastAPI()</text:span>), estás creando el servidor y la lógica que responderá a las solicitudes HTTP (como <text:span text:style-name="Source_20_Text">GET</text:span>, <text:span text:style-name="Source_20_Text">POST</text:span>, etc.).</text:p>
        </text:list-item>
      </text:list>
      <text:p text:style-name="Horizontal_20_Line"/>
      <text:h text:style-name="Heading_20_4" text:outline-level="4">✅ ¿Para qué sirve <text:span text:style-name="Source_20_Text">Depends</text:span>?</text:h>
      <text:list text:style-name="L2">
        <text:list-item>
          <text:p text:style-name="P7"><text:span text:style-name="Source_20_Text">Depends</text:span> <text:span text:style-name="Strong_20_Emphasis">inyecta automáticamente dependencias</text:span> en tus rutas.</text:p>
        </text:list-item>
        <text:list-item>
          <text:p text:style-name="P7">Por ejemplo, si una función de ruta necesita una conexión a la base de datos, <text:span text:style-name="Source_20_Text">Depends()</text:span> se encarga de <text:span text:style-name="Strong_20_Emphasis">crear, usar y cerrar esa conexión por vos</text:span>.</text:p>
        </text:list-item>
        <text:list-item>
          <text:p text:style-name="P7">Esto es útil para mantener el código limpio y reutilizable.</text:p>
        </text:list-item>
      </text:list>
      <text:h text:style-name="Heading_20_5" text:outline-level="5">Ejemplo práctico de <text:span text:style-name="Source_20_Text">Depends</text:span>:</text:h>
      <text:p text:style-name="Preformatted_20_Text">python</text:p>
      <text:p text:style-name="Preformatted_20_Text">CopiarEditar</text:p>
      <text:p text:style-name="P3"><text:span text:style-name="Source_20_Text">from fastapi import Depends</text:span></text:p>
      <text:p text:style-name="P4"><text:span text:style-name="Source_20_Text">from database import get_db</text:span></text:p>
      <text:p text:style-name="P4"/>
      <text:p text:style-name="P4"><text:span text:style-name="Source_20_Text">@app.get("/usuarios")</text:span></text:p>
      <text:p text:style-name="P4"><text:span text:style-name="Source_20_Text">def obtener_usuarios(db: Session = Depends(get_db)):</text:span></text:p>
      <text:p text:style-name="P5"><text:span text:style-name="Source_20_Text"><text:s text:c="4"/>return db.query(User).all()</text:span></text:p>
      <text:p text:style-name="Text_20_body">🧠 <text:span text:style-name="Strong_20_Emphasis">Traducción conceptual</text:span>:<text:line-break/>"Cuando alguien acceda a <text:span text:style-name="Source_20_Text">/usuarios</text:span>, FastAPI primero ejecutará la función <text:span text:style-name="Source_20_Text">get_db()</text:span>, que me da la sesión a la base de datos (<text:span text:style-name="Source_20_Text">db</text:span>). Luego, uso esa sesión para hacer la consulta."</text:p>
      <text:p text:style-name="Horizontal_20_Line"><text:soft-page-break/></text:p>
      <text:p text:style-name="Text_20_body">Si querés, seguimos con el resto del archivo <text:span text:style-name="Source_20_Text">main.py</text:span> línea por línea. ¿Querés que continúe desde la definición de <text:span text:style-name="Source_20_Text">app = FastAPI()</text:span>?</text:p>
      <text:h text:style-name="Heading_20_5" text:outline-level="5">Tú dijiste:</text:h>
      <text:p text:style-name="Text_20_body">Sí, pero todavía no entiendo bien el concepto de inyección. ¿Qué tiene que ver la sesión con inyección? ¿Se limita el concepto de inyección por definir una sesión? ¿O qué comprende la inyección?</text:p>
      <text:h text:style-name="Heading_20_6" text:outline-level="6">ChatGPT Plus</text:h>
      <text:p text:style-name="Text_20_body">Buena pregunta. Vamos a explicarlo <text:span text:style-name="Strong_20_Emphasis">paso a paso</text:span>, con ejemplos bien claros, para que entiendas <text:span text:style-name="Strong_20_Emphasis">qué es la inyección de dependencias</text:span>, qué tiene que ver con una <text:span text:style-name="Strong_20_Emphasis">sesión de base de datos</text:span>, y qué <text:span text:style-name="Strong_20_Emphasis">no se limita solo a eso</text:span>.</text:p>
      <text:p text:style-name="Horizontal_20_Line"/>
      <text:h text:style-name="Heading_20_3" text:outline-level="3">🔹 ¿Qué es la inyección de dependencias?</text:h>
      <text:p text:style-name="Text_20_body"><text:span text:style-name="Strong_20_Emphasis">Inyección de dependencias (DI)</text:span> significa que <text:span text:style-name="Strong_20_Emphasis">otro código (FastAPI, en este caso)</text:span> se encarga de <text:span text:style-name="Strong_20_Emphasis">"inyectar" o pasar automáticamente un recurso que tu función necesita</text:span>, como una sesión de base de datos, un usuario autenticado, una configuración, etc.</text:p>
      <text:p text:style-name="Text_20_body">Es decir:</text:p>
      <text:p text:style-name="Text_20_body">📦 Vos definís <text:span text:style-name="Strong_20_Emphasis">qué necesita tu función</text:span> →<text:line-break/>🪄 <text:span text:style-name="Strong_20_Emphasis">FastAPI se encarga de entregártelo</text:span> cuando alguien llama a esa función (por ejemplo, accediendo a una ruta HTTP).</text:p>
      <text:p text:style-name="Horizontal_20_Line"/>
      <text:h text:style-name="Heading_20_3" text:outline-level="3">🔹 Ejemplo concreto: sesión de base de datos</text:h>
      <text:p text:style-name="Text_20_body">Supongamos que tu función necesita una <text:span text:style-name="Strong_20_Emphasis">sesión (</text:span><text:span text:style-name="Strong_20_Emphasis"><text:span text:style-name="Source_20_Text">Session</text:span></text:span><text:span text:style-name="Strong_20_Emphasis">) de SQLAlchemy</text:span> para consultar datos.</text:p>
      <text:h text:style-name="Heading_20_4" text:outline-level="4">Sin inyección:</text:h>
      <text:p text:style-name="Text_20_body">Tendrías que crear y cerrar la sesión manualmente en cada función:</text:p>
      <text:p text:style-name="Preformatted_20_Text">python</text:p>
      <text:p text:style-name="Preformatted_20_Text">CopiarEditar</text:p>
      <text:p text:style-name="P3"><text:span text:style-name="Source_20_Text">@app.get("/usuarios")</text:span></text:p>
      <text:p text:style-name="P4"><text:span text:style-name="Source_20_Text">def get_usuarios():</text:span></text:p>
      <text:p text:style-name="P4"><text:span text:style-name="Source_20_Text"><text:s text:c="4"/>db = SessionLocal()</text:span></text:p>
      <text:p text:style-name="P4"><text:span text:style-name="Source_20_Text"><text:s text:c="4"/>usuarios = db.query(User).all()</text:span></text:p>
      <text:p text:style-name="P4"><text:span text:style-name="Source_20_Text"><text:s text:c="4"/>db.close()</text:span></text:p>
      <text:p text:style-name="P5"><text:span text:style-name="Source_20_Text"><text:s text:c="4"/>return usuarios</text:span></text:p>
      <text:h text:style-name="Heading_20_4" text:outline-level="4">Con inyección (<text:span text:style-name="Source_20_Text">Depends</text:span>):</text:h>
      <text:p text:style-name="Preformatted_20_Text">python</text:p>
      <text:p text:style-name="Preformatted_20_Text">CopiarEditar</text:p>
      <text:p text:style-name="P3"><text:span text:style-name="Source_20_Text">@app.get("/usuarios")</text:span></text:p>
      <text:p text:style-name="P4"><text:span text:style-name="Source_20_Text">def get_usuarios(db: Session = Depends(get_db)):</text:span></text:p>
      <text:p text:style-name="P4"><text:span text:style-name="Source_20_Text"><text:s text:c="4"/>usuarios = db.query(User).all()</text:span></text:p>
      <text:p text:style-name="P5"><text:soft-page-break/><text:span text:style-name="Source_20_Text"><text:s text:c="4"/>return usuarios</text:span></text:p>
      <text:p text:style-name="Text_20_body">En este segundo caso:</text:p>
      <text:list text:style-name="L3">
        <text:list-item>
          <text:p text:style-name="P8">La función <text:span text:style-name="Source_20_Text">get_db()</text:span> crea y devuelve una sesión.</text:p>
        </text:list-item>
        <text:list-item>
          <text:p text:style-name="P8"><text:span text:style-name="Source_20_Text">Depends(get_db)</text:span> le dice a FastAPI:<text:line-break/>👉 "Antes de ejecutar <text:span text:style-name="Source_20_Text">get_usuarios</text:span>, llamá a <text:span text:style-name="Source_20_Text">get_db</text:span> y pasá su resultado como argumento <text:span text:style-name="Source_20_Text">db</text:span>."</text:p>
        </text:list-item>
        <text:list-item>
          <text:p text:style-name="P8">FastAPI también se encarga de cerrar la sesión si <text:span text:style-name="Source_20_Text">get_db()</text:span> lo hace con <text:span text:style-name="Source_20_Text">yield</text:span> (como un generador).</text:p>
        </text:list-item>
      </text:list>
      <text:p text:style-name="Horizontal_20_Line"/>
      <text:h text:style-name="Heading_20_3" text:outline-level="3">🔹 Entonces... ¿La inyección se limita a sesiones?</text:h>
      <text:p text:style-name="Text_20_body">❌ No. <text:span text:style-name="Strong_20_Emphasis">La inyección de dependencias sirve para mucho más.</text:span><text:line-break/>Es un mecanismo general.</text:p>
      <text:p text:style-name="Text_20_body">Podés usarla para:</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ecurso "inyectado"</text:p>
            </table:table-cell>
            <table:table-cell table:style-name="Table1.A1" office:value-type="string">
              <text:p text:style-name="Table_20_Heading">Ejemplo</text:p>
            </table:table-cell>
            <table:table-cell table:style-name="Table1.A1" office:value-type="string">
              <text:p text:style-name="Table_20_Heading">Función</text:p>
            </table:table-cell>
          </table:table-row>
        </table:table-header-rows>
        <table:table-row>
          <table:table-cell table:style-name="Table1.A1" office:value-type="string">
            <text:p text:style-name="Table_20_Contents">Sesión de base de datos</text:p>
          </table:table-cell>
          <table:table-cell table:style-name="Table1.A1" office:value-type="string">
            <text:p text:style-name="Table_20_Contents"><text:span text:style-name="Source_20_Text">Depends(get_db)</text:span></text:p>
          </table:table-cell>
          <table:table-cell table:style-name="Table1.A1" office:value-type="string">
            <text:p text:style-name="Table_20_Contents">Consultar/guardar datos</text:p>
          </table:table-cell>
        </table:table-row>
        <table:table-row>
          <table:table-cell table:style-name="Table1.A1" office:value-type="string">
            <text:p text:style-name="Table_20_Contents">Usuario autenticado</text:p>
          </table:table-cell>
          <table:table-cell table:style-name="Table1.A1" office:value-type="string">
            <text:p text:style-name="Table_20_Contents"><text:span text:style-name="Source_20_Text">Depends(get_current_user)</text:span></text:p>
          </table:table-cell>
          <table:table-cell table:style-name="Table1.A1" office:value-type="string">
            <text:p text:style-name="Table_20_Contents">Verificar quién es el usuario</text:p>
          </table:table-cell>
        </table:table-row>
        <table:table-row>
          <table:table-cell table:style-name="Table1.A1" office:value-type="string">
            <text:p text:style-name="Table_20_Contents">Configuración del sistema</text:p>
          </table:table-cell>
          <table:table-cell table:style-name="Table1.A1" office:value-type="string">
            <text:p text:style-name="Table_20_Contents"><text:span text:style-name="Source_20_Text">Depends(get_settings)</text:span></text:p>
          </table:table-cell>
          <table:table-cell table:style-name="Table1.A1" office:value-type="string">
            <text:p text:style-name="Table_20_Contents">Obtener configuración desde <text:span text:style-name="Source_20_Text">.env</text:span></text:p>
          </table:table-cell>
        </table:table-row>
        <table:table-row>
          <table:table-cell table:style-name="Table1.A1" office:value-type="string">
            <text:p text:style-name="Table_20_Contents">Token JWT decodificado</text:p>
          </table:table-cell>
          <table:table-cell table:style-name="Table1.A1" office:value-type="string">
            <text:p text:style-name="Table_20_Contents"><text:span text:style-name="Source_20_Text">Depends(verify_token)</text:span></text:p>
          </table:table-cell>
          <table:table-cell table:style-name="Table1.A1" office:value-type="string">
            <text:p text:style-name="Table_20_Contents">Seguridad</text:p>
          </table:table-cell>
        </table:table-row>
      </table:table>
      <text:p text:style-name="Horizontal_20_Line"/>
      <text:h text:style-name="Heading_20_3" text:outline-level="3">🔸 ¿Por qué se llama "inyección"?</text:h>
      <text:p text:style-name="Text_20_body">Porque vos <text:span text:style-name="Strong_20_Emphasis">no le pasás el recurso directamente a tu función</text:span>. Lo "inyecta" el framework automáticamente, como si lo <text:span text:style-name="Strong_20_Emphasis">inyectara por una jeringa</text:span> 😄.</text:p>
      <text:p text:style-name="Horizontal_20_Line"/>
      <text:h text:style-name="Heading_20_3" text:outline-level="3">🧠 En resumen:</text:h>
      <table:table table:name="Table2" table:style-name="Table2">
        <table:table-column table:style-name="Table2.A"/>
        <table:table-column table:style-name="Table2.B"/>
        <table:table-header-rows>
          <table:table-row>
            <table:table-cell table:style-name="Table2.A1" office:value-type="string">
              <text:p text:style-name="Table_20_Heading">Concepto</text:p>
            </table:table-cell>
            <table:table-cell table:style-name="Table2.A1" office:value-type="string">
              <text:p text:style-name="Table_20_Heading">Explicación</text:p>
            </table:table-cell>
          </table:table-row>
        </table:table-header-rows>
        <table:table-row>
          <table:table-cell table:style-name="Table2.A1" office:value-type="string">
            <text:p text:style-name="Table_20_Contents"><text:span text:style-name="Strong_20_Emphasis">Inyección</text:span></text:p>
          </table:table-cell>
          <table:table-cell table:style-name="Table2.A1" office:value-type="string">
            <text:p text:style-name="Table_20_Contents">FastAPI ejecuta una función por vos (<text:span text:style-name="Source_20_Text">get_db</text:span>, <text:span text:style-name="Source_20_Text">get_current_user</text:span>, etc.) y te pasa el resultado como argumento.</text:p>
          </table:table-cell>
        </table:table-row>
        <table:table-row>
          <table:table-cell table:style-name="Table2.A1" office:value-type="string">
            <text:p text:style-name="Table_20_Contents"><text:span text:style-name="Strong_20_Emphasis">Depende de qué funciones uses</text:span></text:p>
          </table:table-cell>
          <table:table-cell table:style-name="Table2.A1" office:value-type="string">
            <text:p text:style-name="Table_20_Contents">No es solo para sesiones, sirve para lo que necesites automatizar.</text:p>
          </table:table-cell>
        </table:table-row>
        <table:table-row>
          <table:table-cell table:style-name="Table2.A1" office:value-type="string">
            <text:p text:style-name="Table_20_Contents"><text:span text:style-name="Strong_20_Emphasis">Ventaja</text:span></text:p>
          </table:table-cell>
          <table:table-cell table:style-name="Table2.A1" office:value-type="string">
            <text:p text:style-name="Table_20_Contents">Reutilización, limpieza del código, mejor mantenimiento.</text:p>
          </table:table-cell>
        </table:table-row>
      </table:table>
      <text:p text:style-name="Horizontal_20_Line"/>
      <text:p text:style-name="Text_20_body">¿Querés que sigamos ahora con el resto del archivo <text:span text:style-name="Source_20_Text">main.py</text:span>, después de <text:span text:style-name="Source_20_Text">app = FastAPI()</text:span>?</text:p>
      <text:h text:style-name="Heading_20_5" text:outline-level="5"><text:soft-page-break/>Tú dijiste:</text:h>
      <text:p text:style-name="Text_20_body">En este código debe:session que es, db es la variable que recibe lo que retorna a la función getdb()? y Session es el tipo de varialbe del argumento? Los 2 puntos que funcion cumple?. "def obtener_movimientos(db: Session = Depends(get_db)):"</text:p>
      <text:h text:style-name="Heading_20_6" text:outline-level="6">ChatGPT Plus</text:h>
      <text:p text:style-name="Text_20_body">¡Excelente! Vamos a <text:span text:style-name="Strong_20_Emphasis">analizar a fondo</text:span> esta línea de código que mencionás:</text:p>
      <text:p text:style-name="Preformatted_20_Text">python</text:p>
      <text:p text:style-name="Preformatted_20_Text">CopiarEditar</text:p>
      <text:p text:style-name="P9"><text:span text:style-name="Source_20_Text">def obtener_movimientos(db: Session = Depends(get_db)):</text:span></text:p>
      <text:p text:style-name="Text_20_body">Te explico <text:span text:style-name="Strong_20_Emphasis">cada parte</text:span>:</text:p>
      <text:p text:style-name="Horizontal_20_Line"/>
      <text:h text:style-name="Heading_20_3" text:outline-level="3">✅ ¿Qué es <text:span text:style-name="Source_20_Text">Session</text:span>?</text:h>
      <text:p text:style-name="Preformatted_20_Text">python</text:p>
      <text:p text:style-name="Preformatted_20_Text">CopiarEditar</text:p>
      <text:p text:style-name="P9"><text:span text:style-name="Source_20_Text">from sqlalchemy.orm import Session</text:span></text:p>
      <text:list text:style-name="L4">
        <text:list-item>
          <text:p text:style-name="P10"><text:span text:style-name="Source_20_Text">Session</text:span> es un <text:span text:style-name="Strong_20_Emphasis">tipo de objeto</text:span> de SQLAlchemy que representa una <text:span text:style-name="Strong_20_Emphasis">sesión de base de datos activa</text:span>.</text:p>
        </text:list-item>
        <text:list-item>
          <text:p text:style-name="P10">Con una sesión podés hacer cosas como:</text:p>
          <text:list>
            <text:list-item>
              <text:p text:style-name="P10"><text:span text:style-name="Source_20_Text">db.query(...)</text:span></text:p>
            </text:list-item>
            <text:list-item>
              <text:p text:style-name="P10"><text:span text:style-name="Source_20_Text">db.add(...)</text:span></text:p>
            </text:list-item>
            <text:list-item>
              <text:p text:style-name="P10"><text:span text:style-name="Source_20_Text">db.commit()</text:span></text:p>
            </text:list-item>
            <text:list-item>
              <text:p text:style-name="P10"><text:span text:style-name="Source_20_Text">db.rollback()</text:span></text:p>
            </text:list-item>
            <text:list-item>
              <text:p text:style-name="P10"><text:span text:style-name="Source_20_Text">db.close()</text:span></text:p>
            </text:list-item>
          </text:list>
        </text:list-item>
      </text:list>
      <text:p text:style-name="Horizontal_20_Line"/>
      <text:h text:style-name="Heading_20_3" text:outline-level="3">✅ ¿Qué es <text:span text:style-name="Source_20_Text">db</text:span>?</text:h>
      <text:list text:style-name="L5">
        <text:list-item>
          <text:p text:style-name="P11"><text:span text:style-name="Source_20_Text">db</text:span> es el <text:span text:style-name="Strong_20_Emphasis">nombre de la variable</text:span> que va a recibir el objeto <text:span text:style-name="Source_20_Text">Session</text:span> <text:span text:style-name="Strong_20_Emphasis">cuando FastAPI llame a </text:span><text:span text:style-name="Strong_20_Emphasis"><text:span text:style-name="Source_20_Text">get_db()</text:span></text:span>.</text:p>
        </text:list-item>
        <text:list-item>
          <text:p text:style-name="P11">Podés ponerle otro nombre (<text:span text:style-name="Source_20_Text">conexion</text:span>, <text:span text:style-name="Source_20_Text">session</text:span>, etc.), pero por convención se usa <text:span text:style-name="Source_20_Text">db</text:span>.</text:p>
        </text:list-item>
      </text:list>
      <text:p text:style-name="Text_20_body">Ejemplo:</text:p>
      <text:p text:style-name="Preformatted_20_Text">python</text:p>
      <text:p text:style-name="Preformatted_20_Text">CopiarEditar</text:p>
      <text:p text:style-name="P9"><text:span text:style-name="Source_20_Text">def obtener_movimientos(conexion: Session = Depends(get_db)):</text:span></text:p>
      <text:p text:style-name="Text_20_body">también funcionaría, pero no es el nombre habitual.</text:p>
      <text:p text:style-name="Horizontal_20_Line"/>
      <text:h text:style-name="Heading_20_3" text:outline-level="3"><text:soft-page-break/>✅ ¿Qué es <text:span text:style-name="Source_20_Text">Depends(get_db)</text:span>?</text:h>
      <text:list text:style-name="L6">
        <text:list-item>
          <text:p text:style-name="P12"><text:span text:style-name="Source_20_Text">Depends(get_db)</text:span> le dice a <text:span text:style-name="Strong_20_Emphasis">FastAPI</text:span>:</text:p>
          <text:p text:style-name="P13">Antes de ejecutar esta función, llamá a <text:span text:style-name="Source_20_Text">get_db()</text:span> y pasá lo que retorna como argumento <text:span text:style-name="Source_20_Text">db</text:span>.</text:p>
        </text:list-item>
      </text:list>
      <text:p text:style-name="Text_20_body">Entonces:</text:p>
      <text:p text:style-name="Preformatted_20_Text">python</text:p>
      <text:p text:style-name="Preformatted_20_Text">CopiarEditar</text:p>
      <text:p text:style-name="P9"><text:span text:style-name="Source_20_Text">db: Session = Depends(get_db)</text:span></text:p>
      <text:p text:style-name="Text_20_body">significa:<text:line-break/>"Quiero que FastAPI me pase una variable <text:span text:style-name="Source_20_Text">db</text:span>, que debe ser del tipo <text:span text:style-name="Source_20_Text">Session</text:span>, y cuyo valor se obtiene llamando a <text:span text:style-name="Source_20_Text">get_db()</text:span>."</text:p>
      <text:p text:style-name="Horizontal_20_Line"/>
      <text:h text:style-name="Heading_20_3" text:outline-level="3">✅ ¿Qué significan los <text:span text:style-name="Strong_20_Emphasis">dos puntos </text:span><text:span text:style-name="Strong_20_Emphasis"><text:span text:style-name="Source_20_Text">:</text:span></text:span>?</text:h>
      <text:p text:style-name="Text_20_body">En Python, los <text:span text:style-name="Strong_20_Emphasis">dos puntos</text:span> en una definición de función como esta:</text:p>
      <text:p text:style-name="Preformatted_20_Text">python</text:p>
      <text:p text:style-name="Preformatted_20_Text">CopiarEditar</text:p>
      <text:p text:style-name="P9"><text:span text:style-name="Source_20_Text">db: Session</text:span></text:p>
      <text:p text:style-name="Text_20_body">se llaman <text:span text:style-name="Strong_20_Emphasis">anotaciones de tipo</text:span>. Sirven para decir:</text:p>
      <text:p text:style-name="Quotations">Esta variable (<text:span text:style-name="Source_20_Text">db</text:span>) <text:span text:style-name="Strong_20_Emphasis">debería ser del tipo </text:span><text:span text:style-name="Strong_20_Emphasis"><text:span text:style-name="Source_20_Text">Session</text:span></text:span>.</text:p>
      <text:p text:style-name="Text_20_body">👉 <text:span text:style-name="Strong_20_Emphasis">No es obligatorio</text:span> (Python no lo obliga), pero ayuda a:</text:p>
      <text:list text:style-name="L7">
        <text:list-item>
          <text:p text:style-name="P14">documentar el código</text:p>
        </text:list-item>
        <text:list-item>
          <text:p text:style-name="P14">tener autocompletado en editores como VS Code</text:p>
        </text:list-item>
        <text:list-item>
          <text:p text:style-name="P14">hacer chequeos con herramientas como <text:span text:style-name="Source_20_Text">mypy</text:span> o <text:span text:style-name="Source_20_Text">pylint</text:span></text:p>
        </text:list-item>
      </text:list>
      <text:p text:style-name="Horizontal_20_Line"/>
      <text:h text:style-name="Heading_20_3" text:outline-level="3">🧠 En resumen:</text:h>
      <table:table table:name="Table3" table:style-name="Table3">
        <table:table-column table:style-name="Table3.A"/>
        <table:table-column table:style-name="Table3.B"/>
        <table:table-header-rows>
          <table:table-row>
            <table:table-cell table:style-name="Table3.A1" office:value-type="string">
              <text:p text:style-name="Table_20_Heading">Elemento</text:p>
            </table:table-cell>
            <table:table-cell table:style-name="Table3.A1" office:value-type="string">
              <text:p text:style-name="Table_20_Heading">Qué significa</text:p>
            </table:table-cell>
          </table:table-row>
        </table:table-header-rows>
        <table:table-row>
          <table:table-cell table:style-name="Table3.A1" office:value-type="string">
            <text:p text:style-name="Table_20_Contents"><text:span text:style-name="Source_20_Text">db</text:span></text:p>
          </table:table-cell>
          <table:table-cell table:style-name="Table3.A1" office:value-type="string">
            <text:p text:style-name="Table_20_Contents">Nombre del parámetro que usará la sesión</text:p>
          </table:table-cell>
        </table:table-row>
        <table:table-row>
          <table:table-cell table:style-name="Table3.A1" office:value-type="string">
            <text:p text:style-name="Table_20_Contents"><text:span text:style-name="Source_20_Text">Session</text:span></text:p>
          </table:table-cell>
          <table:table-cell table:style-name="Table3.A1" office:value-type="string">
            <text:p text:style-name="Table_20_Contents">Tipo del objeto (sesión de base de datos de SQLAlchemy)</text:p>
          </table:table-cell>
        </table:table-row>
        <table:table-row>
          <table:table-cell table:style-name="Table3.A1" office:value-type="string">
            <text:p text:style-name="Table_20_Contents"><text:span text:style-name="Source_20_Text">=</text:span></text:p>
          </table:table-cell>
          <table:table-cell table:style-name="Table3.A1" office:value-type="string">
            <text:p text:style-name="Table_20_Contents">Indica un valor por defecto</text:p>
          </table:table-cell>
        </table:table-row>
        <table:table-row>
          <table:table-cell table:style-name="Table3.A1" office:value-type="string">
            <text:p text:style-name="Table_20_Contents"><text:span text:style-name="Source_20_Text">Depends(get_db)</text:span></text:p>
          </table:table-cell>
          <table:table-cell table:style-name="Table3.A1" office:value-type="string">
            <text:p text:style-name="Table_20_Contents">Le pide a FastAPI que llame a <text:span text:style-name="Source_20_Text">get_db()</text:span> y use su resultado como argumento</text:p>
          </table:table-cell>
        </table:table-row>
        <table:table-row>
          <table:table-cell table:style-name="Table3.A1" office:value-type="string">
            <text:p text:style-name="Table_20_Contents"><text:span text:style-name="Source_20_Text">:</text:span></text:p>
          </table:table-cell>
          <table:table-cell table:style-name="Table3.A1" office:value-type="string">
            <text:p text:style-name="Table_20_Contents">Anotación de tipo para que quede claro que <text:span text:style-name="Source_20_Text">db</text:span> es del tipo <text:span text:style-name="Source_20_Text">Session</text:span></text:p>
          </table:table-cell>
        </table:table-row>
      </table:table>
      <text:p text:style-name="Horizontal_20_Line"/>
      <text:p text:style-name="Text_20_body"><text:soft-page-break/>¿Querés que sigamos con otra parte del archivo o querés que practiquemos creando una función similar a esa?</text:p>
      <text:h text:style-name="Heading_20_5" text:outline-level="5">Tú dijiste:</text:h>
      <text:p text:style-name="Text_20_body">Ahora explicame este código, ¿para qué importamos sesión? "# Importamos la clase Session que nos permite interactuar con la base de datos from sqlalchemy.orm import Session"</text:p>
      <text:h text:style-name="Heading_20_6" text:outline-level="6">ChatGPT Plus</text:h>
      <text:p text:style-name="Text_20_body">Perfecto, vamos con esa línea:</text:p>
      <text:p text:style-name="Preformatted_20_Text">python</text:p>
      <text:p text:style-name="Preformatted_20_Text">CopiarEditar</text:p>
      <text:p text:style-name="P3"><text:span text:style-name="Source_20_Text"># Importamos la clase Session que nos permite interactuar con la base de datos</text:span></text:p>
      <text:p text:style-name="P5"><text:span text:style-name="Source_20_Text">from sqlalchemy.orm import Session</text:span></text:p>
      <text:h text:style-name="Heading_20_3" text:outline-level="3">✅ ¿Qué es <text:span text:style-name="Source_20_Text">Session</text:span>?</text:h>
      <text:p text:style-name="Text_20_body"><text:span text:style-name="Source_20_Text">Session</text:span> es <text:span text:style-name="Strong_20_Emphasis">una clase</text:span> que proporciona <text:span text:style-name="Strong_20_Emphasis">una conexión activa</text:span> entre tu código Python y la base de datos. Pertenece a <text:span text:style-name="Strong_20_Emphasis">SQLAlchemy</text:span>, una librería muy poderosa para manejar bases de datos desde Python.</text:p>
      <text:p text:style-name="Horizontal_20_Line"/>
      <text:h text:style-name="Heading_20_3" text:outline-level="3">✅ ¿Para qué se importa?</text:h>
      <text:p text:style-name="Text_20_body">Se importa porque la vamos a <text:span text:style-name="Strong_20_Emphasis">usar como tipo de dato</text:span> en las funciones que necesitan acceder a la base de datos. Esto ayuda a:</text:p>
      <text:list text:style-name="L8">
        <text:list-item>
          <text:p text:style-name="P15"><text:span text:style-name="Strong_20_Emphasis">Definir el tipo del parámetro</text:span> que recibe la sesión:</text:p>
          <text:p text:style-name="P16">python</text:p>
          <text:p text:style-name="P16">CopiarEditar</text:p>
          <text:p text:style-name="P17"><text:span text:style-name="Source_20_Text">def obtener_movimientos(db: Session = Depends(get_db)):</text:span></text:p>
          <text:p text:style-name="P15">Acá indicamos que <text:span text:style-name="Source_20_Text">db</text:span> <text:span text:style-name="Strong_20_Emphasis">debe ser</text:span> una instancia de <text:span text:style-name="Source_20_Text">Session</text:span>.</text:p>
        </text:list-item>
        <text:list-item>
          <text:p text:style-name="P15"><text:span text:style-name="Strong_20_Emphasis">Poder usar los métodos de SQLAlchemy</text:span> asociados a <text:span text:style-name="Source_20_Text">Session</text:span>, como:</text:p>
          <text:list>
            <text:list-item>
              <text:p text:style-name="P15"><text:span text:style-name="Source_20_Text">db.query(...)</text:span> → para hacer consultas.</text:p>
            </text:list-item>
            <text:list-item>
              <text:p text:style-name="P15"><text:span text:style-name="Source_20_Text">db.add(...)</text:span> → para agregar registros.</text:p>
            </text:list-item>
            <text:list-item>
              <text:p text:style-name="P15"><text:span text:style-name="Source_20_Text">db.commit()</text:span> → para guardar los cambios.</text:p>
            </text:list-item>
            <text:list-item>
              <text:p text:style-name="P15"><text:span text:style-name="Source_20_Text">db.rollback()</text:span> → para deshacer cambios si ocurre un error.</text:p>
            </text:list-item>
            <text:list-item>
              <text:p text:style-name="P15"><text:span text:style-name="Source_20_Text">db.delete(...)</text:span> → para borrar registros.</text:p>
            </text:list-item>
          </text:list>
        </text:list-item>
      </text:list>
      <text:p text:style-name="Horizontal_20_Line"/>
      <text:h text:style-name="Heading_20_3" text:outline-level="3">✅ ¿Por qué no se crea directamente en esta línea?</text:h>
      <text:p text:style-name="Text_20_body">Porque la instancia real de <text:span text:style-name="Source_20_Text">Session</text:span> se crea en otro lado, por ejemplo, en esta función que aparece en el archivo <text:span text:style-name="Source_20_Text">main.py</text:span>:</text:p>
      <text:p text:style-name="Preformatted_20_Text"><text:soft-page-break/>python</text:p>
      <text:p text:style-name="Preformatted_20_Text">CopiarEditar</text:p>
      <text:p text:style-name="P3"><text:span text:style-name="Source_20_Text">def get_db():</text:span></text:p>
      <text:p text:style-name="P4"><text:span text:style-name="Source_20_Text"><text:s text:c="4"/>db = SessionLocal()</text:span></text:p>
      <text:p text:style-name="P4"><text:span text:style-name="Source_20_Text"><text:s text:c="4"/>try:</text:span></text:p>
      <text:p text:style-name="P4"><text:span text:style-name="Source_20_Text"><text:s text:c="8"/>yield db</text:span></text:p>
      <text:p text:style-name="P4"><text:span text:style-name="Source_20_Text"><text:s text:c="4"/>finally:</text:span></text:p>
      <text:p text:style-name="P5"><text:span text:style-name="Source_20_Text"><text:s text:c="8"/>db.close()</text:span></text:p>
      <text:list text:style-name="L9">
        <text:list-item>
          <text:p text:style-name="P18"><text:span text:style-name="Source_20_Text">SessionLocal</text:span> es una <text:span text:style-name="Strong_20_Emphasis">fábrica de sesiones</text:span> (creada en <text:span text:style-name="Source_20_Text">database.py</text:span>).</text:p>
        </text:list-item>
        <text:list-item>
          <text:p text:style-name="P18">Cada vez que alguien accede a una ruta que depende de la base de datos, FastAPI llama a <text:span text:style-name="Source_20_Text">get_db()</text:span> y genera una sesión temporal que se cierra automáticamente.</text:p>
        </text:list-item>
      </text:list>
      <text:p text:style-name="Horizontal_20_Line"/>
      <text:h text:style-name="Heading_20_3" text:outline-level="3">✅ Entonces, ¿qué hace esta línea?</text:h>
      <text:p text:style-name="Preformatted_20_Text">python</text:p>
      <text:p text:style-name="Preformatted_20_Text">CopiarEditar</text:p>
      <text:p text:style-name="P9"><text:span text:style-name="Source_20_Text">from sqlalchemy.orm import Session</text:span></text:p>
      <text:p text:style-name="Text_20_body">📌 <text:span text:style-name="Strong_20_Emphasis">Importa la clase </text:span><text:span text:style-name="Strong_20_Emphasis"><text:span text:style-name="Source_20_Text">Session</text:span></text:span><text:span text:style-name="Strong_20_Emphasis"> para poder usarla como tipo de variable, y también para que el editor sepa que esa variable (</text:span><text:span text:style-name="Strong_20_Emphasis"><text:span text:style-name="Source_20_Text">db</text:span></text:span><text:span text:style-name="Strong_20_Emphasis">) va a tener métodos como </text:span><text:span text:style-name="Strong_20_Emphasis"><text:span text:style-name="Source_20_Text">query()</text:span></text:span><text:span text:style-name="Strong_20_Emphasis">, </text:span><text:span text:style-name="Strong_20_Emphasis"><text:span text:style-name="Source_20_Text">add()</text:span></text:span><text:span text:style-name="Strong_20_Emphasis">, etc.</text:span></text:p>
      <text:p text:style-name="Horizontal_20_Line"/>
      <text:p text:style-name="Text_20_body">¿Querés que también te explique cómo se crea <text:span text:style-name="Source_20_Text">SessionLocal</text:span> en <text:span text:style-name="Source_20_Text">database.py</text:span>? ¿O avanzamos con la siguiente parte del código de <text:span text:style-name="Source_20_Text">main.py</text:span>?</text:p>
      <text:h text:style-name="Heading_20_5" text:outline-level="5">Tú dijiste:</text:h>
      <text:p text:style-name="Text_20_body">Session es una clase que proporciona una conexión activa entre tu código Python y la base de datos? No seria mejor una sesion activa ? porque dice conexion y no sesion?</text:p>
      <text:h text:style-name="Heading_20_6" text:outline-level="6">ChatGPT Plus</text:h>
      <text:p text:style-name="Text_20_body">Excelente observación. Vamos a aclararlo con precisión.</text:p>
      <text:p text:style-name="Horizontal_20_Line"/>
      <text:h text:style-name="Heading_20_3" text:outline-level="3">✅ ¿Por qué decimos que <text:span text:style-name="Source_20_Text">Session</text:span> es una “conexión activa”?</text:h>
      <text:p text:style-name="Text_20_body">La palabra "sesión" en SQLAlchemy <text:span text:style-name="Strong_20_Emphasis">sí representa una sesión activa</text:span>, pero internamente, <text:span text:style-name="Strong_20_Emphasis">esa sesión mantiene una conexión activa con la base de datos</text:span>. Por eso muchas veces se usa la expresión “conexión activa”.</text:p>
      <text:p text:style-name="Text_20_body">Veámoslo bien separado:</text:p>
      <text:p text:style-name="Horizontal_20_Line"/>
      <text:h text:style-name="Heading_20_3" text:outline-level="3">🧠 <text:span text:style-name="Strong_20_Emphasis">¿Qué es una </text:span><text:span text:style-name="Strong_20_Emphasis"><text:span text:style-name="Emphasis">sesión</text:span></text:span><text:span text:style-name="Strong_20_Emphasis"> en SQLAlchemy?</text:span></text:h>
      <text:p text:style-name="Text_20_body">Una <text:span text:style-name="Source_20_Text">Session</text:span> en SQLAlchemy:</text:p>
      <text:list text:style-name="L10">
        <text:list-item>
          <text:p text:style-name="P19"><text:span text:style-name="Strong_20_Emphasis">Es una clase de alto nivel</text:span> que permite que tu código Python <text:span text:style-name="Strong_20_Emphasis">interactúe con la base de datos</text:span>.</text:p>
        </text:list-item>
        <text:list-item>
          <text:p text:style-name="P19"><text:soft-page-break/>Actúa como una <text:span text:style-name="Strong_20_Emphasis">ventana o contexto de trabajo temporal</text:span> en el cual se realizan operaciones (consultas, inserciones, actualizaciones, etc.).</text:p>
        </text:list-item>
        <text:list-item>
          <text:p text:style-name="P19">Internamente, <text:span text:style-name="Strong_20_Emphasis">mantiene una o varias conexiones con la base de datos</text:span>, que vienen del "pool de conexiones" que maneja SQLAlchemy.</text:p>
        </text:list-item>
      </text:list>
      <text:p text:style-name="Horizontal_20_Line"/>
      <text:h text:style-name="Heading_20_3" text:outline-level="3">🔁 ¿Por qué también se habla de "conexión"?</text:h>
      <text:p text:style-name="Text_20_body">Porque esa sesión:</text:p>
      <text:list text:style-name="L11">
        <text:list-item>
          <text:p text:style-name="P20">Se <text:span text:style-name="Strong_20_Emphasis">apoya en una conexión real</text:span> con el servidor de base de datos (como PostgreSQL, SQLite, etc.).</text:p>
        </text:list-item>
        <text:list-item>
          <text:p text:style-name="P20">Cuando haces <text:span text:style-name="Source_20_Text">db.query(...)</text:span>, por ejemplo, <text:span text:style-name="Strong_20_Emphasis">esa operación se envía a través de una conexión física</text:span> que forma parte de la sesión.</text:p>
        </text:list-item>
      </text:list>
      <text:p text:style-name="Text_20_body">Por eso, en muchos lugares se dice que una <text:span text:style-name="Source_20_Text">Session</text:span> es <text:span text:style-name="Strong_20_Emphasis">una conexión activa entre tu código y la base de datos</text:span>, aunque más correctamente:</text:p>
      <text:p text:style-name="Horizontal_20_Line"/>
      <text:h text:style-name="Heading_20_3" text:outline-level="3">✅ 📌 <text:span text:style-name="Strong_20_Emphasis">La definición más precisa sería:</text:span></text:h>
      <text:p text:style-name="Quotations">“Una <text:span text:style-name="Source_20_Text">Session</text:span> es un objeto que representa una unidad de trabajo temporal que mantiene una conexión activa (o toma una del pool) con la base de datos, y te permite enviar consultas o transacciones.”</text:p>
      <text:p text:style-name="Horizontal_20_Line"/>
      <text:h text:style-name="Heading_20_3" text:outline-level="3">En resumen</text:h>
      <text:list text:style-name="L12">
        <text:list-item>
          <text:p text:style-name="P21">🔵 <text:span text:style-name="Strong_20_Emphasis">¿Session es una conexión?</text:span><text:line-break/>No exactamente, pero <text:span text:style-name="Strong_20_Emphasis">usa una o más conexiones</text:span> internamente.</text:p>
        </text:list-item>
        <text:list-item>
          <text:p text:style-name="P21">🟢 <text:span text:style-name="Strong_20_Emphasis">¿Session es una sesión activa?</text:span><text:line-break/>¡Sí! Es el término correcto. Es un contexto donde se agrupan operaciones para que trabajen juntas (como parte de una transacción).</text:p>
        </text:list-item>
      </text:list>
      <text:p text:style-name="Horizontal_20_Line"/>
      <text:p text:style-name="Text_20_body">¿Querés que lo grafique con un ejemplo o dibujo de cómo se relacionan <text:span text:style-name="Source_20_Text">Session</text:span>, conexión y transacciones?</text:p>
      <text:h text:style-name="Heading_20_5" text:outline-level="5">Tú dijiste:</text:h>
      <text:p text:style-name="Text_20_body">Para importamos models.py? "# Importamos nuestros modelos (tablas) definidos en src/models.py from src import models"</text:p>
      <text:h text:style-name="Heading_20_6" text:outline-level="6">ChatGPT Plus</text:h>
      <text:p text:style-name="Text_20_body">¡Exacto! Ahora veamos bien <text:span text:style-name="Strong_20_Emphasis">por qué y para qué se importa </text:span><text:span text:style-name="Strong_20_Emphasis"><text:span text:style-name="Source_20_Text">models</text:span></text:span><text:span text:style-name="Strong_20_Emphasis"> en tu archivo </text:span><text:span text:style-name="Strong_20_Emphasis"><text:span text:style-name="Source_20_Text">main.py</text:span></text:span><text:span text:style-name="Strong_20_Emphasis">:</text:span></text:p>
      <text:p text:style-name="Horizontal_20_Line"/>
      <text:h text:style-name="Heading_20_3" text:outline-level="3"><text:soft-page-break/>✅ Código:</text:h>
      <text:p text:style-name="Preformatted_20_Text">python</text:p>
      <text:p text:style-name="Preformatted_20_Text">CopiarEditar</text:p>
      <text:p text:style-name="P9"><text:span text:style-name="Source_20_Text">from src import models</text:span></text:p>
      <text:p text:style-name="Horizontal_20_Line"/>
      <text:h text:style-name="Heading_20_3" text:outline-level="3">📌 ¿Qué significa esta línea?</text:h>
      <text:list text:style-name="L13">
        <text:list-item>
          <text:p text:style-name="P22">Estás <text:span text:style-name="Strong_20_Emphasis">importando el módulo </text:span><text:span text:style-name="Strong_20_Emphasis"><text:span text:style-name="Source_20_Text">models.py</text:span></text:span> que se encuentra dentro de la carpeta <text:span text:style-name="Source_20_Text">src</text:span>.</text:p>
        </text:list-item>
        <text:list-item>
          <text:p text:style-name="P22">En ese archivo (<text:span text:style-name="Source_20_Text">models.py</text:span>), definiste las <text:span text:style-name="Strong_20_Emphasis">tablas de la base de datos</text:span> usando clases de SQLAlchemy (por ejemplo: <text:span text:style-name="Source_20_Text">Movimiento</text:span>, <text:span text:style-name="Source_20_Text">Usuario</text:span>, etc.).</text:p>
        </text:list-item>
      </text:list>
      <text:p text:style-name="Horizontal_20_Line"/>
      <text:h text:style-name="Heading_20_3" text:outline-level="3">📦 ¿Por qué es importante importar los modelos?</text:h>
      <text:list text:style-name="L14">
        <text:list-item>
          <text:p text:style-name="P23"><text:span text:style-name="Strong_20_Emphasis">Para que SQLAlchemy pueda conocer las tablas</text:span> y trabajar con ellas:</text:p>
          <text:list>
            <text:list-item>
              <text:p text:style-name="P23">Si no importás los modelos en algún lugar, <text:span text:style-name="Strong_20_Emphasis">no se cargan las definiciones de las tablas</text:span>.</text:p>
            </text:list-item>
            <text:list-item>
              <text:p text:style-name="P23">Al ejecutar comandos como <text:span text:style-name="Source_20_Text">Base.metadata.create_all()</text:span>, <text:span text:style-name="Strong_20_Emphasis">SQLAlchemy necesita tener acceso a los modelos definidos</text:span> para poder crear las tablas en la base de datos.</text:p>
            </text:list-item>
          </text:list>
        </text:list-item>
        <text:list-item>
          <text:p text:style-name="P23"><text:span text:style-name="Strong_20_Emphasis">Para realizar operaciones CRUD en tu aplicación:</text:span></text:p>
          <text:list>
            <text:list-item>
              <text:p text:style-name="P23">Cuando escribas código como:</text:p>
              <text:p text:style-name="P24">python</text:p>
              <text:p text:style-name="P24">CopiarEditar</text:p>
              <text:p text:style-name="P25"><text:span text:style-name="Source_20_Text">db.query(models.Movimiento).all()</text:span></text:p>
              <text:p text:style-name="P23">necesitás tener <text:span text:style-name="Source_20_Text">models</text:span> importado, porque <text:span text:style-name="Source_20_Text">models.Movimiento</text:span> es la clase que representa la tabla.</text:p>
            </text:list-item>
          </text:list>
        </text:list-item>
      </text:list>
      <text:p text:style-name="Horizontal_20_Line"/>
      <text:h text:style-name="Heading_20_3" text:outline-level="3">🧠 En resumen</text:h>
      <text:list text:style-name="L15">
        <text:list-item>
          <text:p text:style-name="P26"><text:span text:style-name="Source_20_Text">from src import models</text:span> se necesita para <text:span text:style-name="Strong_20_Emphasis">poder trabajar con las clases-tablas definidas</text:span> en <text:span text:style-name="Source_20_Text">models.py</text:span>.</text:p>
        </text:list-item>
        <text:list-item>
          <text:p text:style-name="P26">SQLAlchemy <text:span text:style-name="Strong_20_Emphasis">usa esas clases como definición de la estructura de la base de datos</text:span>.</text:p>
        </text:list-item>
        <text:list-item>
          <text:p text:style-name="P26">Además, las vas a necesitar cuando consultes, insertes o actualices datos con <text:span text:style-name="Source_20_Text">db</text:span>.</text:p>
        </text:list-item>
      </text:list>
      <text:p text:style-name="Horizontal_20_Line"/>
      <text:p text:style-name="Text_20_body">¿Querés que te muestre un ejemplo de cómo se usa <text:span text:style-name="Source_20_Text">models.Movimiento</text:span> después de importar <text:span text:style-name="Source_20_Text">models</text:span>?</text:p>
      <text:h text:style-name="Heading_20_5" text:outline-level="5"><text:soft-page-break/>Tú dijiste:</text:h>
      <text:p text:style-name="Text_20_body">1. Algo que me olvidaba en este codigo: "# Importamos la clase Session que nos permite interactuar con la base de datos from sqlalchemy.orm import Session" se importa de una seccion aparte de salalchemy llamado orm? 2. Para que necesitamos importar SessionLocal: "# Importamos la función que nos da una sesión de base de datos from src.database import SessionLocal', uy porque lo importamos desde src.database?</text:p>
      <text:h text:style-name="Heading_20_6" text:outline-level="6">ChatGPT Plus</text:h>
      <text:p text:style-name="Text_20_body">Muy buenas preguntas. Vamos punto por punto para que te quede bien claro.</text:p>
      <text:p text:style-name="Horizontal_20_Line"/>
      <text:h text:style-name="Heading_20_3" text:outline-level="3">✅ 1. ¿<text:span text:style-name="Source_20_Text">Session</text:span> viene de una sección especial llamada <text:span text:style-name="Source_20_Text">orm</text:span>?</text:h>
      <text:p text:style-name="Text_20_body"><text:span text:style-name="Strong_20_Emphasis">Sí.</text:span> Esta línea:</text:p>
      <text:p text:style-name="Preformatted_20_Text">python</text:p>
      <text:p text:style-name="Preformatted_20_Text">CopiarEditar</text:p>
      <text:p text:style-name="P9"><text:span text:style-name="Source_20_Text">from sqlalchemy.orm import Session</text:span></text:p>
      <text:p text:style-name="Text_20_body">significa que estás importando la clase <text:span text:style-name="Source_20_Text">Session</text:span> desde el <text:span text:style-name="Strong_20_Emphasis">módulo </text:span><text:span text:style-name="Strong_20_Emphasis"><text:span text:style-name="Source_20_Text">orm</text:span></text:span><text:span text:style-name="Strong_20_Emphasis"> de SQLAlchemy</text:span>.</text:p>
      <text:p text:style-name="Horizontal_20_Line"/>
      <text:h text:style-name="Heading_20_4" text:outline-level="4">📦 ¿Qué es <text:span text:style-name="Source_20_Text">sqlalchemy.orm</text:span>?</text:h>
      <text:list text:style-name="L16">
        <text:list-item>
          <text:p text:style-name="P27"><text:span text:style-name="Source_20_Text">orm</text:span> significa <text:span text:style-name="Strong_20_Emphasis">Object Relational Mapper</text:span>.</text:p>
        </text:list-item>
        <text:list-item>
          <text:p text:style-name="P27">Es una parte de SQLAlchemy que permite <text:span text:style-name="Strong_20_Emphasis">mapear clases de Python a tablas de base de datos</text:span>.</text:p>
        </text:list-item>
        <text:list-item>
          <text:p text:style-name="P27">La clase <text:span text:style-name="Source_20_Text">Session</text:span> del módulo <text:span text:style-name="Source_20_Text">orm</text:span> <text:span text:style-name="Strong_20_Emphasis">no es una sesión activa todavía</text:span>, sino <text:span text:style-name="Strong_20_Emphasis">una interfaz para crear y manejar sesiones</text:span>.</text:p>
        </text:list-item>
      </text:list>
      <text:p text:style-name="Horizontal_20_Line"/>
      <text:h text:style-name="Heading_20_3" text:outline-level="3">🔁 En resumen:</text:h>
      <text:list text:style-name="L17">
        <text:list-item>
          <text:p text:style-name="P28"><text:span text:style-name="Source_20_Text">sqlalchemy</text:span> tiene varios submódulos.</text:p>
        </text:list-item>
        <text:list-item>
          <text:p text:style-name="P28"><text:span text:style-name="Source_20_Text">sqlalchemy.orm</text:span> es uno de esos submódulos.</text:p>
        </text:list-item>
        <text:list-item>
          <text:p text:style-name="P28">Dentro de él está la clase <text:span text:style-name="Source_20_Text">Session</text:span>, que usás para <text:span text:style-name="Strong_20_Emphasis">declarar que un parámetro o una variable será una sesión activa para interactuar con la base de datos</text:span>.</text:p>
        </text:list-item>
      </text:list>
      <text:p text:style-name="Horizontal_20_Line"/>
      <text:h text:style-name="Heading_20_3" text:outline-level="3">✅ 2. ¿Para qué necesitamos importar <text:span text:style-name="Source_20_Text">SessionLocal</text:span>?</text:h>
      <text:p text:style-name="Preformatted_20_Text">python</text:p>
      <text:p text:style-name="Preformatted_20_Text">CopiarEditar</text:p>
      <text:p text:style-name="P9"><text:span text:style-name="Source_20_Text">from src.database import SessionLocal</text:span></text:p>
      <text:h text:style-name="Heading_20_4" text:outline-level="4"><text:soft-page-break/>📌 ¿Qué es <text:span text:style-name="Source_20_Text">SessionLocal</text:span>?</text:h>
      <text:list text:style-name="L18">
        <text:list-item>
          <text:p text:style-name="P29">Es una <text:span text:style-name="Strong_20_Emphasis">función o clase que vos mismo definiste</text:span> (o alguien definió) en el archivo <text:span text:style-name="Source_20_Text">src/database.py</text:span>.</text:p>
        </text:list-item>
        <text:list-item>
          <text:p text:style-name="P29">En general, es una <text:span text:style-name="Strong_20_Emphasis">instancia de </text:span><text:span text:style-name="Strong_20_Emphasis"><text:span text:style-name="Source_20_Text">sessionmaker()</text:span></text:span>, que sirve para <text:span text:style-name="Strong_20_Emphasis">crear sesiones nuevas cuando las necesites</text:span>.</text:p>
        </text:list-item>
      </text:list>
      <text:p text:style-name="Text_20_body">Por ejemplo, en <text:span text:style-name="Source_20_Text">database.py</text:span> seguramente tengas algo así:</text:p>
      <text:p text:style-name="Preformatted_20_Text">python</text:p>
      <text:p text:style-name="Preformatted_20_Text">CopiarEditar</text:p>
      <text:p text:style-name="P3"><text:span text:style-name="Source_20_Text">from sqlalchemy.orm import sessionmaker</text:span></text:p>
      <text:p text:style-name="P4"/>
      <text:p text:style-name="P5"><text:span text:style-name="Source_20_Text">SessionLocal = sessionmaker(bind=engine)</text:span></text:p>
      <text:p text:style-name="Horizontal_20_Line"/>
      <text:h text:style-name="Heading_20_3" text:outline-level="3">🧠 ¿Por qué se importa desde <text:span text:style-name="Source_20_Text">src.database</text:span>?</text:h>
      <text:p text:style-name="Text_20_body">Porque ahí fue donde vos (o el equipo de desarrollo) <text:span text:style-name="Strong_20_Emphasis">definió cómo se conecta tu app a la base de datos</text:span>. Ese archivo centraliza la configuración de conexión.</text:p>
      <text:p text:style-name="Text_20_body">Entonces:</text:p>
      <text:list text:style-name="L19">
        <text:list-item>
          <text:p text:style-name="P30"><text:span text:style-name="Source_20_Text">SessionLocal()</text:span> se usa cada vez que querés <text:span text:style-name="Strong_20_Emphasis">crear una nueva sesión activa de base de datos.</text:span></text:p>
        </text:list-item>
        <text:list-item>
          <text:p text:style-name="P30">Esa sesión será luego <text:span text:style-name="Strong_20_Emphasis">inyectada</text:span> en tus funciones de FastAPI para poder leer, escribir o modificar datos.</text:p>
        </text:list-item>
      </text:list>
      <text:p text:style-name="Horizontal_20_Line"/>
      <text:h text:style-name="Heading_20_3" text:outline-level="3">🧩 ¿Cómo se relacionan <text:span text:style-name="Source_20_Text">SessionLocal</text:span> y <text:span text:style-name="Source_20_Text">Session</text:span>?</text:h>
      <text:list text:style-name="L20">
        <text:list-item>
          <text:p text:style-name="P31"><text:span text:style-name="Source_20_Text">Session</text:span> (de <text:span text:style-name="Source_20_Text">sqlalchemy.orm</text:span>) → es <text:span text:style-name="Strong_20_Emphasis">el tipo base</text:span>, la clase.</text:p>
        </text:list-item>
        <text:list-item>
          <text:p text:style-name="P31"><text:span text:style-name="Source_20_Text">SessionLocal</text:span> (definida por vos en <text:span text:style-name="Source_20_Text">database.py</text:span>) → es <text:span text:style-name="Strong_20_Emphasis">una fábrica de sesiones</text:span>, es decir, crea objetos <text:span text:style-name="Source_20_Text">Session</text:span> ya conectados a tu base de datos.</text:p>
        </text:list-item>
      </text:list>
      <text:p text:style-name="Horizontal_20_Line"/>
      <text:h text:style-name="Heading_20_3" text:outline-level="3">🧪 Ejemplo práctico:</text:h>
      <text:p text:style-name="Preformatted_20_Text">python</text:p>
      <text:p text:style-name="Preformatted_20_Text">CopiarEditar</text:p>
      <text:p text:style-name="P3"><text:span text:style-name="Source_20_Text">def get_db():</text:span></text:p>
      <text:p text:style-name="P4"><text:span text:style-name="Source_20_Text"><text:s text:c="4"/>db = SessionLocal() <text:s text:c="2"/># Esto crea una sesión activa</text:span></text:p>
      <text:p text:style-name="P4"><text:span text:style-name="Source_20_Text"><text:s text:c="4"/>try:</text:span></text:p>
      <text:p text:style-name="P4"><text:span text:style-name="Source_20_Text"><text:s text:c="8"/>yield db <text:s text:c="9"/># Se "inyecta" en las rutas de FastAPI</text:span></text:p>
      <text:p text:style-name="P4"><text:span text:style-name="Source_20_Text"><text:s text:c="4"/>finally:</text:span></text:p>
      <text:p text:style-name="P5"><text:span text:style-name="Source_20_Text"><text:s text:c="8"/>db.close()</text:span></text:p>
      <text:p text:style-name="Horizontal_20_Line"/>
      <text:p text:style-name="Text_20_body"><text:soft-page-break/>¿Querés que te muestre cómo está definido <text:span text:style-name="Source_20_Text">SessionLocal</text:span> en tu <text:span text:style-name="Source_20_Text">database.py</text:span> y cómo lo relacionás con <text:span text:style-name="Source_20_Text">Session</text:span>?</text:p>
      <text:h text:style-name="Heading_20_5" text:outline-level="5">Tú dijiste:</text:h>
      <text:p text:style-name="Text_20_body">Session es el tipo o tipo de datos objeto Session. y SessionLocal una fucion o clase que define como se conecta mi aplicacion con el motor de base de datos MySQl y devuelve o retorna un objeto de tipo Session?</text:p>
      <text:h text:style-name="Heading_20_6" text:outline-level="6">ChatGPT Plus</text:h>
      <text:p text:style-name="Text_20_body">¡Exactamente! Lo entendiste <text:span text:style-name="Strong_20_Emphasis">casi perfecto</text:span>. Te lo aclaro paso a paso con palabras muy precisas:</text:p>
      <text:p text:style-name="Horizontal_20_Line"/>
      <text:h text:style-name="Heading_20_3" text:outline-level="3">✅ 1. ¿Qué es <text:span text:style-name="Source_20_Text">Session</text:span>?</text:h>
      <text:p text:style-name="Preformatted_20_Text">python</text:p>
      <text:p text:style-name="Preformatted_20_Text">CopiarEditar</text:p>
      <text:p text:style-name="P9"><text:span text:style-name="Source_20_Text">from sqlalchemy.orm import Session</text:span></text:p>
      <text:list text:style-name="L21">
        <text:list-item>
          <text:p text:style-name="P32">✅ <text:span text:style-name="Strong_20_Emphasis"><text:span text:style-name="Source_20_Text">Session</text:span></text:span><text:span text:style-name="Strong_20_Emphasis"> es una clase</text:span> que representa el <text:span text:style-name="Strong_20_Emphasis">tipo de objeto</text:span> que permite <text:span text:style-name="Strong_20_Emphasis">interactuar con la base de datos</text:span>.</text:p>
        </text:list-item>
        <text:list-item>
          <text:p text:style-name="P32">📌 Lo usamos en las funciones de FastAPI para <text:span text:style-name="Strong_20_Emphasis">anotar el tipo de dato</text:span> esperado, por ejemplo:</text:p>
        </text:list-item>
      </text:list>
      <text:p text:style-name="Preformatted_20_Text">python</text:p>
      <text:p text:style-name="Preformatted_20_Text">CopiarEditar</text:p>
      <text:p text:style-name="P9"><text:span text:style-name="Source_20_Text">def obtener_datos(db: Session): <text:s/># aquí Session es el tipo del parámetro `db`</text:span></text:p>
      <text:p text:style-name="Horizontal_20_Line"/>
      <text:h text:style-name="Heading_20_3" text:outline-level="3">✅ 2. ¿Qué es <text:span text:style-name="Source_20_Text">SessionLocal</text:span>?</text:h>
      <text:p text:style-name="Preformatted_20_Text">python</text:p>
      <text:p text:style-name="Preformatted_20_Text">CopiarEditar</text:p>
      <text:p text:style-name="P9"><text:span text:style-name="Source_20_Text">SessionLocal = sessionmaker(bind=engine)</text:span></text:p>
      <text:list text:style-name="L22">
        <text:list-item>
          <text:p text:style-name="P33">✅ <text:span text:style-name="Source_20_Text">SessionLocal</text:span> es una <text:span text:style-name="Strong_20_Emphasis">función (en realidad, un "callable", como una fábrica)</text:span> que <text:span text:style-name="Strong_20_Emphasis">crea y devuelve objetos </text:span><text:span text:style-name="Strong_20_Emphasis"><text:span text:style-name="Source_20_Text">Session</text:span></text:span><text:span text:style-name="Strong_20_Emphasis"> ya conectados a la base de datos</text:span>.</text:p>
        </text:list-item>
        <text:list-item>
          <text:p text:style-name="P33">🔧 Se define generalmente en <text:span text:style-name="Source_20_Text">database.py</text:span> y se configura con el <text:span text:style-name="Strong_20_Emphasis">motor (engine)</text:span> que conecta con tu base de datos, como MySQL, SQLite, etc.</text:p>
        </text:list-item>
      </text:list>
      <text:p text:style-name="Horizontal_20_Line"/>
      <text:h text:style-name="Heading_20_3" text:outline-level="3">📦 Entonces, tu frase corregida quedaría así:</text:h>
      <text:p text:style-name="Quotations">"<text:span text:style-name="Source_20_Text">Session</text:span> es la clase que representa el tipo de objeto que permite interactuar con la base de datos, y <text:span text:style-name="Source_20_Text">SessionLocal</text:span> es una función (o fábrica de sesiones) que crea y devuelve objetos de tipo <text:span text:style-name="Source_20_Text">Session</text:span>, ya conectados al motor de base de datos que definí (por ejemplo, MySQL)."</text:p>
      <text:p text:style-name="Horizontal_20_Line"/>
      <text:h text:style-name="Heading_20_3" text:outline-level="3"><text:soft-page-break/>🧠 Extra:</text:h>
      <text:p text:style-name="Preformatted_20_Text">python</text:p>
      <text:p text:style-name="Preformatted_20_Text">CopiarEditar</text:p>
      <text:p text:style-name="P9"><text:span text:style-name="Source_20_Text">db = SessionLocal()</text:span></text:p>
      <text:list text:style-name="L23">
        <text:list-item>
          <text:p text:style-name="P34">Aquí <text:span text:style-name="Source_20_Text">db</text:span> es un <text:span text:style-name="Strong_20_Emphasis">objeto de tipo </text:span><text:span text:style-name="Strong_20_Emphasis"><text:span text:style-name="Source_20_Text">Session</text:span></text:span>.</text:p>
        </text:list-item>
        <text:list-item>
          <text:p text:style-name="P34">Y lo podés usar para cosas como: <text:span text:style-name="Source_20_Text">db.query(...)</text:span>, <text:span text:style-name="Source_20_Text">db.add(...)</text:span>, <text:span text:style-name="Source_20_Text">db.commit()</text:span>, etc.</text:p>
        </text:list-item>
      </text:list>
      <text:p text:style-name="Horizontal_20_Line"/>
      <text:p text:style-name="Text_20_body">¿Querés que te muestre un ejemplo completo de cómo se configura <text:span text:style-name="Source_20_Text">SessionLocal</text:span> en <text:span text:style-name="Source_20_Text">database.py</text:span> para MySQL?</text:p>
      <text:h text:style-name="Heading_20_5" text:outline-level="5">Tú dijiste:</text:h>
      <text:p text:style-name="Text_20_body">¿Por qué necesito importar Select?"# Importamos select por si se necesitara hacer consultas más complejas (aunque no se usa aquí) from sqlalchemy import select"</text:p>
      <text:h text:style-name="Heading_20_6" text:outline-level="6">ChatGPT Plus</text:h>
      <text:p text:style-name="Text_20_body">Buena pregunta. Vamos a verlo con precisión.</text:p>
      <text:p text:style-name="Horizontal_20_Line"/>
      <text:h text:style-name="Heading_20_3" text:outline-level="3">✅ ¿Por qué se importa <text:span text:style-name="Source_20_Text">select</text:span>?</text:h>
      <text:p text:style-name="Preformatted_20_Text">python</text:p>
      <text:p text:style-name="Preformatted_20_Text">CopiarEditar</text:p>
      <text:p text:style-name="P9"><text:span text:style-name="Source_20_Text">from sqlalchemy import select</text:span></text:p>
      <text:p text:style-name="Text_20_body">La función <text:span text:style-name="Source_20_Text">select()</text:span> se importa desde <text:span text:style-name="Source_20_Text">sqlalchemy</text:span> para poder construir <text:span text:style-name="Strong_20_Emphasis">consultas SQL más complejas y expresivas</text:span> cuando no usamos el estilo ORM clásico (<text:span text:style-name="Source_20_Text">db.query(...)</text:span>).</text:p>
      <text:p text:style-name="Text_20_body">Por ejemplo:</text:p>
      <text:p text:style-name="Preformatted_20_Text">python</text:p>
      <text:p text:style-name="Preformatted_20_Text">CopiarEditar</text:p>
      <text:p text:style-name="P3"><text:span text:style-name="Source_20_Text">stmt = select(models.Movimiento).where(models.Movimiento.id == 1)</text:span></text:p>
      <text:p text:style-name="P5"><text:span text:style-name="Source_20_Text">resultado = db.execute(stmt).scalars().all()</text:span></text:p>
      <text:p text:style-name="Horizontal_20_Line"/>
      <text:h text:style-name="Heading_20_3" text:outline-level="3">🟡 En tu caso, <text:span text:style-name="Strong_20_Emphasis">aunque no se use</text:span>, se deja importado por:</text:h>
      <text:list text:style-name="L24">
        <text:list-item>
          <text:p text:style-name="P35"><text:span text:style-name="Strong_20_Emphasis">Prevención</text:span>: Tal vez más adelante se use.</text:p>
        </text:list-item>
        <text:list-item>
          <text:p text:style-name="P35"><text:span text:style-name="Strong_20_Emphasis">Buenas prácticas</text:span>: Si tu aplicación va a escalar o necesitará consultas más elaboradas, <text:span text:style-name="Source_20_Text">select()</text:span> es más flexible y moderno que <text:span text:style-name="Source_20_Text">db.query(...)</text:span>.</text:p>
        </text:list-item>
      </text:list>
      <text:p text:style-name="Horizontal_20_Line"/>
      <text:h text:style-name="Heading_20_3" text:outline-level="3"><text:soft-page-break/>🧠 ¿Es obligatorio?</text:h>
      <text:list text:style-name="L25">
        <text:list-item>
          <text:p text:style-name="P36">❌ No, no es obligatorio <text:span text:style-name="Strong_20_Emphasis">si no lo usás</text:span>. Podés borrar esa línea si no hacés consultas con <text:span text:style-name="Source_20_Text">select(...)</text:span>.</text:p>
        </text:list-item>
      </text:list>
      <text:p text:style-name="Horizontal_20_Line"/>
      <text:h text:style-name="Heading_20_3" text:outline-level="3">✅ Conclusión:</text:h>
      <text:p text:style-name="Text_20_body">Importás <text:span text:style-name="Source_20_Text">select</text:span> <text:span text:style-name="Strong_20_Emphasis">si vas a usar consultas SQL más complejas o modernas</text:span> con SQLAlchemy. Pero si solo usás <text:span text:style-name="Source_20_Text">db.query(...)</text:span>, no es necesario tenerlo importado.</text:p>
      <text:p text:style-name="Horizontal_20_Line"/>
      <text:p text:style-name="Text_20_body">¿Querés ver un ejemplo real donde sí se usa <text:span text:style-name="Source_20_Text">select()</text:span> para que lo veas en acción?</text:p>
      <text:h text:style-name="Heading_20_5" text:outline-level="5">Tú dijiste:</text:h>
      <text:p text:style-name="Text_20_body">En esta línea del código, FASAPI es una clase, y lo que yo hago es crear una instancia, un objeto de esa clase FASAPI, y lo asigno a la variable APP. Eso sería, ¿no? APP sería entonces un objeto de la clase FASAPI. Vuelvo a repetir, en este código yo creo una instancia o un objeto de la clase FASAPI. APP sería entonces un objeto de la clase FASAPI. "# Creamos una instancia de FastAPI, que será nuestra aplicación principal app = FastAPI()"</text:p>
      <text:h text:style-name="Heading_20_6" text:outline-level="6">ChatGPT Plus</text:h>
      <text:p text:style-name="Text_20_body">¡Exactamente! Lo entendiste perfecto. Te lo confirmo con detalle:</text:p>
      <text:p text:style-name="Horizontal_20_Line"/>
      <text:h text:style-name="Heading_20_3" text:outline-level="3">✅ Línea analizada:</text:h>
      <text:p text:style-name="Preformatted_20_Text">python</text:p>
      <text:p text:style-name="Preformatted_20_Text">CopiarEditar</text:p>
      <text:p text:style-name="P9"><text:span text:style-name="Source_20_Text">app = FastAPI()</text:span></text:p>
      <text:p text:style-name="Horizontal_20_Line"/>
      <text:h text:style-name="Heading_20_3" text:outline-level="3">🔍 ¿Qué ocurre ahí?</text:h>
      <text:list text:style-name="L26">
        <text:list-item>
          <text:p text:style-name="P37"><text:span text:style-name="Strong_20_Emphasis"><text:span text:style-name="Source_20_Text">FastAPI</text:span></text:span> → Es una <text:span text:style-name="Strong_20_Emphasis">clase</text:span> que viene de la librería <text:span text:style-name="Source_20_Text">fastapi</text:span>.</text:p>
        </text:list-item>
        <text:list-item>
          <text:p text:style-name="P37"><text:span text:style-name="Strong_20_Emphasis"><text:span text:style-name="Source_20_Text">FastAPI()</text:span></text:span> → Estás <text:span text:style-name="Strong_20_Emphasis">creando una instancia (objeto)</text:span> de esa clase.</text:p>
        </text:list-item>
        <text:list-item>
          <text:p text:style-name="P37"><text:span text:style-name="Strong_20_Emphasis"><text:span text:style-name="Source_20_Text">app</text:span></text:span> → Es una <text:span text:style-name="Strong_20_Emphasis">variable</text:span> que guarda ese objeto.</text:p>
        </text:list-item>
      </text:list>
      <text:p text:style-name="Horizontal_20_Line"/>
      <text:h text:style-name="Heading_20_3" text:outline-level="3">📌 ¿Entonces?</text:h>
      <text:p text:style-name="Text_20_body">Sí, estás <text:span text:style-name="Strong_20_Emphasis">creando un objeto de la clase </text:span><text:span text:style-name="Strong_20_Emphasis"><text:span text:style-name="Source_20_Text">FastAPI</text:span></text:span>, que será tu <text:span text:style-name="Strong_20_Emphasis">aplicación web</text:span>. A través de este objeto (<text:span text:style-name="Source_20_Text">app</text:span>), podés:</text:p>
      <text:list text:style-name="L27">
        <text:list-item>
          <text:p text:style-name="P38">Definir rutas con decoradores como <text:span text:style-name="Source_20_Text">@app.get()</text:span> o <text:span text:style-name="Source_20_Text">@app.post()</text:span>.</text:p>
        </text:list-item>
        <text:list-item>
          <text:p text:style-name="P38">Correr el servidor.</text:p>
        </text:list-item>
        <text:list-item>
          <text:p text:style-name="P38"><text:soft-page-break/>Agregar middlewares, excepciones, documentación, etc.</text:p>
        </text:list-item>
      </text:list>
      <text:p text:style-name="Horizontal_20_Line"/>
      <text:h text:style-name="Heading_20_3" text:outline-level="3">🔁 Analogía:</text:h>
      <text:p text:style-name="Text_20_body">Si <text:span text:style-name="Source_20_Text">FastAPI</text:span> fuera una clase <text:span text:style-name="Source_20_Text">Auto</text:span>, esto sería:</text:p>
      <text:p text:style-name="Preformatted_20_Text">python</text:p>
      <text:p text:style-name="Preformatted_20_Text">CopiarEditar</text:p>
      <text:p text:style-name="P9"><text:span text:style-name="Source_20_Text">auto1 = Auto()</text:span></text:p>
      <text:p text:style-name="Text_20_body">En tu caso:</text:p>
      <text:p text:style-name="Preformatted_20_Text">python</text:p>
      <text:p text:style-name="Preformatted_20_Text">CopiarEditar</text:p>
      <text:p text:style-name="P9"><text:span text:style-name="Source_20_Text">app = FastAPI()</text:span></text:p>
      <text:p text:style-name="Horizontal_20_Line"/>
      <text:h text:style-name="Heading_20_3" text:outline-level="3">✅ Conclusión:</text:h>
      <text:p text:style-name="Text_20_body">Sí, <text:span text:style-name="Strong_20_Emphasis"><text:span text:style-name="Source_20_Text">app</text:span></text:span><text:span text:style-name="Strong_20_Emphasis"> es un objeto de la clase </text:span><text:span text:style-name="Strong_20_Emphasis"><text:span text:style-name="Source_20_Text">FastAPI</text:span></text:span>. Con ese objeto vas a construir y lanzar toda tu aplicación.</text:p>
      <text:p text:style-name="Text_20_body">¿Querés que veamos ahora cómo se definen rutas usando ese objeto <text:span text:style-name="Source_20_Text">app</text:span>?</text:p>
      <text:h text:style-name="Heading_20_5" text:outline-level="5">Tú dijiste:</text:h>
      <text:p text:style-name="Text_20_body">¿Por qué el objeto creado con la clase FastAPI sería mi aplicación web?Porque seria mj aplicacion web?</text:p>
      <text:h text:style-name="Heading_20_6" text:outline-level="6">ChatGPT Plus</text:h>
      <text:p text:style-name="Text_20_body">Muy buena pregunta. Te explico <text:span text:style-name="Strong_20_Emphasis">por qué el objeto </text:span><text:span text:style-name="Strong_20_Emphasis"><text:span text:style-name="Source_20_Text">app = FastAPI()</text:span></text:span><text:span text:style-name="Strong_20_Emphasis"> es tu aplicación web</text:span>.</text:p>
      <text:p text:style-name="Horizontal_20_Line"/>
      <text:h text:style-name="Heading_20_2" text:outline-level="2">🔷 ¿Qué es una aplicación web en FastAPI?</text:h>
      <text:p text:style-name="Text_20_body">Una <text:span text:style-name="Strong_20_Emphasis">aplicación web</text:span> es un programa que:</text:p>
      <text:list text:style-name="L28">
        <text:list-item>
          <text:p text:style-name="P39">escucha peticiones HTTP (como GET o POST),</text:p>
        </text:list-item>
        <text:list-item>
          <text:p text:style-name="P39">las interpreta,</text:p>
        </text:list-item>
        <text:list-item>
          <text:p text:style-name="P39">ejecuta lógica en tu servidor,</text:p>
        </text:list-item>
        <text:list-item>
          <text:p text:style-name="P39">y responde con datos (como JSON o una página HTML).</text:p>
        </text:list-item>
      </text:list>
      <text:p text:style-name="Horizontal_20_Line"/>
      <text:h text:style-name="Heading_20_2" text:outline-level="2">🔶 ¿Por qué <text:span text:style-name="Source_20_Text">app</text:span> es tu aplicación web?</text:h>
      <text:p text:style-name="Text_20_body">Cuando vos hacés:</text:p>
      <text:p text:style-name="Preformatted_20_Text">python</text:p>
      <text:p text:style-name="Preformatted_20_Text"><text:soft-page-break/>CopiarEditar</text:p>
      <text:p text:style-name="P3"><text:span text:style-name="Source_20_Text">from fastapi import FastAPI</text:span></text:p>
      <text:p text:style-name="P4"/>
      <text:p text:style-name="P5"><text:span text:style-name="Source_20_Text">app = FastAPI()</text:span></text:p>
      <text:p text:style-name="Text_20_body">Estás creando un <text:span text:style-name="Strong_20_Emphasis">objeto</text:span> que:</text:p>
      <text:list text:style-name="L29">
        <text:list-item>
          <text:p text:style-name="P40"><text:span text:style-name="Strong_20_Emphasis">Escucha peticiones HTTP.</text:span><text:line-break/>Por ejemplo: <text:span text:style-name="Source_20_Text">GET /movimientos</text:span> o <text:span text:style-name="Source_20_Text">POST /usuarios</text:span>.</text:p>
        </text:list-item>
        <text:list-item>
          <text:p text:style-name="P40"><text:span text:style-name="Strong_20_Emphasis">Maneja rutas o endpoints.</text:span><text:line-break/>Con decoradores como <text:span text:style-name="Source_20_Text">@app.get("/")</text:span> le decís qué hacer cuando alguien visita cierta ruta.</text:p>
        </text:list-item>
        <text:list-item>
          <text:p text:style-name="P40"><text:span text:style-name="Strong_20_Emphasis">Contiene toda la lógica de la app.</text:span><text:line-break/>Como conexión a base de datos, validación, seguridad, etc.</text:p>
        </text:list-item>
        <text:list-item>
          <text:p text:style-name="P40"><text:span text:style-name="Strong_20_Emphasis">FastAPI usa ese objeto </text:span><text:span text:style-name="Strong_20_Emphasis"><text:span text:style-name="Source_20_Text">app</text:span></text:span><text:span text:style-name="Strong_20_Emphasis"> para levantar el servidor.</text:span><text:line-break/>Cuando ejecutás con Uvicorn:</text:p>
          <text:p text:style-name="P41">bash</text:p>
          <text:p text:style-name="P41">CopiarEditar</text:p>
          <text:p text:style-name="P42"><text:span text:style-name="Source_20_Text">uvicorn src.main:app</text:span></text:p>
          <text:p text:style-name="P40"><text:span text:style-name="Source_20_Text">uvicorn</text:span> busca ese <text:span text:style-name="Source_20_Text">app</text:span> como la aplicación web principal.</text:p>
        </text:list-item>
      </text:list>
      <text:p text:style-name="Horizontal_20_Line"/>
      <text:h text:style-name="Heading_20_2" text:outline-level="2">🔁 ¿Por qué no es solo un nombre?</text:h>
      <text:p text:style-name="Text_20_body">Porque <text:span text:style-name="Strong_20_Emphasis">FastAPI necesita un objeto específico</text:span> de su propia clase <text:span text:style-name="Source_20_Text">FastAPI</text:span> para manejar todo esto. Si lo llamaras <text:span text:style-name="Source_20_Text">mi_aplicacion</text:span> en vez de <text:span text:style-name="Source_20_Text">app</text:span>, también funcionaría, siempre que le digas a Uvicorn cómo se llama:</text:p>
      <text:p text:style-name="Preformatted_20_Text">bash</text:p>
      <text:p text:style-name="Preformatted_20_Text">CopiarEditar</text:p>
      <text:p text:style-name="P9"><text:span text:style-name="Source_20_Text">uvicorn src.main:mi_aplicacion</text:span></text:p>
      <text:p text:style-name="Horizontal_20_Line"/>
      <text:h text:style-name="Heading_20_3" text:outline-level="3">✅ En resumen:</text:h>
      <text:p text:style-name="Quotations"><text:span text:style-name="Strong_20_Emphasis">El objeto </text:span><text:span text:style-name="Strong_20_Emphasis"><text:span text:style-name="Source_20_Text">app = FastAPI()</text:span></text:span><text:span text:style-name="Strong_20_Emphasis"> es tu aplicación web</text:span> porque contiene:</text:p>
      <text:list text:style-name="L30">
        <text:list-item>
          <text:p text:style-name="P43">tus rutas (como <text:span text:style-name="Source_20_Text">/usuarios</text:span>),</text:p>
        </text:list-item>
        <text:list-item>
          <text:p text:style-name="P43">tus respuestas,</text:p>
        </text:list-item>
        <text:list-item>
          <text:p text:style-name="P43">tus conexiones a base de datos,</text:p>
        </text:list-item>
        <text:list-item>
          <text:p text:style-name="P43">tus configuraciones,<text:line-break/>y FastAPI lo usa como <text:span text:style-name="Strong_20_Emphasis">punto de entrada</text:span> para correr todo.</text:p>
        </text:list-item>
      </text:list>
      <text:p text:style-name="Horizontal_20_Line"/>
      <text:p text:style-name="Text_20_body"><text:soft-page-break/>¿Querés ver un ejemplo simple de cómo define una ruta y devuelve una respuesta este objeto <text:span text:style-name="Source_20_Text">app</text:span>?</text:p>
      <text:h text:style-name="Heading_20_5" text:outline-level="5">Tú dijiste:</text:h>
      <text:p text:style-name="Text_20_body">En este codigo: "# Función que actúa como dependencia: entrega una sesión de base de datos y la cierra automáticamente def get_db(): db = SessionLocal() # Creamos una nueva sesión de base de datos try: yield db # Cedemos el control (la sesión) al endpoint que la necesita finally: db.close() # Cerramos la sesión una vez que se terminó de usar "Creamos una sesion con db = SessionLocal() . Pero luego... También tiene el código DB.CLOSE En FINALLY ¿Cuándo se ejecuta ese código? ¿Cuándo se cierra la sesión? Y otra cosa más... ¿Por qué debo escribir yield db ? Que dice acá que debe ser el control al endpoint que la necesita. ¿Por qué debo colocar eso? Gracias.</text:p>
      <text:h text:style-name="Heading_20_6" text:outline-level="6">ChatGPT Plus</text:h>
      <text:p text:style-name="Text_20_body">Excelente, tus preguntas son muy buenas y van al corazón de cómo funciona la <text:span text:style-name="Strong_20_Emphasis">inyección de dependencias en FastAPI</text:span> y el uso correcto de sesiones con bases de datos.</text:p>
      <text:p text:style-name="Text_20_body">Vamos paso por paso. Usás este código:</text:p>
      <text:p text:style-name="Preformatted_20_Text">python</text:p>
      <text:p text:style-name="Preformatted_20_Text">CopiarEditar</text:p>
      <text:p text:style-name="P3"><text:span text:style-name="Source_20_Text">def get_db():</text:span></text:p>
      <text:p text:style-name="P4"><text:span text:style-name="Source_20_Text"><text:s text:c="4"/>db = SessionLocal() <text:s/># Creamos una nueva sesión de base de datos</text:span></text:p>
      <text:p text:style-name="P4"><text:span text:style-name="Source_20_Text"><text:s text:c="4"/>try:</text:span></text:p>
      <text:p text:style-name="P4"><text:span text:style-name="Source_20_Text"><text:s text:c="8"/>yield db <text:s text:c="8"/># Cedemos el control (la sesión) al endpoint que la necesita</text:span></text:p>
      <text:p text:style-name="P4"><text:span text:style-name="Source_20_Text"><text:s text:c="4"/>finally:</text:span></text:p>
      <text:p text:style-name="P5"><text:span text:style-name="Source_20_Text"><text:s text:c="8"/>db.close() <text:s text:c="6"/># Cerramos la sesión una vez que se terminó de usar</text:span></text:p>
      <text:p text:style-name="Horizontal_20_Line"/>
      <text:h text:style-name="Heading_20_2" text:outline-level="2">✅ ¿Cuándo se ejecuta <text:span text:style-name="Source_20_Text">finally: db.close()</text:span>?</text:h>
      <text:p text:style-name="Text_20_body"><text:span text:style-name="Source_20_Text">finally:</text:span> se ejecuta <text:span text:style-name="Strong_20_Emphasis">siempre al final</text:span>, <text:span text:style-name="Strong_20_Emphasis">haya habido error o no</text:span>, <text:span text:style-name="Strong_20_Emphasis">después de que </text:span><text:span text:style-name="Strong_20_Emphasis"><text:span text:style-name="Source_20_Text">yield</text:span></text:span><text:span text:style-name="Strong_20_Emphasis"> termina</text:span>.</text:p>
      <text:h text:style-name="Heading_20_3" text:outline-level="3">¿Qué significa esto en este contexto?</text:h>
      <text:list text:style-name="L31">
        <text:list-item>
          <text:p text:style-name="P44"><text:span text:style-name="Strong_20_Emphasis">Cuando un endpoint de FastAPI pide la sesión</text:span> como dependencia, FastAPI:</text:p>
          <text:list>
            <text:list-item>
              <text:p text:style-name="P44">Ejecuta <text:span text:style-name="Source_20_Text">get_db()</text:span> hasta el <text:span text:style-name="Source_20_Text">yield db</text:span>.</text:p>
            </text:list-item>
            <text:list-item>
              <text:p text:style-name="P44">Le entrega ese <text:span text:style-name="Source_20_Text">db</text:span> al endpoint (por ejemplo, a una función que maneja una ruta).</text:p>
            </text:list-item>
            <text:list-item>
              <text:p text:style-name="P44">Cuando el endpoint termina (devuelve respuesta, o lanza error), FastAPI <text:span text:style-name="Strong_20_Emphasis">retoma la función </text:span><text:span text:style-name="Strong_20_Emphasis"><text:span text:style-name="Source_20_Text">get_db()</text:span></text:span><text:span text:style-name="Strong_20_Emphasis"> desde el </text:span><text:span text:style-name="Strong_20_Emphasis"><text:span text:style-name="Source_20_Text">yield</text:span></text:span><text:span text:style-name="Strong_20_Emphasis"> y ejecuta lo que sigue:</text:span></text:p>
              <text:p text:style-name="P45">python</text:p>
              <text:p text:style-name="P45">CopiarEditar</text:p>
              <text:p text:style-name="P46"><text:span text:style-name="Source_20_Text">finally:</text:span></text:p>
              <text:p text:style-name="P47"><text:span text:style-name="Source_20_Text"><text:s text:c="4"/>db.close()</text:span></text:p>
            </text:list-item>
          </text:list>
        </text:list-item>
      </text:list>
      <text:p text:style-name="Text_20_body">🔁 O sea, se <text:span text:style-name="Strong_20_Emphasis">garantiza</text:span> que la sesión se cierra correctamente una vez que ya no se usa.</text:p>
      <text:p text:style-name="Horizontal_20_Line"/>
      <text:h text:style-name="Heading_20_2" text:outline-level="2"><text:soft-page-break/>✅ ¿Por qué se usa <text:span text:style-name="Source_20_Text">yield db</text:span>?</text:h>
      <text:p text:style-name="Text_20_body">Buena pregunta. <text:span text:style-name="Source_20_Text">yield</text:span> se usa aquí porque estamos trabajando con una <text:span text:style-name="Strong_20_Emphasis">dependencia tipo generador</text:span>.</text:p>
      <text:h text:style-name="Heading_20_3" text:outline-level="3">🧠 ¿Qué significa esto?</text:h>
      <text:p text:style-name="Text_20_body">FastAPI usa una característica especial de Python llamada <text:span text:style-name="Strong_20_Emphasis">generadores de dependencias</text:span>, donde:</text:p>
      <text:list text:style-name="L32">
        <text:list-item>
          <text:p text:style-name="P48"><text:span text:style-name="Source_20_Text">yield</text:span> <text:span text:style-name="Strong_20_Emphasis">entrega un recurso (como </text:span><text:span text:style-name="Strong_20_Emphasis"><text:span text:style-name="Source_20_Text">db</text:span></text:span><text:span text:style-name="Strong_20_Emphasis">) al endpoint</text:span>,</text:p>
        </text:list-item>
        <text:list-item>
          <text:p text:style-name="P48">y después <text:span text:style-name="Strong_20_Emphasis">ejecuta cleanup</text:span> (limpieza) cuando termina la ejecución del endpoint.</text:p>
        </text:list-item>
      </text:list>
      <text:p text:style-name="Text_20_body">🔎 Al poner <text:span text:style-name="Source_20_Text">yield db</text:span>, estás diciendo:</text:p>
      <text:p text:style-name="Quotations">“FastAPI, te doy este <text:span text:style-name="Source_20_Text">db</text:span> mientras lo necesites para atender esta solicitud. Cuando termines, hacé lo que sigue (cerrarlo)”.</text:p>
      <text:p text:style-name="Horizontal_20_Line"/>
      <text:h text:style-name="Heading_20_2" text:outline-level="2">✅ Ejemplo visual:</text:h>
      <text:p text:style-name="Preformatted_20_Text">python</text:p>
      <text:p text:style-name="Preformatted_20_Text">CopiarEditar</text:p>
      <text:p text:style-name="P3"><text:span text:style-name="Source_20_Text">@app.get("/usuarios")</text:span></text:p>
      <text:p text:style-name="P4"><text:span text:style-name="Source_20_Text">def get_users(db: Session = Depends(get_db)):</text:span></text:p>
      <text:p text:style-name="P5"><text:span text:style-name="Source_20_Text"><text:s text:c="4"/>return db.query(User).all()</text:span></text:p>
      <text:p text:style-name="Text_20_body">👉 Aquí, FastAPI:</text:p>
      <text:list text:style-name="L33">
        <text:list-item>
          <text:p text:style-name="P49">Llama a <text:span text:style-name="Source_20_Text">get_db()</text:span>, que crea una sesión <text:span text:style-name="Source_20_Text">db</text:span>.</text:p>
        </text:list-item>
        <text:list-item>
          <text:p text:style-name="P49">Ejecuta <text:span text:style-name="Source_20_Text">yield db</text:span>, y entrega ese <text:span text:style-name="Source_20_Text">db</text:span> al parámetro del endpoint.</text:p>
        </text:list-item>
        <text:list-item>
          <text:p text:style-name="P49">El endpoint hace la consulta.</text:p>
        </text:list-item>
        <text:list-item>
          <text:p text:style-name="P49">Cuando termina, FastAPI vuelve a <text:span text:style-name="Source_20_Text">get_db()</text:span> y ejecuta el <text:span text:style-name="Source_20_Text">finally: db.close()</text:span>.</text:p>
        </text:list-item>
      </text:list>
      <text:p text:style-name="Horizontal_20_Line"/>
      <text:h text:style-name="Heading_20_2" text:outline-level="2">✅ ¿Por qué no usar <text:span text:style-name="Source_20_Text">return db</text:span>?</text:h>
      <text:p text:style-name="Text_20_body">Porque con <text:span text:style-name="Source_20_Text">return</text:span>, el <text:span text:style-name="Source_20_Text">finally</text:span> no se ejecuta después del endpoint. Se ejecutaría <text:span text:style-name="Strong_20_Emphasis">antes</text:span>.</text:p>
      <text:p text:style-name="Text_20_body">En cambio, con <text:span text:style-name="Source_20_Text">yield</text:span>:</text:p>
      <text:list text:style-name="L34">
        <text:list-item>
          <text:p text:style-name="P50">entregás el recurso,</text:p>
        </text:list-item>
        <text:list-item>
          <text:p text:style-name="P50">el endpoint trabaja,</text:p>
        </text:list-item>
        <text:list-item>
          <text:p text:style-name="P50">y luego hacés limpieza.</text:p>
        </text:list-item>
      </text:list>
      <text:p text:style-name="Horizontal_20_Line"/>
      <text:h text:style-name="Heading_20_3" text:outline-level="3"><text:soft-page-break/>✅ En resumen:</text:h>
      <table:table table:name="Table4" table:style-name="Table4">
        <table:table-column table:style-name="Table4.A"/>
        <table:table-column table:style-name="Table4.B"/>
        <table:table-header-rows>
          <table:table-row>
            <table:table-cell table:style-name="Table4.A1" office:value-type="string">
              <text:p text:style-name="Table_20_Heading">Concepto</text:p>
            </table:table-cell>
            <table:table-cell table:style-name="Table4.A1" office:value-type="string">
              <text:p text:style-name="Table_20_Heading">Explicación</text:p>
            </table:table-cell>
          </table:table-row>
        </table:table-header-rows>
        <table:table-row>
          <table:table-cell table:style-name="Table4.A1" office:value-type="string">
            <text:p text:style-name="Table_20_Contents"><text:span text:style-name="Source_20_Text">db = SessionLocal()</text:span></text:p>
          </table:table-cell>
          <table:table-cell table:style-name="Table4.A1" office:value-type="string">
            <text:p text:style-name="Table_20_Contents">Se crea una sesión nueva (una conexión a la base de datos).</text:p>
          </table:table-cell>
        </table:table-row>
        <table:table-row>
          <table:table-cell table:style-name="Table4.A1" office:value-type="string">
            <text:p text:style-name="Table_20_Contents"><text:span text:style-name="Source_20_Text">yield db</text:span></text:p>
          </table:table-cell>
          <table:table-cell table:style-name="Table4.A1" office:value-type="string">
            <text:p text:style-name="Table_20_Contents">Se “presta” esa sesión al endpoint que la necesita.</text:p>
          </table:table-cell>
        </table:table-row>
        <table:table-row>
          <table:table-cell table:style-name="Table4.A1" office:value-type="string">
            <text:p text:style-name="Table_20_Contents"><text:span text:style-name="Source_20_Text">finally: db.close()</text:span></text:p>
          </table:table-cell>
          <table:table-cell table:style-name="Table4.A1" office:value-type="string">
            <text:p text:style-name="Table_20_Contents">Se asegura que se cierre la sesión cuando ya no se necesita, <text:span text:style-name="Strong_20_Emphasis">automáticamente</text:span>.</text:p>
          </table:table-cell>
        </table:table-row>
      </table:table>
      <text:p text:style-name="Horizontal_20_Line"/>
      <text:p text:style-name="Text_20_body">¿Querés que te muestre esto en un diagrama o con una analogía?</text:p>
      <text:h text:style-name="Heading_20_5" text:outline-level="5">Tú dijiste:</text:h>
      <text:p text:style-name="Text_20_body">Si os si en este codigo de la funcion get_db() hay que usar try y finally?</text:p>
      <text:h text:style-name="Heading_20_6" text:outline-level="6">ChatGPT Plus</text:h>
      <text:p text:style-name="Text_20_body">¡Sí o sí! ✅ En este caso <text:span text:style-name="Strong_20_Emphasis">sí es obligatorio usar </text:span><text:span text:style-name="Strong_20_Emphasis"><text:span text:style-name="Source_20_Text">try</text:span></text:span><text:span text:style-name="Strong_20_Emphasis"> y </text:span><text:span text:style-name="Strong_20_Emphasis"><text:span text:style-name="Source_20_Text">finally</text:span></text:span> en la función <text:span text:style-name="Source_20_Text">get_db()</text:span> cuando usás <text:span text:style-name="Source_20_Text">yield</text:span>, porque:</text:p>
      <text:p text:style-name="Horizontal_20_Line"/>
      <text:h text:style-name="Heading_20_3" text:outline-level="3">🔥 Sin <text:span text:style-name="Source_20_Text">try/finally</text:span>, <text:span text:style-name="Strong_20_Emphasis">la conexión a la base de datos podría quedar abierta</text:span> si ocurre un error en el endpoint.</text:h>
      <text:p text:style-name="Text_20_body">Eso es un problema grave en una aplicación web real porque:</text:p>
      <text:list text:style-name="L35">
        <text:list-item>
          <text:p text:style-name="P51">Las conexiones no cerradas se <text:span text:style-name="Strong_20_Emphasis">acumulan</text:span>.</text:p>
        </text:list-item>
        <text:list-item>
          <text:p text:style-name="P51">Puede agotar el <text:span text:style-name="Strong_20_Emphasis">pool de conexiones</text:span> (el límite de conexiones simultáneas al servidor de base de datos).</text:p>
        </text:list-item>
        <text:list-item>
          <text:p text:style-name="P51">Puede hacer que la aplicación <text:span text:style-name="Strong_20_Emphasis">se caiga</text:span> o empiece a responder lento.</text:p>
        </text:list-item>
      </text:list>
      <text:p text:style-name="Horizontal_20_Line"/>
      <text:h text:style-name="Heading_20_3" text:outline-level="3">✅ <text:span text:style-name="Source_20_Text">try</text:span> y <text:span text:style-name="Source_20_Text">finally</text:span> garantizan que se cierre la sesión <text:span text:style-name="Strong_20_Emphasis">sí o sí</text:span>, incluso si:</text:h>
      <text:list text:style-name="L36">
        <text:list-item>
          <text:p text:style-name="P52">El cliente cancela la petición.</text:p>
        </text:list-item>
        <text:list-item>
          <text:p text:style-name="P52">Ocurre un error en la lógica del endpoint.</text:p>
        </text:list-item>
        <text:list-item>
          <text:p text:style-name="P52">El servidor corta la conexión.</text:p>
        </text:list-item>
      </text:list>
      <text:p text:style-name="Horizontal_20_Line"/>
      <text:h text:style-name="Heading_20_3" text:outline-level="3">🧪 ¿Y si no usás <text:span text:style-name="Source_20_Text">try/finally</text:span>?</text:h>
      <text:p text:style-name="Text_20_body">Mirá este ejemplo <text:span text:style-name="Strong_20_Emphasis">malo</text:span> (que <text:span text:style-name="Strong_20_Emphasis">NO</text:span> debés usar):</text:p>
      <text:p text:style-name="Preformatted_20_Text">python</text:p>
      <text:p text:style-name="Preformatted_20_Text">CopiarEditar</text:p>
      <text:p text:style-name="P3"><text:span text:style-name="Source_20_Text">def get_db():</text:span></text:p>
      <text:p text:style-name="P4"><text:span text:style-name="Source_20_Text"><text:s text:c="4"/>db = SessionLocal()</text:span></text:p>
      <text:p text:style-name="P4"><text:span text:style-name="Source_20_Text"><text:s text:c="4"/>yield db</text:span></text:p>
      <text:p text:style-name="P5"><text:span text:style-name="Source_20_Text"><text:s text:c="4"/>db.close() <text:s/># ❌ Esto puede NO ejecutarse si ocurre un error</text:span></text:p>
      <text:p text:style-name="Text_20_body"><text:soft-page-break/>En este caso, si el endpoint lanza una excepción antes de volver al <text:span text:style-name="Source_20_Text">db.close()</text:span>, <text:span text:style-name="Strong_20_Emphasis">nunca se cierra la conexión</text:span>, y eso es un <text:span text:style-name="Strong_20_Emphasis">bug silencioso</text:span>.</text:p>
      <text:p text:style-name="Horizontal_20_Line"/>
      <text:h text:style-name="Heading_20_3" text:outline-level="3">✅ Con <text:span text:style-name="Source_20_Text">try/finally</text:span>:</text:h>
      <text:p text:style-name="Preformatted_20_Text">python</text:p>
      <text:p text:style-name="Preformatted_20_Text">CopiarEditar</text:p>
      <text:p text:style-name="P3"><text:span text:style-name="Source_20_Text">def get_db():</text:span></text:p>
      <text:p text:style-name="P4"><text:span text:style-name="Source_20_Text"><text:s text:c="4"/>db = SessionLocal()</text:span></text:p>
      <text:p text:style-name="P4"><text:span text:style-name="Source_20_Text"><text:s text:c="4"/>try:</text:span></text:p>
      <text:p text:style-name="P4"><text:span text:style-name="Source_20_Text"><text:s text:c="8"/>yield db</text:span></text:p>
      <text:p text:style-name="P4"><text:span text:style-name="Source_20_Text"><text:s text:c="4"/>finally:</text:span></text:p>
      <text:p text:style-name="P5"><text:span text:style-name="Source_20_Text"><text:s text:c="8"/>db.close() <text:s/># ✔️ Siempre se ejecuta, ocurra lo que ocurra</text:span></text:p>
      <text:p text:style-name="Text_20_body">Esto es <text:span text:style-name="Strong_20_Emphasis">seguro, limpio y robusto</text:span>.</text:p>
      <text:p text:style-name="Horizontal_20_Line"/>
      <text:h text:style-name="Heading_20_3" text:outline-level="3">🧠 En resumen:</text:h>
      <text:p text:style-name="Text_20_body">| ¿Puedo omitir el <text:span text:style-name="Source_20_Text">try/finally</text:span>? | ❌ No, no deberías. |<text:line-break/>| ¿Por qué usarlo? | ✔️ Para garantizar que la sesión de base de datos se cierra <text:span text:style-name="Strong_20_Emphasis">siempre</text:span>, incluso si hay errores. |<text:line-break/>| ¿Qué hace <text:span text:style-name="Source_20_Text">finally</text:span>? | Ejecuta el <text:span text:style-name="Source_20_Text">db.close()</text:span> después del <text:span text:style-name="Source_20_Text">yield</text:span>, <text:span text:style-name="Strong_20_Emphasis">pase lo que pase</text:span>. |</text:p>
      <text:p text:style-name="Horizontal_20_Line"/>
      <text:p text:style-name="Text_20_body">¿Querés que te lo explique con una analogía?</text:p>
      <text:h text:style-name="Heading_20_5" text:outline-level="5">Tú dijiste:</text:h>
      <text:p text:style-name="Text_20_body">Que es en si yield es como palabras reservada como return que entrega al conexion o la sesion a a fastApi? Y separame bien que hace try y qeu hade finally/</text:p>
      <text:h text:style-name="Heading_20_6" text:outline-level="6">ChatGPT Plus</text:h>
      <text:p text:style-name="Text_20_body">¡Excelente pregunta! Vamos a explicarlo de forma clara y paso por paso:</text:p>
      <text:p text:style-name="Horizontal_20_Line"/>
      <text:h text:style-name="Heading_20_2" text:outline-level="2">✅ ¿Qué es <text:span text:style-name="Source_20_Text">yield</text:span>?</text:h>
      <text:p text:style-name="Text_20_body">Sí, <text:span text:style-name="Source_20_Text">yield</text:span> es una <text:span text:style-name="Strong_20_Emphasis">palabra clave (reservada)</text:span> de Python, igual que <text:span text:style-name="Source_20_Text">return</text:span>, pero:</text:p>
      <table:table table:name="Table5" table:style-name="Table5">
        <table:table-column table:style-name="Table5.A"/>
        <table:table-column table:style-name="Table5.B"/>
        <table:table-header-rows>
          <table:table-row>
            <table:table-cell table:style-name="Table5.A1" office:value-type="string">
              <text:p text:style-name="Table_20_Heading"><text:span text:style-name="Source_20_Text">return</text:span></text:p>
            </table:table-cell>
            <table:table-cell table:style-name="Table5.A1" office:value-type="string">
              <text:p text:style-name="Table_20_Heading"><text:span text:style-name="Source_20_Text">yield</text:span></text:p>
            </table:table-cell>
          </table:table-row>
        </table:table-header-rows>
        <table:table-row>
          <table:table-cell table:style-name="Table5.A1" office:value-type="string">
            <text:p text:style-name="Table_20_Contents">Devuelve un valor y <text:span text:style-name="Strong_20_Emphasis">termina</text:span> la función.</text:p>
          </table:table-cell>
          <table:table-cell table:style-name="Table5.A1" office:value-type="string">
            <text:p text:style-name="Table_20_Contents">Devuelve un valor, <text:span text:style-name="Strong_20_Emphasis">pero la función sigue pausada</text:span>.</text:p>
          </table:table-cell>
        </table:table-row>
        <table:table-row>
          <table:table-cell table:style-name="Table5.A1" office:value-type="string">
            <text:p text:style-name="Table_20_Contents">No puede reanudarse.</text:p>
          </table:table-cell>
          <table:table-cell table:style-name="Table5.A1" office:value-type="string">
            <text:p text:style-name="Table_20_Contents">Puede reanudarse desde donde quedó.</text:p>
          </table:table-cell>
        </table:table-row>
        <table:table-row>
          <table:table-cell table:style-name="Table5.A1" office:value-type="string">
            <text:p text:style-name="Table_20_Contents">Se usa en funciones normales.</text:p>
          </table:table-cell>
          <table:table-cell table:style-name="Table5.A1" office:value-type="string">
            <text:p text:style-name="Table_20_Contents">Se usa en <text:span text:style-name="Strong_20_Emphasis">generadores</text:span> (funciones que se comportan como iteradores).</text:p>
          </table:table-cell>
        </table:table-row>
      </table:table>
      <text:p text:style-name="Horizontal_20_Line"/>
      <text:h text:style-name="Heading_20_3" text:outline-level="3"><text:soft-page-break/>🧠 En este caso, FastAPI <text:span text:style-name="Strong_20_Emphasis">usa </text:span><text:span text:style-name="Strong_20_Emphasis"><text:span text:style-name="Source_20_Text">yield</text:span></text:span><text:span text:style-name="Strong_20_Emphasis"> para manejar dependencias con recursos que deben cerrarse</text:span> (como una conexión a la base de datos).</text:h>
      <text:p text:style-name="Preformatted_20_Text">python</text:p>
      <text:p text:style-name="Preformatted_20_Text">CopiarEditar</text:p>
      <text:p text:style-name="P3"><text:span text:style-name="Source_20_Text">def get_db():</text:span></text:p>
      <text:p text:style-name="P4"><text:span text:style-name="Source_20_Text"><text:s text:c="4"/>db = SessionLocal()</text:span></text:p>
      <text:p text:style-name="P4"><text:span text:style-name="Source_20_Text"><text:s text:c="4"/>try:</text:span></text:p>
      <text:p text:style-name="P4"><text:span text:style-name="Source_20_Text"><text:s text:c="8"/>yield db <text:s text:c="5"/># Le da (cede) la sesión al endpoint</text:span></text:p>
      <text:p text:style-name="P4"><text:span text:style-name="Source_20_Text"><text:s text:c="4"/>finally:</text:span></text:p>
      <text:p text:style-name="P5"><text:span text:style-name="Source_20_Text"><text:s text:c="8"/>db.close() <text:s text:c="3"/># La cierra sí o sí cuando termina el endpoint</text:span></text:p>
      <text:p text:style-name="Horizontal_20_Line"/>
      <text:h text:style-name="Heading_20_2" text:outline-level="2">🔍 ¿Qué hace exactamente cada parte?</text:h>
      <text:h text:style-name="Heading_20_3" text:outline-level="3">🔹 <text:span text:style-name="Source_20_Text">try</text:span>:</text:h>
      <text:list text:style-name="L37">
        <text:list-item>
          <text:p text:style-name="P53">Es el <text:span text:style-name="Strong_20_Emphasis">bloque de código principal</text:span>.</text:p>
        </text:list-item>
        <text:list-item>
          <text:p text:style-name="P53">Acá se hace lo importante: en este caso, <text:span text:style-name="Source_20_Text">yield db</text:span>, que entrega la sesión al endpoint.</text:p>
        </text:list-item>
        <text:list-item>
          <text:p text:style-name="P53">Si todo va bien, se ejecuta y pasa el control al endpoint.</text:p>
        </text:list-item>
        <text:list-item>
          <text:p text:style-name="P53">Si ocurre un error dentro del <text:span text:style-name="Source_20_Text">yield</text:span> o en el endpoint, <text:span text:style-name="Strong_20_Emphasis">no se detiene</text:span>, sino que se pasa al <text:span text:style-name="Source_20_Text">finally</text:span>.</text:p>
        </text:list-item>
      </text:list>
      <text:p text:style-name="Horizontal_20_Line"/>
      <text:h text:style-name="Heading_20_3" text:outline-level="3">🔹 <text:span text:style-name="Source_20_Text">finally</text:span>:</text:h>
      <text:list text:style-name="L38">
        <text:list-item>
          <text:p text:style-name="P54">Se ejecuta <text:span text:style-name="Strong_20_Emphasis">siempre</text:span>:</text:p>
          <text:list>
            <text:list-item>
              <text:p text:style-name="P54">Si el <text:span text:style-name="Source_20_Text">yield</text:span> funcionó bien ✅</text:p>
            </text:list-item>
            <text:list-item>
              <text:p text:style-name="P54">O si el endpoint lanzó un error ❌</text:p>
            </text:list-item>
          </text:list>
        </text:list-item>
        <text:list-item>
          <text:p text:style-name="P54">En este caso, se usa para hacer la <text:span text:style-name="Strong_20_Emphasis">limpieza</text:span>: cerrar la sesión con <text:span text:style-name="Source_20_Text">db.close()</text:span>.</text:p>
        </text:list-item>
      </text:list>
      <text:p text:style-name="Horizontal_20_Line"/>
      <text:h text:style-name="Heading_20_2" text:outline-level="2">📦 ¿Cómo lo usa FastAPI?</text:h>
      <text:p text:style-name="Text_20_body">FastAPI interpreta la función con <text:span text:style-name="Source_20_Text">yield</text:span> como una <text:span text:style-name="Strong_20_Emphasis">dependencia "con contexto"</text:span>, es decir:</text:p>
      <text:list text:style-name="L39">
        <text:list-item>
          <text:p text:style-name="P55">Ejecuta la función hasta el <text:span text:style-name="Source_20_Text">yield db</text:span>: eso entrega la sesión.</text:p>
        </text:list-item>
        <text:list-item>
          <text:p text:style-name="P55">Usa <text:span text:style-name="Source_20_Text">db</text:span> dentro del endpoint.</text:p>
        </text:list-item>
        <text:list-item>
          <text:p text:style-name="P55">Cuando el endpoint termina (con éxito o error), FastAPI <text:span text:style-name="Strong_20_Emphasis">reanuda la función</text:span> y ejecuta el <text:span text:style-name="Source_20_Text">finally</text:span>, cerrando la sesión.</text:p>
        </text:list-item>
      </text:list>
      <text:p text:style-name="Horizontal_20_Line"/>
      <text:h text:style-name="Heading_20_2" text:outline-level="2"><text:soft-page-break/>✅ Resumen</text:h>
      <table:table table:name="Table6" table:style-name="Table6">
        <table:table-column table:style-name="Table6.A"/>
        <table:table-column table:style-name="Table6.B"/>
        <table:table-header-rows>
          <table:table-row>
            <table:table-cell table:style-name="Table6.A1" office:value-type="string">
              <text:p text:style-name="Table_20_Heading">Parte</text:p>
            </table:table-cell>
            <table:table-cell table:style-name="Table6.A1" office:value-type="string">
              <text:p text:style-name="Table_20_Heading">Qué hace</text:p>
            </table:table-cell>
          </table:table-row>
        </table:table-header-rows>
        <table:table-row>
          <table:table-cell table:style-name="Table6.A1" office:value-type="string">
            <text:p text:style-name="Table_20_Contents"><text:span text:style-name="Source_20_Text">yield db</text:span></text:p>
          </table:table-cell>
          <table:table-cell table:style-name="Table6.A1" office:value-type="string">
            <text:p text:style-name="Table_20_Contents">Cede la sesión al endpoint, pero <text:span text:style-name="Strong_20_Emphasis">no termina</text:span> la función.</text:p>
          </table:table-cell>
        </table:table-row>
        <table:table-row>
          <table:table-cell table:style-name="Table6.A1" office:value-type="string">
            <text:p text:style-name="Table_20_Contents"><text:span text:style-name="Source_20_Text">try</text:span></text:p>
          </table:table-cell>
          <table:table-cell table:style-name="Table6.A1" office:value-type="string">
            <text:p text:style-name="Table_20_Contents">Intenta ejecutar el código que da la sesión (<text:span text:style-name="Source_20_Text">yield</text:span>).</text:p>
          </table:table-cell>
        </table:table-row>
        <table:table-row>
          <table:table-cell table:style-name="Table6.A1" office:value-type="string">
            <text:p text:style-name="Table_20_Contents"><text:span text:style-name="Source_20_Text">finally</text:span></text:p>
          </table:table-cell>
          <table:table-cell table:style-name="Table6.A1" office:value-type="string">
            <text:p text:style-name="Table_20_Contents">Se ejecuta sí o sí después del <text:span text:style-name="Source_20_Text">yield</text:span>, para <text:span text:style-name="Strong_20_Emphasis">cerrar la sesión</text:span> (<text:span text:style-name="Source_20_Text">db.close()</text:span>).</text:p>
          </table:table-cell>
        </table:table-row>
        <table:table-row>
          <table:table-cell table:style-name="Table6.A1" office:value-type="string">
            <text:p text:style-name="Table_20_Contents">Resultado final</text:p>
          </table:table-cell>
          <table:table-cell table:style-name="Table6.A1" office:value-type="string">
            <text:p text:style-name="Table_20_Contents">Entregás una sesión al endpoint y la cerrás automáticamente al final.</text:p>
          </table:table-cell>
        </table:table-row>
      </table:table>
      <text:p text:style-name="Horizontal_20_Line"/>
      <text:p text:style-name="Text_20_body">¿Querés que te lo represente con una analogía de préstamo o de puerta abierta?</text:p>
      <text:h text:style-name="Heading_20_5" text:outline-level="5">Tú dijiste:</text:h>
      <text:p text:style-name="Text_20_body">Cuando decis que yieeld entregar una sesion o conexion a fastapi o al endpoint de fastapi, estas diciendo que python entrega esa sesion o quien realmente entrega?</text:p>
      <text:h text:style-name="Heading_20_6" text:outline-level="6">ChatGPT Plus</text:h>
      <text:p text:style-name="Text_20_body">Excelente precisión. Vamos a separar claramente <text:span text:style-name="Strong_20_Emphasis">quién entrega la sesión</text:span> y <text:span text:style-name="Strong_20_Emphasis">quién usa </text:span><text:span text:style-name="Strong_20_Emphasis"><text:span text:style-name="Source_20_Text">yield</text:span></text:span><text:span text:style-name="Strong_20_Emphasis"> para controlarlo</text:span>.</text:p>
      <text:p text:style-name="Horizontal_20_Line"/>
      <text:h text:style-name="Heading_20_2" text:outline-level="2">🎯 ¿Quién "entrega" la sesión?</text:h>
      <text:p text:style-name="Text_20_body">La entrega <text:span text:style-name="Strong_20_Emphasis">la hace Python</text:span>, específicamente <text:span text:style-name="Strong_20_Emphasis">la función </text:span><text:span text:style-name="Strong_20_Emphasis"><text:span text:style-name="Source_20_Text">get_db()</text:span></text:span><text:span text:style-name="Strong_20_Emphasis"> que vos escribiste</text:span> usando <text:span text:style-name="Source_20_Text">yield</text:span>.</text:p>
      <text:p text:style-name="Text_20_body">Pero <text:span text:style-name="Strong_20_Emphasis">¿quién la utiliza?</text:span> — Eso lo maneja <text:span text:style-name="Strong_20_Emphasis">FastAPI</text:span>, que es quien <text:span text:style-name="Strong_20_Emphasis">llama a </text:span><text:span text:style-name="Strong_20_Emphasis"><text:span text:style-name="Source_20_Text">get_db()</text:span></text:span><text:span text:style-name="Strong_20_Emphasis"> como dependencia</text:span>.</text:p>
      <text:p text:style-name="Horizontal_20_Line"/>
      <text:h text:style-name="Heading_20_2" text:outline-level="2">🔄 Cómo funciona paso a paso:</text:h>
      <text:p text:style-name="Preformatted_20_Text">python</text:p>
      <text:p text:style-name="Preformatted_20_Text">CopiarEditar</text:p>
      <text:p text:style-name="P3"><text:span text:style-name="Source_20_Text">def get_db():</text:span></text:p>
      <text:p text:style-name="P4"><text:span text:style-name="Source_20_Text"><text:s text:c="4"/>db = SessionLocal()</text:span></text:p>
      <text:p text:style-name="P4"><text:span text:style-name="Source_20_Text"><text:s text:c="4"/>try:</text:span></text:p>
      <text:p text:style-name="P4"><text:span text:style-name="Source_20_Text"><text:s text:c="8"/>yield db <text:s/># 👈 Python entrega la sesión aquí</text:span></text:p>
      <text:p text:style-name="P4"><text:span text:style-name="Source_20_Text"><text:s text:c="4"/>finally:</text:span></text:p>
      <text:p text:style-name="P5"><text:span text:style-name="Source_20_Text"><text:s text:c="8"/>db.close()</text:span></text:p>
      <text:list text:style-name="L40">
        <text:list-item>
          <text:p text:style-name="P56"><text:span text:style-name="Strong_20_Emphasis">FastAPI detecta que tu endpoint necesita </text:span><text:span text:style-name="Strong_20_Emphasis"><text:span text:style-name="Source_20_Text">db</text:span></text:span>, y ve que <text:span text:style-name="Source_20_Text">get_db()</text:span> es una dependencia declarada en el parámetro:</text:p>
          <text:p text:style-name="P57">python</text:p>
          <text:p text:style-name="P57">CopiarEditar</text:p>
          <text:p text:style-name="P58"><text:span text:style-name="Source_20_Text">@app.get("/")</text:span></text:p>
          <text:p text:style-name="P59"><text:span text:style-name="Source_20_Text">def leer_usuarios(db: Session = Depends(get_db)):</text:span></text:p>
        </text:list-item>
        <text:list-item>
          <text:p text:style-name="P56">FastAPI <text:span text:style-name="Strong_20_Emphasis">ejecuta tu función </text:span><text:span text:style-name="Strong_20_Emphasis"><text:span text:style-name="Source_20_Text">get_db()</text:span></text:span><text:span text:style-name="Strong_20_Emphasis"> hasta llegar a </text:span><text:span text:style-name="Strong_20_Emphasis"><text:span text:style-name="Source_20_Text">yield db</text:span></text:span>.</text:p>
        </text:list-item>
        <text:list-item>
          <text:p text:style-name="P56"><text:soft-page-break/>En ese punto, <text:span text:style-name="Strong_20_Emphasis">Python le entrega a FastAPI el objeto </text:span><text:span text:style-name="Strong_20_Emphasis"><text:span text:style-name="Source_20_Text">db</text:span></text:span> (la sesión).</text:p>
        </text:list-item>
        <text:list-item>
          <text:p text:style-name="P56">FastAPI <text:span text:style-name="Strong_20_Emphasis">usa esa sesión</text:span> en el endpoint para realizar operaciones de base de datos.</text:p>
        </text:list-item>
        <text:list-item>
          <text:p text:style-name="P56">Cuando el endpoint termina (con o sin error), FastAPI <text:span text:style-name="Strong_20_Emphasis">reanuda tu función </text:span><text:span text:style-name="Strong_20_Emphasis"><text:span text:style-name="Source_20_Text">get_db()</text:span></text:span> después del <text:span text:style-name="Source_20_Text">yield</text:span>, y entonces se ejecuta el <text:span text:style-name="Source_20_Text">finally</text:span>, que <text:span text:style-name="Strong_20_Emphasis">cierra la sesión</text:span>.</text:p>
        </text:list-item>
      </text:list>
      <text:p text:style-name="Horizontal_20_Line"/>
      <text:h text:style-name="Heading_20_2" text:outline-level="2">🧠 Entonces, ¿quién entrega realmente la sesión?</text:h>
      <table:table table:name="Table7" table:style-name="Table7">
        <table:table-column table:style-name="Table7.A"/>
        <table:table-column table:style-name="Table7.B"/>
        <table:table-header-rows>
          <table:table-row>
            <table:table-cell table:style-name="Table7.A1" office:value-type="string">
              <text:p text:style-name="Table_20_Heading">Actor</text:p>
            </table:table-cell>
            <table:table-cell table:style-name="Table7.A1" office:value-type="string">
              <text:p text:style-name="Table_20_Heading">Rol</text:p>
            </table:table-cell>
          </table:table-row>
        </table:table-header-rows>
        <table:table-row>
          <table:table-cell table:style-name="Table7.A1" office:value-type="string">
            <text:p text:style-name="Table_20_Contents"><text:span text:style-name="Strong_20_Emphasis">Vos/Python</text:span></text:p>
          </table:table-cell>
          <table:table-cell table:style-name="Table7.A1" office:value-type="string">
            <text:p text:style-name="Table_20_Contents">Escribís una función generadora (<text:span text:style-name="Source_20_Text">get_db</text:span>) con <text:span text:style-name="Source_20_Text">yield</text:span>, que "entrega" la sesión cuando se llama.</text:p>
          </table:table-cell>
        </table:table-row>
        <table:table-row>
          <table:table-cell table:style-name="Table7.A1" office:value-type="string">
            <text:p text:style-name="Table_20_Contents"><text:span text:style-name="Strong_20_Emphasis">FastAPI</text:span></text:p>
          </table:table-cell>
          <table:table-cell table:style-name="Table7.A1" office:value-type="string">
            <text:p text:style-name="Table_20_Contents">Llama a tu función <text:span text:style-name="Source_20_Text">get_db()</text:span> como dependencia, <text:span text:style-name="Strong_20_Emphasis">usa el objeto que </text:span><text:span text:style-name="Strong_20_Emphasis"><text:span text:style-name="Source_20_Text">yield</text:span></text:span><text:span text:style-name="Strong_20_Emphasis"> devuelve</text:span> y después deja que Python cierre la sesión.</text:p>
          </table:table-cell>
        </table:table-row>
      </table:table>
      <text:p text:style-name="Text_20_body">Así que:</text:p>
      <text:p text:style-name="Text_20_body">✅ <text:span text:style-name="Strong_20_Emphasis">Python entrega la sesión al ejecutar </text:span><text:span text:style-name="Strong_20_Emphasis"><text:span text:style-name="Source_20_Text">yield</text:span></text:span>.<text:line-break/>✅ <text:span text:style-name="Strong_20_Emphasis">FastAPI la recibe y la usa en el endpoint</text:span>.</text:p>
      <text:p text:style-name="Horizontal_20_Line"/>
      <text:p text:style-name="Text_20_body">¿Querés una analogía con algo cotidiano como prestar una herramienta o abrir una puerta?</text:p>
      <text:h text:style-name="Heading_20_5" text:outline-level="5">Tú dijiste:</text:h>
      <text:p text:style-name="Text_20_body">Gracias y luego retomamos.</text:p>
      <text:h text:style-name="Heading_20_6" text:outline-level="6">ChatGPT Plus</text:h>
      <text:p text:style-name="Text_20_body">¡De nada, Pablo! Cuando quieras retomar, acá estaré. Bendiciones y que tengas una excelente jornada. 🙌</text:p>
      <text:h text:style-name="Heading_20_5" text:outline-level="5">Tú dijiste:</text:h>
      <text:p text:style-name="Text_20_body">Hola, si me podes explicar mucho mejor lo que hace cada línea de código de la función ObtenerMovimientos. Explícame mucho mejor línea por línea, pero mucho mejor, por favor, para que entienda. Yo tengo un comentario en cada línea, pero es poco. Yo quiero que me explique bien cada línea de código de esta función. Si lo puede hacer para que entienda bien que sea una explicacion clara, fácil de entender, didáctica, completa. " def obtener_movimientos(db: Session = Depends(get_db)): resultados = db.query(models.Movimiento).all() # Transformamos los resultados en una lista de diccionarios para que sean fácilmente serializables como JSON return [ { "id": m.id, # ID del movimiento "tipo": m.tipo, # Tipo: ingreso o egreso "categoria": m.categoria, # Categoría: sueldo, comida, transporte, etc. "monto": float(m.monto), # Monto (convertido a float para evitar problemas de serialización) "fecha": m.fecha.isoformat() # Fecha en formato ISO (yyyy-mm-ddTHH:MM:SS) } for m in resultados # Iteramos por cada movimiento encontrado ]"</text:p>
      <text:h text:style-name="Heading_20_6" text:outline-level="6">ChatGPT Plus</text:h>
      <text:p text:style-name="Text_20_body">¡Hola, Pablo! Claro que sí, te explico <text:span text:style-name="Strong_20_Emphasis">línea por línea</text:span> la función <text:span text:style-name="Source_20_Text">obtener_movimientos</text:span> de manera <text:span text:style-name="Strong_20_Emphasis">clara, fácil y didáctica</text:span>, para que realmente comprendas <text:span text:style-name="Strong_20_Emphasis">qué hace cada parte del código y por qué está escrita así</text:span>.</text:p>
      <text:p text:style-name="Horizontal_20_Line"><text:soft-page-break/></text:p>
      <text:h text:style-name="Heading_20_3" text:outline-level="3">👇 Función completa:</text:h>
      <text:p text:style-name="Preformatted_20_Text">python</text:p>
      <text:p text:style-name="Preformatted_20_Text">CopiarEditar</text:p>
      <text:p text:style-name="P3"><text:span text:style-name="Source_20_Text">def obtener_movimientos(db: Session = Depends(get_db)):</text:span></text:p>
      <text:p text:style-name="P4"><text:span text:style-name="Source_20_Text"><text:s text:c="4"/>resultados = db.query(models.Movimiento).all()</text:span></text:p>
      <text:p text:style-name="P4"><text:span text:style-name="Source_20_Text"><text:s text:c="4"/></text:span></text:p>
      <text:p text:style-name="P4"><text:span text:style-name="Source_20_Text"><text:s text:c="4"/>return [</text:span></text:p>
      <text:p text:style-name="P4"><text:span text:style-name="Source_20_Text"><text:s text:c="8"/>{</text:span></text:p>
      <text:p text:style-name="P4"><text:span text:style-name="Source_20_Text"><text:s text:c="12"/>"id": m.id,</text:span></text:p>
      <text:p text:style-name="P4"><text:span text:style-name="Source_20_Text"><text:s text:c="12"/>"tipo": m.tipo,</text:span></text:p>
      <text:p text:style-name="P4"><text:span text:style-name="Source_20_Text"><text:s text:c="12"/>"categoria": m.categoria,</text:span></text:p>
      <text:p text:style-name="P4"><text:span text:style-name="Source_20_Text"><text:s text:c="12"/>"monto": float(m.monto),</text:span></text:p>
      <text:p text:style-name="P4"><text:span text:style-name="Source_20_Text"><text:s text:c="12"/>"fecha": m.fecha.isoformat()</text:span></text:p>
      <text:p text:style-name="P4"><text:span text:style-name="Source_20_Text"><text:s text:c="8"/>}</text:span></text:p>
      <text:p text:style-name="P4"><text:span text:style-name="Source_20_Text"><text:s text:c="8"/>for m in resultados</text:span></text:p>
      <text:p text:style-name="P5"><text:span text:style-name="Source_20_Text"><text:s text:c="4"/>]</text:span></text:p>
      <text:p text:style-name="Horizontal_20_Line"/>
      <text:h text:style-name="Heading_20_2" text:outline-level="2">✅ Explicación detallada, línea por línea:</text:h>
      <text:p text:style-name="Horizontal_20_Line"/>
      <text:h text:style-name="Heading_20_3" text:outline-level="3">1️⃣</text:h>
      <text:p text:style-name="Preformatted_20_Text">python</text:p>
      <text:p text:style-name="Preformatted_20_Text">CopiarEditar</text:p>
      <text:p text:style-name="P9"><text:span text:style-name="Source_20_Text">def obtener_movimientos(db: Session = Depends(get_db)):</text:span></text:p>
      <text:list text:style-name="L41">
        <text:list-item>
          <text:p text:style-name="P60">✅ <text:span text:style-name="Strong_20_Emphasis">¿Qué se está haciendo?</text:span><text:line-break/>Se define una función llamada <text:span text:style-name="Source_20_Text">obtener_movimientos</text:span>.</text:p>
        </text:list-item>
        <text:list-item>
          <text:p text:style-name="P60">🧠 <text:span text:style-name="Strong_20_Emphasis">¿Qué es </text:span><text:span text:style-name="Strong_20_Emphasis"><text:span text:style-name="Source_20_Text">db: Session = Depends(get_db)</text:span></text:span><text:span text:style-name="Strong_20_Emphasis">?</text:span><text:line-break/>Es un parámetro llamado <text:span text:style-name="Source_20_Text">db</text:span>, que será una <text:span text:style-name="Strong_20_Emphasis">sesión de base de datos</text:span>.</text:p>
          <text:list>
            <text:list-item>
              <text:p text:style-name="P60"><text:span text:style-name="Source_20_Text">Session</text:span> indica el <text:span text:style-name="Strong_20_Emphasis">tipo de dato</text:span> que se espera (una sesión de SQLAlchemy).</text:p>
            </text:list-item>
            <text:list-item>
              <text:p text:style-name="P60"><text:span text:style-name="Source_20_Text">Depends(get_db)</text:span> le está diciendo a <text:span text:style-name="Strong_20_Emphasis">FastAPI</text:span>: “automáticamente, cuando se llame a esta función, usá la función <text:span text:style-name="Source_20_Text">get_db()</text:span> para obtener la sesión de base de datos”.</text:p>
            </text:list-item>
          </text:list>
        </text:list-item>
        <text:list-item>
          <text:p text:style-name="P60">⚙️ <text:span text:style-name="Strong_20_Emphasis">¿Por qué usamos </text:span><text:span text:style-name="Strong_20_Emphasis"><text:span text:style-name="Source_20_Text">Depends(get_db)</text:span></text:span><text:span text:style-name="Strong_20_Emphasis">?</text:span><text:line-break/>Porque FastAPI va a encargarse de:</text:p>
          <text:list>
            <text:list-item>
              <text:p text:style-name="P60">crear la sesión de base de datos (<text:span text:style-name="Source_20_Text">SessionLocal()</text:span>),</text:p>
            </text:list-item>
            <text:list-item>
              <text:p text:style-name="P60">entregarla a esta función,</text:p>
            </text:list-item>
            <text:list-item>
              <text:p text:style-name="P60">y luego <text:span text:style-name="Strong_20_Emphasis">cerrarla automáticamente</text:span>, gracias al <text:span text:style-name="Source_20_Text">yield</text:span> y el <text:span text:style-name="Source_20_Text">finally</text:span> que ya hablamos.</text:p>
            </text:list-item>
          </text:list>
        </text:list-item>
      </text:list>
      <text:p text:style-name="Horizontal_20_Line"/>
      <text:h text:style-name="Heading_20_3" text:outline-level="3"><text:soft-page-break/>2️⃣</text:h>
      <text:p text:style-name="Preformatted_20_Text">python</text:p>
      <text:p text:style-name="Preformatted_20_Text">CopiarEditar</text:p>
      <text:p text:style-name="P9"><text:span text:style-name="Source_20_Text">resultados = db.query(models.Movimiento).all()</text:span></text:p>
      <text:list text:style-name="L42">
        <text:list-item>
          <text:p text:style-name="P61">✅ <text:span text:style-name="Strong_20_Emphasis">¿Qué hace esta línea?</text:span><text:line-break/>Hace una <text:span text:style-name="Strong_20_Emphasis">consulta a la base de datos</text:span>, buscando <text:span text:style-name="Strong_20_Emphasis">todos los registros</text:span> de la tabla <text:span text:style-name="Source_20_Text">Movimiento</text:span>.</text:p>
        </text:list-item>
        <text:list-item>
          <text:p text:style-name="P61">🧠 <text:span text:style-name="Strong_20_Emphasis">¿Qué es </text:span><text:span text:style-name="Strong_20_Emphasis"><text:span text:style-name="Source_20_Text">models.Movimiento</text:span></text:span><text:span text:style-name="Strong_20_Emphasis">?</text:span><text:line-break/>Es el modelo (la clase) que representa una tabla llamada, por ejemplo, <text:span text:style-name="Source_20_Text">movimientos</text:span> en tu base de datos.</text:p>
        </text:list-item>
        <text:list-item>
          <text:p text:style-name="P61">🔄 ¿Qué devuelve esta consulta?<text:line-break/>Una <text:span text:style-name="Strong_20_Emphasis">lista de objetos Movimiento</text:span>, por ejemplo: <text:span text:style-name="Source_20_Text">[m1, m2, m3, ...]</text:span>, donde cada <text:span text:style-name="Source_20_Text">m</text:span> tiene atributos como <text:span text:style-name="Source_20_Text">.id</text:span>, <text:span text:style-name="Source_20_Text">.tipo</text:span>, etc.</text:p>
        </text:list-item>
      </text:list>
      <text:p text:style-name="Horizontal_20_Line"/>
      <text:h text:style-name="Heading_20_3" text:outline-level="3">3️⃣</text:h>
      <text:p text:style-name="Preformatted_20_Text">python</text:p>
      <text:p text:style-name="Preformatted_20_Text">CopiarEditar</text:p>
      <text:p text:style-name="P9"><text:span text:style-name="Source_20_Text">return [</text:span></text:p>
      <text:list text:style-name="L43">
        <text:list-item>
          <text:p text:style-name="P62">✅ Empieza una <text:span text:style-name="Strong_20_Emphasis">lista por comprensión</text:span> (<text:span text:style-name="Source_20_Text">list comprehension</text:span>).</text:p>
        </text:list-item>
        <text:list-item>
          <text:p text:style-name="P62">El objetivo es <text:span text:style-name="Strong_20_Emphasis">transformar los objetos Movimiento en diccionarios</text:span>, porque los objetos de SQLAlchemy <text:span text:style-name="Strong_20_Emphasis">no se pueden convertir directamente en JSON</text:span>.</text:p>
        </text:list-item>
      </text:list>
      <text:p text:style-name="Horizontal_20_Line"/>
      <text:h text:style-name="Heading_20_3" text:outline-level="3">4️⃣ a 8️⃣ – Cada uno de estos forma parte de un <text:span text:style-name="Strong_20_Emphasis">diccionario</text:span> con los datos de cada movimiento:</text:h>
      <text:h text:style-name="Heading_20_4" text:outline-level="4">4️⃣</text:h>
      <text:p text:style-name="Preformatted_20_Text">python</text:p>
      <text:p text:style-name="Preformatted_20_Text">CopiarEditar</text:p>
      <text:p text:style-name="P9"><text:span text:style-name="Source_20_Text">"id": m.id,</text:span></text:p>
      <text:list text:style-name="L44">
        <text:list-item>
          <text:p text:style-name="P63">Se extrae el <text:span text:style-name="Strong_20_Emphasis">ID único</text:span> del movimiento <text:span text:style-name="Source_20_Text">m</text:span> y se guarda en el campo <text:span text:style-name="Source_20_Text">"id"</text:span> del diccionario.</text:p>
        </text:list-item>
      </text:list>
      <text:h text:style-name="Heading_20_4" text:outline-level="4">5️⃣</text:h>
      <text:p text:style-name="Preformatted_20_Text">python</text:p>
      <text:p text:style-name="Preformatted_20_Text">CopiarEditar</text:p>
      <text:p text:style-name="P9"><text:span text:style-name="Source_20_Text">"tipo": m.tipo,</text:span></text:p>
      <text:list text:style-name="L45">
        <text:list-item>
          <text:p text:style-name="P64">Se extrae si es un <text:span text:style-name="Strong_20_Emphasis">ingreso o un egreso</text:span>, como <text:span text:style-name="Source_20_Text">"ingreso"</text:span> o <text:span text:style-name="Source_20_Text">"egreso"</text:span>.</text:p>
        </text:list-item>
      </text:list>
      <text:h text:style-name="Heading_20_4" text:outline-level="4">6️⃣</text:h>
      <text:p text:style-name="Preformatted_20_Text">python</text:p>
      <text:p text:style-name="Preformatted_20_Text"><text:soft-page-break/>CopiarEditar</text:p>
      <text:p text:style-name="P9"><text:span text:style-name="Source_20_Text">"categoria": m.categoria,</text:span></text:p>
      <text:list text:style-name="L46">
        <text:list-item>
          <text:p text:style-name="P65">Se extrae la categoría, como <text:span text:style-name="Source_20_Text">"comida"</text:span>, <text:span text:style-name="Source_20_Text">"sueldo"</text:span>, <text:span text:style-name="Source_20_Text">"alquiler"</text:span>, etc.</text:p>
        </text:list-item>
      </text:list>
      <text:h text:style-name="Heading_20_4" text:outline-level="4">7️⃣</text:h>
      <text:p text:style-name="Preformatted_20_Text">python</text:p>
      <text:p text:style-name="Preformatted_20_Text">CopiarEditar</text:p>
      <text:p text:style-name="P9"><text:span text:style-name="Source_20_Text">"monto": float(m.monto),</text:span></text:p>
      <text:list text:style-name="L47">
        <text:list-item>
          <text:p text:style-name="P66">Se convierte el <text:span text:style-name="Strong_20_Emphasis">monto</text:span> del movimiento a <text:span text:style-name="Source_20_Text">float</text:span>, para asegurarse de que se puede convertir bien a JSON (a veces, SQLAlchemy usa objetos Decimal que no son compatibles directamente con JSON).</text:p>
        </text:list-item>
      </text:list>
      <text:h text:style-name="Heading_20_4" text:outline-level="4">8️⃣</text:h>
      <text:p text:style-name="Preformatted_20_Text">python</text:p>
      <text:p text:style-name="Preformatted_20_Text">CopiarEditar</text:p>
      <text:p text:style-name="P9"><text:span text:style-name="Source_20_Text">"fecha": m.fecha.isoformat()</text:span></text:p>
      <text:list text:style-name="L48">
        <text:list-item>
          <text:p text:style-name="P67">Se toma la <text:span text:style-name="Strong_20_Emphasis">fecha del movimiento</text:span> y se convierte a <text:span text:style-name="Strong_20_Emphasis">formato ISO 8601</text:span> con <text:span text:style-name="Source_20_Text">.isoformat()</text:span>, que es estándar y fácil de usar en APIs.</text:p>
          <text:list>
            <text:list-item>
              <text:p text:style-name="P67">Ejemplo: <text:span text:style-name="Source_20_Text">"2024-08-20T15:30:00"</text:span></text:p>
            </text:list-item>
          </text:list>
        </text:list-item>
      </text:list>
      <text:p text:style-name="Horizontal_20_Line"/>
      <text:h text:style-name="Heading_20_3" text:outline-level="3">9️⃣</text:h>
      <text:p text:style-name="Preformatted_20_Text">python</text:p>
      <text:p text:style-name="Preformatted_20_Text">CopiarEditar</text:p>
      <text:p text:style-name="P9"><text:span text:style-name="Source_20_Text">for m in resultados</text:span></text:p>
      <text:list text:style-name="L49">
        <text:list-item>
          <text:p text:style-name="P68">🔁 Esta línea cierra la comprensión de lista.</text:p>
        </text:list-item>
        <text:list-item>
          <text:p text:style-name="P68">Significa: <text:span text:style-name="Strong_20_Emphasis">“por cada objeto </text:span><text:span text:style-name="Strong_20_Emphasis"><text:span text:style-name="Source_20_Text">m</text:span></text:span><text:span text:style-name="Strong_20_Emphasis"> en la lista </text:span><text:span text:style-name="Strong_20_Emphasis"><text:span text:style-name="Source_20_Text">resultados</text:span></text:span><text:span text:style-name="Strong_20_Emphasis"> (que viene de la base de datos)”</text:span>, creá un diccionario con los campos <text:span text:style-name="Source_20_Text">"id"</text:span>, <text:span text:style-name="Source_20_Text">"tipo"</text:span>, etc.</text:p>
        </text:list-item>
      </text:list>
      <text:p text:style-name="Horizontal_20_Line"/>
      <text:h text:style-name="Heading_20_2" text:outline-level="2">🔚 Resultado final</text:h>
      <text:p text:style-name="Text_20_body">Esta función devuelve algo como esto:</text:p>
      <text:p text:style-name="Preformatted_20_Text">json</text:p>
      <text:p text:style-name="Preformatted_20_Text">CopiarEditar</text:p>
      <text:p text:style-name="P3"><text:span text:style-name="Source_20_Text">[</text:span></text:p>
      <text:p text:style-name="P4"><text:span text:style-name="Source_20_Text"><text:s text:c="2"/>{</text:span></text:p>
      <text:p text:style-name="P4"><text:span text:style-name="Source_20_Text"><text:s text:c="4"/>"id": 1,</text:span></text:p>
      <text:p text:style-name="P4"><text:span text:style-name="Source_20_Text"><text:s text:c="4"/>"tipo": "ingreso",</text:span></text:p>
      <text:p text:style-name="P4"><text:span text:style-name="Source_20_Text"><text:s text:c="4"/>"categoria": "sueldo",</text:span></text:p>
      <text:p text:style-name="P4"><text:span text:style-name="Source_20_Text"><text:s text:c="4"/>"monto": 50000.0,</text:span></text:p>
      <text:p text:style-name="P4"><text:span text:style-name="Source_20_Text"><text:s text:c="4"/>"fecha": "2024-08-20T15:30:00"</text:span></text:p>
      <text:p text:style-name="P4"><text:span text:style-name="Source_20_Text"><text:s text:c="2"/>},</text:span></text:p>
      <text:p text:style-name="P4"><text:span text:style-name="Source_20_Text"><text:s text:c="2"/>{</text:span></text:p>
      <text:p text:style-name="P4"><text:soft-page-break/><text:span text:style-name="Source_20_Text"><text:s text:c="4"/>"id": 2,</text:span></text:p>
      <text:p text:style-name="P4"><text:span text:style-name="Source_20_Text"><text:s text:c="4"/>"tipo": "egreso",</text:span></text:p>
      <text:p text:style-name="P4"><text:span text:style-name="Source_20_Text"><text:s text:c="4"/>"categoria": "comida",</text:span></text:p>
      <text:p text:style-name="P4"><text:span text:style-name="Source_20_Text"><text:s text:c="4"/>"monto": 2500.0,</text:span></text:p>
      <text:p text:style-name="P4"><text:span text:style-name="Source_20_Text"><text:s text:c="4"/>"fecha": "2024-08-21T12:00:00"</text:span></text:p>
      <text:p text:style-name="P4"><text:span text:style-name="Source_20_Text"><text:s text:c="2"/>}</text:span></text:p>
      <text:p text:style-name="P5"><text:span text:style-name="Source_20_Text">]</text:span></text:p>
      <text:p text:style-name="Horizontal_20_Line"/>
      <text:h text:style-name="Heading_20_2" text:outline-level="2">✅ ¿Por qué hacemos todo esto?</text:h>
      <text:p text:style-name="Text_20_body">Porque FastAPI puede <text:span text:style-name="Strong_20_Emphasis">devolver JSON automáticamente</text:span>, pero no puede trabajar directamente con objetos de SQLAlchemy. Por eso transformamos los datos a <text:span text:style-name="Strong_20_Emphasis">diccionarios simples</text:span>, que <text:span text:style-name="Strong_20_Emphasis">sí se pueden serializar</text:span> y enviar por la web como respuesta de la API.</text:p>
      <text:p text:style-name="Horizontal_20_Line"/>
      <text:p text:style-name="Text_20_body">Si querés, también te puedo hacer un gráfico o diagrama de flujo para visualizar cómo fluye esta función. ¿Te gustaría?</text:p>
      <text:h text:style-name="Heading_20_5" text:outline-level="5">Tú dijiste:</text:h>
      <text:p text:style-name="Text_20_body">Porque este objetos devuelve una lista de objetos m, porque no puede ser objertos x ,objetos p, porque tiene que ser una lista de objetos m? "resultados = db.query(models.Movimiento).all()"</text:p>
      <text:h text:style-name="Heading_20_6" text:outline-level="6">ChatGPT Plus</text:h>
      <text:p text:style-name="Text_20_body">Muy buena pregunta. No tiene que ser necesariamente una lista de objetos <text:span text:style-name="Source_20_Text">m</text:span>. El nombre <text:span text:style-name="Source_20_Text">m</text:span> es solo una <text:span text:style-name="Strong_20_Emphasis">variable temporal</text:span> usada en el <text:span text:style-name="Source_20_Text">for</text:span> para recorrer cada objeto dentro de la lista <text:span text:style-name="Source_20_Text">resultados</text:span>.</text:p>
      <text:p text:style-name="Text_20_body">Veamos esto paso a paso:</text:p>
      <text:h text:style-name="Heading_20_3" text:outline-level="3">Esta línea:</text:h>
      <text:p text:style-name="Preformatted_20_Text">python</text:p>
      <text:p text:style-name="Preformatted_20_Text">CopiarEditar</text:p>
      <text:p text:style-name="P9"><text:span text:style-name="Source_20_Text">resultados = db.query(models.Movimiento).all()</text:span></text:p>
      <text:p text:style-name="Text_20_body">→ Esto <text:span text:style-name="Strong_20_Emphasis">consulta todos los registros</text:span> de la tabla <text:span text:style-name="Source_20_Text">Movimiento</text:span> en la base de datos.</text:p>
      <text:p text:style-name="Text_20_body">El método <text:span text:style-name="Source_20_Text">.all()</text:span> devuelve una <text:span text:style-name="Strong_20_Emphasis">lista de objetos</text:span>, donde cada objeto representa una fila de la tabla <text:span text:style-name="Source_20_Text">Movimiento</text:span>.</text:p>
      <text:p text:style-name="Horizontal_20_Line"/>
      <text:h text:style-name="Heading_20_3" text:outline-level="3">Luego, en esta parte del código:</text:h>
      <text:p text:style-name="Preformatted_20_Text">python</text:p>
      <text:p text:style-name="Preformatted_20_Text">CopiarEditar</text:p>
      <text:p text:style-name="P3"><text:span text:style-name="Source_20_Text">[</text:span></text:p>
      <text:p text:style-name="P4"><text:span text:style-name="Source_20_Text"><text:s text:c="4"/>{</text:span></text:p>
      <text:p text:style-name="P4"><text:span text:style-name="Source_20_Text"><text:s text:c="8"/>"id": m.id,</text:span></text:p>
      <text:p text:style-name="P4"><text:span text:style-name="Source_20_Text"><text:s text:c="8"/>"tipo": m.tipo,</text:span></text:p>
      <text:p text:style-name="P4"><text:span text:style-name="Source_20_Text"><text:s text:c="8"/>"categoria": m.categoria,</text:span></text:p>
      <text:p text:style-name="P4"><text:span text:style-name="Source_20_Text"><text:s text:c="8"/>"monto": float(m.monto),</text:span></text:p>
      <text:p text:style-name="P4"><text:span text:style-name="Source_20_Text"><text:s text:c="8"/>"fecha": m.fecha.isoformat()</text:span></text:p>
      <text:p text:style-name="P4"><text:soft-page-break/><text:span text:style-name="Source_20_Text"><text:s text:c="4"/>}</text:span></text:p>
      <text:p text:style-name="P4"><text:span text:style-name="Source_20_Text"><text:s text:c="4"/>for m in resultados</text:span></text:p>
      <text:p text:style-name="P5"><text:span text:style-name="Source_20_Text">]</text:span></text:p>
      <text:list text:style-name="L50">
        <text:list-item>
          <text:p text:style-name="P69"><text:span text:style-name="Strong_20_Emphasis"><text:span text:style-name="Source_20_Text">for m in resultados</text:span></text:span> significa: por cada objeto dentro de la lista <text:span text:style-name="Source_20_Text">resultados</text:span>, llamalo temporalmente <text:span text:style-name="Source_20_Text">m</text:span>.</text:p>
        </text:list-item>
        <text:list-item>
          <text:p text:style-name="P69">Podrías reemplazar <text:span text:style-name="Source_20_Text">m</text:span> por <text:span text:style-name="Strong_20_Emphasis">cualquier otro nombre de variable</text:span>, por ejemplo <text:span text:style-name="Source_20_Text">mov</text:span>, <text:span text:style-name="Source_20_Text">movimiento</text:span>, <text:span text:style-name="Source_20_Text">fila</text:span>, etc. Python lo permite, y el código funcionaría igual:</text:p>
          <text:p text:style-name="P70">python</text:p>
          <text:p text:style-name="P70">CopiarEditar</text:p>
          <text:p text:style-name="P71"><text:span text:style-name="Source_20_Text">for movimiento in resultados</text:span></text:p>
          <text:p text:style-name="P69">y luego tendrías que usar ese mismo nombre en el diccionario:</text:p>
          <text:p text:style-name="P70">python</text:p>
          <text:p text:style-name="P70">CopiarEditar</text:p>
          <text:p text:style-name="P72"><text:span text:style-name="Source_20_Text">{</text:span></text:p>
          <text:p text:style-name="P73"><text:span text:style-name="Source_20_Text"><text:s text:c="4"/>"id": movimiento.id,</text:span></text:p>
          <text:p text:style-name="P73"><text:span text:style-name="Source_20_Text"><text:s text:c="4"/>"tipo": movimiento.tipo,</text:span></text:p>
          <text:p text:style-name="P73"><text:span text:style-name="Source_20_Text"><text:s text:c="4"/>...</text:span></text:p>
          <text:p text:style-name="P74"><text:span text:style-name="Source_20_Text">}</text:span></text:p>
        </text:list-item>
      </text:list>
      <text:p text:style-name="Horizontal_20_Line"/>
      <text:h text:style-name="Heading_20_3" text:outline-level="3">En resumen:</text:h>
      <text:p text:style-name="Text_20_body">No tiene que ser <text:span text:style-name="Source_20_Text">m</text:span>. Se usa <text:span text:style-name="Source_20_Text">m</text:span> solo como una <text:span text:style-name="Strong_20_Emphasis">abreviatura</text:span> de "movimiento", pero podés poner cualquier nombre que te resulte más claro. Lo importante es que sea <text:span text:style-name="Strong_20_Emphasis">coherente</text:span> en todo el bloque de código.</text:p>
      <text:p text:style-name="Text_20_body">¿Querés que reescriba esa parte con nombres más descriptivos como <text:span text:style-name="Source_20_Text">movimiento</text:span> para que se entienda mejor?</text:p>
      <text:h text:style-name="Heading_20_5" text:outline-level="5">Tú dijiste:</text:h>
      <text:p text:style-name="Text_20_body">1. resultados = db.query(models.Movimiento).all(). En este codigo db es un objerto sesion o de conexion del la clase SessionLocal() ? 2. query es un metodo de db, y all es un metodo de que?</text:p>
      <text:h text:style-name="Heading_20_6" text:outline-level="6">ChatGPT Plus</text:h>
      <text:p text:style-name="Text_20_body">¡Excelente! Vamos con tus dos preguntas paso a paso:</text:p>
      <text:p text:style-name="Horizontal_20_Line"/>
      <text:h text:style-name="Heading_20_3" text:outline-level="3">✅ <text:span text:style-name="Strong_20_Emphasis">1. ¿</text:span><text:span text:style-name="Strong_20_Emphasis"><text:span text:style-name="Source_20_Text">db</text:span></text:span><text:span text:style-name="Strong_20_Emphasis"> es un objeto sesión o conexión de la clase </text:span><text:span text:style-name="Strong_20_Emphasis"><text:span text:style-name="Source_20_Text">SessionLocal()</text:span></text:span><text:span text:style-name="Strong_20_Emphasis">?</text:span></text:h>
      <text:p text:style-name="Text_20_body"><text:span text:style-name="Strong_20_Emphasis">Sí</text:span>, exactamente.</text:p>
      <text:p text:style-name="Text_20_body">Cuando usás este código:</text:p>
      <text:p text:style-name="Preformatted_20_Text">python</text:p>
      <text:p text:style-name="Preformatted_20_Text">CopiarEditar</text:p>
      <text:p text:style-name="P9"><text:span text:style-name="Source_20_Text">def obtener_movimientos(db: Session = Depends(get_db)):</text:span></text:p>
      <text:p text:style-name="Text_20_body"><text:soft-page-break/>Estás diciéndole a FastAPI que ejecute la función <text:span text:style-name="Source_20_Text">get_db()</text:span> antes de correr <text:span text:style-name="Source_20_Text">obtener_movimientos</text:span>. Y dentro de <text:span text:style-name="Source_20_Text">get_db()</text:span> tenés:</text:p>
      <text:p text:style-name="Preformatted_20_Text">python</text:p>
      <text:p text:style-name="Preformatted_20_Text">CopiarEditar</text:p>
      <text:p text:style-name="P3"><text:span text:style-name="Source_20_Text">def get_db():</text:span></text:p>
      <text:p text:style-name="P4"><text:span text:style-name="Source_20_Text"><text:s text:c="4"/>db = SessionLocal() <text:s/># ← Esto crea una instancia de sesión de base de datos</text:span></text:p>
      <text:p text:style-name="P4"><text:span text:style-name="Source_20_Text"><text:s text:c="4"/>try:</text:span></text:p>
      <text:p text:style-name="P4"><text:span text:style-name="Source_20_Text"><text:s text:c="8"/>yield db</text:span></text:p>
      <text:p text:style-name="P4"><text:span text:style-name="Source_20_Text"><text:s text:c="4"/>finally:</text:span></text:p>
      <text:p text:style-name="P5"><text:span text:style-name="Source_20_Text"><text:s text:c="8"/>db.close()</text:span></text:p>
      <text:p text:style-name="Text_20_body">🔹 <text:span text:style-name="Strong_20_Emphasis"><text:span text:style-name="Source_20_Text">SessionLocal()</text:span></text:span> es una <text:span text:style-name="Strong_20_Emphasis">clase generada por SQLAlchemy</text:span> que crea una <text:span text:style-name="Strong_20_Emphasis">nueva sesión de conexión a la base de datos</text:span>.<text:line-break/>🔹 Esa sesión se llama <text:span text:style-name="Source_20_Text">db</text:span>, y es la que se entrega al endpoint por medio de la inyección de dependencias (<text:span text:style-name="Source_20_Text">Depends(get_db)</text:span>).</text:p>
      <text:p text:style-name="Text_20_body">👉 Entonces, <text:span text:style-name="Strong_20_Emphasis"><text:span text:style-name="Source_20_Text">db</text:span></text:span><text:span text:style-name="Strong_20_Emphasis"> es una instancia de sesión</text:span> creada por <text:span text:style-name="Source_20_Text">SessionLocal()</text:span> que sirve para ejecutar consultas SQL.</text:p>
      <text:p text:style-name="Horizontal_20_Line"/>
      <text:h text:style-name="Heading_20_3" text:outline-level="3">✅ <text:span text:style-name="Strong_20_Emphasis">2. ¿</text:span><text:span text:style-name="Strong_20_Emphasis"><text:span text:style-name="Source_20_Text">query</text:span></text:span><text:span text:style-name="Strong_20_Emphasis"> es un método de </text:span><text:span text:style-name="Strong_20_Emphasis"><text:span text:style-name="Source_20_Text">db</text:span></text:span><text:span text:style-name="Strong_20_Emphasis">, y </text:span><text:span text:style-name="Strong_20_Emphasis"><text:span text:style-name="Source_20_Text">all</text:span></text:span><text:span text:style-name="Strong_20_Emphasis"> es un método de qué?</text:span></text:h>
      <text:p text:style-name="Text_20_body"><text:span text:style-name="Strong_20_Emphasis">Correcto otra vez</text:span>:</text:p>
      <text:h text:style-name="Heading_20_4" text:outline-level="4">🔸 <text:span text:style-name="Source_20_Text">query(...)</text:span></text:h>
      <text:p text:style-name="Text_20_body">Es un <text:span text:style-name="Strong_20_Emphasis">método de </text:span><text:span text:style-name="Strong_20_Emphasis"><text:span text:style-name="Source_20_Text">db</text:span></text:span>, y <text:span text:style-name="Source_20_Text">db</text:span> es una instancia de una sesión de SQLAlchemy. Este método permite construir una consulta a la base de datos. En este caso:</text:p>
      <text:p text:style-name="Preformatted_20_Text">python</text:p>
      <text:p text:style-name="Preformatted_20_Text">CopiarEditar</text:p>
      <text:p text:style-name="P9"><text:span text:style-name="Source_20_Text">db.query(models.Movimiento)</text:span></text:p>
      <text:p text:style-name="Text_20_body">significa: <text:span text:style-name="Emphasis">"Prepará una consulta para traer datos del modelo </text:span><text:span text:style-name="Emphasis"><text:span text:style-name="Source_20_Text">Movimiento</text:span></text:span><text:span text:style-name="Emphasis"> (una tabla)"</text:span>.</text:p>
      <text:h text:style-name="Heading_20_4" text:outline-level="4">🔸 <text:span text:style-name="Source_20_Text">.all()</text:span></text:h>
      <text:p text:style-name="Text_20_body">Es un <text:span text:style-name="Strong_20_Emphasis">método del objeto que devuelve </text:span><text:span text:style-name="Strong_20_Emphasis"><text:span text:style-name="Source_20_Text">query(...)</text:span></text:span>.</text:p>
      <text:p text:style-name="Text_20_body">O sea, <text:span text:style-name="Source_20_Text">query(...)</text:span> devuelve un objeto especial de SQLAlchemy llamado <text:span text:style-name="Source_20_Text">Query</text:span>, y <text:span text:style-name="Source_20_Text">.all()</text:span> es un método de ese objeto que ejecuta la consulta y <text:span text:style-name="Strong_20_Emphasis">devuelve todos los resultados</text:span> como una lista.</text:p>
      <text:p text:style-name="Horizontal_20_Line"/>
      <text:h text:style-name="Heading_20_3" text:outline-level="3">🔄 En resumen:</text:h>
      <table:table table:name="Table8" table:style-name="Table8">
        <table:table-column table:style-name="Table8.A"/>
        <table:table-column table:style-name="Table8.B"/>
        <table:table-header-rows>
          <table:table-row>
            <table:table-cell table:style-name="Table8.A1" office:value-type="string">
              <text:p text:style-name="Table_20_Heading">Elemento</text:p>
            </table:table-cell>
            <table:table-cell table:style-name="Table8.A1" office:value-type="string">
              <text:p text:style-name="Table_20_Heading">Qué es</text:p>
            </table:table-cell>
          </table:table-row>
        </table:table-header-rows>
        <table:table-row>
          <table:table-cell table:style-name="Table8.A1" office:value-type="string">
            <text:p text:style-name="Table_20_Contents"><text:span text:style-name="Source_20_Text">db</text:span></text:p>
          </table:table-cell>
          <table:table-cell table:style-name="Table8.A1" office:value-type="string">
            <text:p text:style-name="Table_20_Contents">Una sesión de base de datos (<text:span text:style-name="Source_20_Text">SessionLocal()</text:span>)</text:p>
          </table:table-cell>
        </table:table-row>
        <table:table-row>
          <table:table-cell table:style-name="Table8.A1" office:value-type="string">
            <text:p text:style-name="Table_20_Contents"><text:span text:style-name="Source_20_Text">db.query(...)</text:span></text:p>
          </table:table-cell>
          <table:table-cell table:style-name="Table8.A1" office:value-type="string">
            <text:p text:style-name="Table_20_Contents">Crea una consulta a la tabla o modelo especificado</text:p>
          </table:table-cell>
        </table:table-row>
        <table:table-row>
          <table:table-cell table:style-name="Table8.A1" office:value-type="string">
            <text:p text:style-name="Table_20_Contents"><text:span text:style-name="Source_20_Text">.all()</text:span></text:p>
          </table:table-cell>
          <table:table-cell table:style-name="Table8.A1" office:value-type="string">
            <text:p text:style-name="Table_20_Contents">Ejecuta esa consulta y devuelve todos los resultados</text:p>
          </table:table-cell>
        </table:table-row>
      </table:table>
      <text:p text:style-name="Horizontal_20_Line"/>
      <text:p text:style-name="Text_20_body"><text:soft-page-break/>¿Querés que te lo muestre visualmente con una analogía o esquema para fijarlo más fácil?</text:p>
      <text:h text:style-name="Heading_20_5" text:outline-level="5">Tú dijiste:</text:h>
      <text:p text:style-name="Text_20_body">1. Query es un objeto devuelto por el metodo query(...)que no tiene clase ? 2. Que es una lista de comprensión? 3 En este codigo for m in resultados , for seria una estructura de control cíclica? 4 Porque debo convertir la lista de objetos en diccionarios, y que vinculación tiene los diccionarios con un mensaje Json?</text:p>
      <text:h text:style-name="Heading_20_6" text:outline-level="6">ChatGPT Plus</text:h>
      <text:p text:style-name="Text_20_body">¡Muy buenas preguntas! Vamos una por una, con claridad:</text:p>
      <text:p text:style-name="Horizontal_20_Line"/>
      <text:h text:style-name="Heading_20_3" text:outline-level="3">✅ <text:span text:style-name="Strong_20_Emphasis">1. ¿</text:span><text:span text:style-name="Strong_20_Emphasis"><text:span text:style-name="Source_20_Text">Query</text:span></text:span><text:span text:style-name="Strong_20_Emphasis"> es un objeto devuelto por </text:span><text:span text:style-name="Strong_20_Emphasis"><text:span text:style-name="Source_20_Text">query(...)</text:span></text:span><text:span text:style-name="Strong_20_Emphasis"> que no tiene clase?</text:span></text:h>
      <text:p text:style-name="Text_20_body">No, al contrario:</text:p>
      <text:p text:style-name="Text_20_body">🔹 <text:span text:style-name="Source_20_Text">query(...)</text:span> devuelve un <text:span text:style-name="Strong_20_Emphasis">objeto de la clase </text:span><text:span text:style-name="Strong_20_Emphasis"><text:span text:style-name="Source_20_Text">Query</text:span></text:span>, que es una clase de SQLAlchemy.</text:p>
      <text:p text:style-name="Text_20_body">Ejemplo:</text:p>
      <text:p text:style-name="Preformatted_20_Text">python</text:p>
      <text:p text:style-name="Preformatted_20_Text">CopiarEditar</text:p>
      <text:p text:style-name="P3"><text:span text:style-name="Source_20_Text">consulta = db.query(models.Movimiento)</text:span></text:p>
      <text:p text:style-name="P4"><text:span text:style-name="Source_20_Text">type(consulta)</text:span></text:p>
      <text:p text:style-name="P5"><text:span text:style-name="Source_20_Text"># → &lt;class 'sqlalchemy.orm.query.Query'&gt;</text:span></text:p>
      <text:p text:style-name="Text_20_body">👉 Así que sí tiene clase, y es <text:span text:style-name="Strong_20_Emphasis">una clase poderosa</text:span> que representa una consulta SQL que todavía no fue ejecutada.</text:p>
      <text:p text:style-name="Horizontal_20_Line"/>
      <text:h text:style-name="Heading_20_3" text:outline-level="3">✅ <text:span text:style-name="Strong_20_Emphasis">2. ¿Qué es una lista de comprensión?</text:span></text:h>
      <text:p text:style-name="Text_20_body">Una <text:span text:style-name="Strong_20_Emphasis">lista por comprensión</text:span> (o list comprehension) es una forma breve y elegante de crear listas en Python.</text:p>
      <text:h text:style-name="Heading_20_4" text:outline-level="4">Ejemplo tradicional:</text:h>
      <text:p text:style-name="Preformatted_20_Text">python</text:p>
      <text:p text:style-name="Preformatted_20_Text">CopiarEditar</text:p>
      <text:p text:style-name="P3"><text:span text:style-name="Source_20_Text">nombres = []</text:span></text:p>
      <text:p text:style-name="P4"><text:span text:style-name="Source_20_Text">for persona in personas:</text:span></text:p>
      <text:p text:style-name="P5"><text:span text:style-name="Source_20_Text"><text:s text:c="4"/>nombres.append(persona.nombre)</text:span></text:p>
      <text:h text:style-name="Heading_20_4" text:outline-level="4">Con comprensión:</text:h>
      <text:p text:style-name="Preformatted_20_Text">python</text:p>
      <text:p text:style-name="Preformatted_20_Text">CopiarEditar</text:p>
      <text:p text:style-name="P9"><text:span text:style-name="Source_20_Text">nombres = [persona.nombre for persona in personas]</text:span></text:p>
      <text:p text:style-name="Text_20_body">✔️ Es lo mismo, pero más corto y legible.</text:p>
      <text:p text:style-name="Horizontal_20_Line"/>
      <text:h text:style-name="Heading_20_3" text:outline-level="3"><text:soft-page-break/>✅ <text:span text:style-name="Strong_20_Emphasis">3. En </text:span><text:span text:style-name="Strong_20_Emphasis"><text:span text:style-name="Source_20_Text">for m in resultados</text:span></text:span><text:span text:style-name="Strong_20_Emphasis">, ¿</text:span><text:span text:style-name="Strong_20_Emphasis"><text:span text:style-name="Source_20_Text">for</text:span></text:span><text:span text:style-name="Strong_20_Emphasis"> es una estructura de control cíclica?</text:span></text:h>
      <text:p text:style-name="Text_20_body"><text:span text:style-name="Strong_20_Emphasis">Sí.</text:span><text:line-break/>El <text:span text:style-name="Source_20_Text">for</text:span> en Python es una <text:span text:style-name="Strong_20_Emphasis">estructura de control cíclica</text:span> (o bucle), que se usa para <text:span text:style-name="Strong_20_Emphasis">repetir acciones</text:span> sobre elementos de una colección, como una lista, un diccionario, etc.</text:p>
      <text:p text:style-name="Text_20_body">En tu caso:</text:p>
      <text:p text:style-name="Preformatted_20_Text">python</text:p>
      <text:p text:style-name="Preformatted_20_Text">CopiarEditar</text:p>
      <text:p text:style-name="P3"><text:span text:style-name="Source_20_Text">for m in resultados:</text:span></text:p>
      <text:p text:style-name="P5"><text:span text:style-name="Source_20_Text"><text:s text:c="4"/>...</text:span></text:p>
      <text:p text:style-name="Text_20_body">🔸 Está recorriendo <text:span text:style-name="Strong_20_Emphasis">cada elemento </text:span><text:span text:style-name="Strong_20_Emphasis"><text:span text:style-name="Source_20_Text">m</text:span></text:span> en la lista <text:span text:style-name="Source_20_Text">resultados</text:span>, que contiene objetos <text:span text:style-name="Source_20_Text">Movimiento</text:span>.</text:p>
      <text:p text:style-name="Horizontal_20_Line"/>
      <text:h text:style-name="Heading_20_3" text:outline-level="3">✅ <text:span text:style-name="Strong_20_Emphasis">4. ¿Por qué debo convertir la lista de objetos en diccionarios? ¿Qué relación hay con JSON?</text:span></text:h>
      <text:p text:style-name="Text_20_body">Los <text:span text:style-name="Strong_20_Emphasis">objetos devueltos por SQLAlchemy</text:span> (<text:span text:style-name="Source_20_Text">m</text:span>) son instancias de clases como <text:span text:style-name="Source_20_Text">models.Movimiento</text:span>. Pero esos objetos <text:span text:style-name="Strong_20_Emphasis">no se pueden convertir automáticamente a JSON</text:span>.</text:p>
      <text:h text:style-name="Heading_20_4" text:outline-level="4">🔸 JSON (JavaScript Object Notation) solo puede trabajar con:</text:h>
      <text:list text:style-name="L51">
        <text:list-item>
          <text:p text:style-name="P75">Diccionarios (<text:span text:style-name="Source_20_Text">dict</text:span>)</text:p>
        </text:list-item>
        <text:list-item>
          <text:p text:style-name="P75">Listas (<text:span text:style-name="Source_20_Text">list</text:span>)</text:p>
        </text:list-item>
        <text:list-item>
          <text:p text:style-name="P75">Strings, números, <text:span text:style-name="Source_20_Text">True</text:span>, <text:span text:style-name="Source_20_Text">False</text:span>, <text:span text:style-name="Source_20_Text">None</text:span></text:p>
        </text:list-item>
      </text:list>
      <text:p text:style-name="Horizontal_20_Line"/>
      <text:h text:style-name="Heading_20_4" text:outline-level="4">⚠️ Entonces, <text:span text:style-name="Strong_20_Emphasis">¿por qué convertir a diccionario?</text:span></text:h>
      <text:p text:style-name="Text_20_body">Porque FastAPI (o cualquier API) necesita <text:span text:style-name="Strong_20_Emphasis">convertir el resultado final en JSON</text:span> para enviarlo al navegador o al cliente.<text:line-break/>Y para eso, primero <text:span text:style-name="Strong_20_Emphasis">tenés que transformar tus objetos en estructuras compatibles</text:span>, como:</text:p>
      <text:p text:style-name="Preformatted_20_Text">python</text:p>
      <text:p text:style-name="Preformatted_20_Text">CopiarEditar</text:p>
      <text:p text:style-name="P3"><text:span text:style-name="Source_20_Text">{</text:span></text:p>
      <text:p text:style-name="P4"><text:span text:style-name="Source_20_Text"><text:s text:c="2"/>"id": 1,</text:span></text:p>
      <text:p text:style-name="P4"><text:span text:style-name="Source_20_Text"><text:s text:c="2"/>"monto": 200,</text:span></text:p>
      <text:p text:style-name="P4"><text:span text:style-name="Source_20_Text"><text:s text:c="2"/>"detalle": "Compra",</text:span></text:p>
      <text:p text:style-name="P4"><text:span text:style-name="Source_20_Text"><text:s text:c="2"/>...</text:span></text:p>
      <text:p text:style-name="P5"><text:span text:style-name="Source_20_Text">}</text:span></text:p>
      <text:p text:style-name="Text_20_body">🔸 Esto es un diccionario, que <text:span text:style-name="Strong_20_Emphasis">sí se puede convertir a JSON.</text:span></text:p>
      <text:p text:style-name="Horizontal_20_Line"/>
      <text:h text:style-name="Heading_20_4" text:outline-level="4"><text:soft-page-break/>✅ Resumen visual:</text:h>
      <table:table table:name="Table9" table:style-name="Table9">
        <table:table-column table:style-name="Table9.A"/>
        <table:table-column table:style-name="Table9.B"/>
        <table:table-header-rows>
          <table:table-row>
            <table:table-cell table:style-name="Table9.A1" office:value-type="string">
              <text:p text:style-name="Table_20_Heading">Concepto</text:p>
            </table:table-cell>
            <table:table-cell table:style-name="Table9.A1" office:value-type="string">
              <text:p text:style-name="Table_20_Heading">Explicación corta</text:p>
            </table:table-cell>
          </table:table-row>
        </table:table-header-rows>
        <table:table-row>
          <table:table-cell table:style-name="Table9.A1" office:value-type="string">
            <text:p text:style-name="Table_20_Contents"><text:span text:style-name="Source_20_Text">Query</text:span></text:p>
          </table:table-cell>
          <table:table-cell table:style-name="Table9.A1" office:value-type="string">
            <text:p text:style-name="Table_20_Contents">Clase de SQLAlchemy para construir y ejecutar consultas</text:p>
          </table:table-cell>
        </table:table-row>
        <table:table-row>
          <table:table-cell table:style-name="Table9.A1" office:value-type="string">
            <text:p text:style-name="Table_20_Contents">Lista por comprensión</text:p>
          </table:table-cell>
          <table:table-cell table:style-name="Table9.A1" office:value-type="string">
            <text:p text:style-name="Table_20_Contents">Forma resumida de construir listas en Python</text:p>
          </table:table-cell>
        </table:table-row>
        <table:table-row>
          <table:table-cell table:style-name="Table9.A1" office:value-type="string">
            <text:p text:style-name="Table_20_Contents"><text:span text:style-name="Source_20_Text">for</text:span></text:p>
          </table:table-cell>
          <table:table-cell table:style-name="Table9.A1" office:value-type="string">
            <text:p text:style-name="Table_20_Contents">Bucle (estructura de control cíclica) que repite una acción por cada elemento</text:p>
          </table:table-cell>
        </table:table-row>
        <table:table-row>
          <table:table-cell table:style-name="Table9.A1" office:value-type="string">
            <text:p text:style-name="Table_20_Contents">Diccionario → JSON</text:p>
          </table:table-cell>
          <table:table-cell table:style-name="Table9.A1" office:value-type="string">
            <text:p text:style-name="Table_20_Contents">FastAPI convierte diccionarios en JSON para enviar datos</text:p>
          </table:table-cell>
        </table:table-row>
        <table:table-row>
          <table:table-cell table:style-name="Table9.A1" office:value-type="string">
            <text:p text:style-name="Table_20_Contents">¿Por qué convertir?</text:p>
          </table:table-cell>
          <table:table-cell table:style-name="Table9.A1" office:value-type="string">
            <text:p text:style-name="Table_20_Contents">Porque los objetos de base de datos no son serializables automáticamente</text:p>
          </table:table-cell>
        </table:table-row>
      </table:table>
      <text:p text:style-name="Horizontal_20_Line"/>
      <text:p text:style-name="Text_20_body">¿Querés que te prepare un ejemplo visual mostrando todo el flujo desde la base de datos hasta el JSON?</text:p>
      <text:h text:style-name="Heading_20_5" text:outline-level="5">Tú dijiste:</text:h>
      <text:p text:style-name="Text_20_body">1. En el codigo de la funcion "def obtener_movimientos(db: Session = Depends(get_db)): " vos ves el manejo de lista de comprension, si o no?</text:p>
      <text:h text:style-name="Heading_20_6" text:outline-level="6">ChatGPT Plus</text:h>
      <text:p text:style-name="Text_20_body">✅ <text:span text:style-name="Strong_20_Emphasis">Respuesta directa:</text:span><text:line-break/><text:span text:style-name="Strong_20_Emphasis">No</text:span>, en ese código <text:span text:style-name="Strong_20_Emphasis">no se está usando una lista por comprensión</text:span>.</text:p>
      <text:p text:style-name="Horizontal_20_Line"/>
      <text:h text:style-name="Heading_20_3" text:outline-level="3">📌 Explicación:</text:h>
      <text:p text:style-name="Preformatted_20_Text">python</text:p>
      <text:p text:style-name="Preformatted_20_Text">CopiarEditar</text:p>
      <text:p text:style-name="P3"><text:span text:style-name="Source_20_Text">def obtener_movimientos(db: Session = Depends(get_db)):</text:span></text:p>
      <text:p text:style-name="P4"><text:span text:style-name="Source_20_Text"><text:s text:c="4"/>resultados = db.query(models.Movimiento).all()</text:span></text:p>
      <text:p text:style-name="P5"><text:span text:style-name="Source_20_Text"><text:s text:c="4"/>return resultados</text:span></text:p>
      <text:p text:style-name="Text_20_body">Este código simplemente:</text:p>
      <text:list text:style-name="L52">
        <text:list-item>
          <text:p text:style-name="P76">Ejecuta la consulta con <text:span text:style-name="Source_20_Text">db.query(...)</text:span></text:p>
        </text:list-item>
        <text:list-item>
          <text:p text:style-name="P76">Al usar <text:span text:style-name="Source_20_Text">.all()</text:span>, obtiene una <text:span text:style-name="Strong_20_Emphasis">lista de objetos </text:span><text:span text:style-name="Strong_20_Emphasis"><text:span text:style-name="Source_20_Text">Movimiento</text:span></text:span></text:p>
        </text:list-item>
        <text:list-item>
          <text:p text:style-name="P76"><text:span text:style-name="Strong_20_Emphasis">Devuelve esa lista de objetos</text:span>, tal cual, <text:span text:style-name="Strong_20_Emphasis">sin modificarla ni transformarla en otra lista</text:span></text:p>
        </text:list-item>
      </text:list>
      <text:p text:style-name="Horizontal_20_Line"/>
      <text:h text:style-name="Heading_20_3" text:outline-level="3">🧠 ¿Cuándo se usaría una lista por comprensión?</text:h>
      <text:p text:style-name="Text_20_body">Cuando querés transformar cada objeto antes de devolverlo:</text:p>
      <text:p text:style-name="Preformatted_20_Text">python</text:p>
      <text:p text:style-name="Preformatted_20_Text">CopiarEditar</text:p>
      <text:p text:style-name="P9"><text:span text:style-name="Source_20_Text">return [m.to_dict() for m in resultados]</text:span></text:p>
      <text:p text:style-name="Text_20_body">o</text:p>
      <text:p text:style-name="Preformatted_20_Text">python</text:p>
      <text:p text:style-name="Preformatted_20_Text">CopiarEditar</text:p>
      <text:p text:style-name="P9"><text:soft-page-break/><text:span text:style-name="Source_20_Text">return [{"id": m.id, "monto": m.monto, "detalle": m.detalle} for m in resultados]</text:span></text:p>
      <text:p text:style-name="Text_20_body">Ahí sí sería una <text:span text:style-name="Strong_20_Emphasis">lista por comprensión</text:span>.</text:p>
      <text:p text:style-name="Horizontal_20_Line"/>
      <text:p text:style-name="Text_20_body">¿Querés que te muestre cómo modificar la función para que use una lista por comprensión y devuelva un JSON listo para FastAPI?</text:p>
      <text:h text:style-name="Heading_20_5" text:outline-level="5">Tú dijiste:</text:h>
      <text:p text:style-name="Text_20_body">Que forma rara de poner el for, no tendría que estar arriba el for y no abajo el for? "{ "id": m.id, # ID del movimiento "tipo": m.tipo, # Tipo: ingreso o egreso "categoria": m.categoria, # Categoría: sueldo, comida, transporte, etc. "monto": float(m.monto), # Monto (convertido a float para evitar problemas de serialización) "fecha": m.fecha.isoformat() # Fecha en formato ISO (yyyy-mm-ddTHH:MM:SS) } for m in resultados "</text:p>
      <text:h text:style-name="Heading_20_6" text:outline-level="6">ChatGPT Plus</text:h>
      <text:p text:style-name="Text_20_body">¡Buena observación! 🤔 Esa forma <text:span text:style-name="Strong_20_Emphasis">puede parecer rara al principio</text:span>, pero en realidad <text:span text:style-name="Strong_20_Emphasis">es la sintaxis normal de una </text:span><text:span text:style-name="Strong_20_Emphasis"><text:span text:style-name="Emphasis">lista por comprensión</text:span></text:span> en Python.</text:p>
      <text:p text:style-name="Horizontal_20_Line"/>
      <text:h text:style-name="Heading_20_3" text:outline-level="3">🧠 ¿Qué es una lista por comprensión?</text:h>
      <text:p text:style-name="Text_20_body">Es una forma <text:span text:style-name="Strong_20_Emphasis">compacta y elegante</text:span> de crear una lista <text:span text:style-name="Strong_20_Emphasis">en una sola línea</text:span>, basada en otra lista (o iterable).</text:p>
      <text:p text:style-name="Horizontal_20_Line"/>
      <text:h text:style-name="Heading_20_3" text:outline-level="3">✅ Estructura general de una lista por comprensión:</text:h>
      <text:p text:style-name="Preformatted_20_Text">python</text:p>
      <text:p text:style-name="Preformatted_20_Text">CopiarEditar</text:p>
      <text:p text:style-name="P9"><text:span text:style-name="Source_20_Text">[nueva_expresión for elemento in iterable]</text:span></text:p>
      <text:p text:style-name="Text_20_body">En vez de escribir:</text:p>
      <text:p text:style-name="Preformatted_20_Text">python</text:p>
      <text:p text:style-name="Preformatted_20_Text">CopiarEditar</text:p>
      <text:p text:style-name="P3"><text:span text:style-name="Source_20_Text">nueva_lista = []</text:span></text:p>
      <text:p text:style-name="P4"><text:span text:style-name="Source_20_Text">for x in iterable:</text:span></text:p>
      <text:p text:style-name="P5"><text:span text:style-name="Source_20_Text"><text:s text:c="4"/>nueva_lista.append(lo_que_quieras_de_x)</text:span></text:p>
      <text:p text:style-name="Text_20_body">Se puede escribir:</text:p>
      <text:p text:style-name="Preformatted_20_Text">python</text:p>
      <text:p text:style-name="Preformatted_20_Text">CopiarEditar</text:p>
      <text:p text:style-name="P9"><text:span text:style-name="Source_20_Text">nueva_lista = [lo_que_quieras_de_x for x in iterable]</text:span></text:p>
      <text:p text:style-name="Horizontal_20_Line"/>
      <text:h text:style-name="Heading_20_3" text:outline-level="3">🧾 Aplicado a tu ejemplo:</text:h>
      <text:p text:style-name="Preformatted_20_Text">python</text:p>
      <text:p text:style-name="Preformatted_20_Text"><text:soft-page-break/>CopiarEditar</text:p>
      <text:p text:style-name="P3"><text:span text:style-name="Source_20_Text">return [</text:span></text:p>
      <text:p text:style-name="P4"><text:span text:style-name="Source_20_Text"><text:s text:c="4"/>{</text:span></text:p>
      <text:p text:style-name="P4"><text:span text:style-name="Source_20_Text"><text:s text:c="8"/>"id": m.id,</text:span></text:p>
      <text:p text:style-name="P4"><text:span text:style-name="Source_20_Text"><text:s text:c="8"/>"tipo": m.tipo,</text:span></text:p>
      <text:p text:style-name="P4"><text:span text:style-name="Source_20_Text"><text:s text:c="8"/>"categoria": m.categoria,</text:span></text:p>
      <text:p text:style-name="P4"><text:span text:style-name="Source_20_Text"><text:s text:c="8"/>"monto": float(m.monto),</text:span></text:p>
      <text:p text:style-name="P4"><text:span text:style-name="Source_20_Text"><text:s text:c="8"/>"fecha": m.fecha.isoformat()</text:span></text:p>
      <text:p text:style-name="P4"><text:span text:style-name="Source_20_Text"><text:s text:c="4"/>}</text:span></text:p>
      <text:p text:style-name="P4"><text:span text:style-name="Source_20_Text"><text:s text:c="4"/>for m in resultados</text:span></text:p>
      <text:p text:style-name="P5"><text:span text:style-name="Source_20_Text">]</text:span></text:p>
      <text:p text:style-name="Text_20_body">📌 Esto quiere decir:<text:line-break/>👉 “Para cada <text:span text:style-name="Source_20_Text">m</text:span> en <text:span text:style-name="Source_20_Text">resultados</text:span>, creá un diccionario con los campos <text:span text:style-name="Source_20_Text">'id'</text:span>, <text:span text:style-name="Source_20_Text">'tipo'</text:span>, <text:span text:style-name="Source_20_Text">'categoria'</text:span>, etc., y ponelo dentro de una nueva lista”.</text:p>
      <text:p text:style-name="Horizontal_20_Line"/>
      <text:h text:style-name="Heading_20_3" text:outline-level="3">🔁 ¿Por qué el <text:span text:style-name="Source_20_Text">for</text:span> va al final?</text:h>
      <text:p text:style-name="Text_20_body">Porque así está diseñado el lenguaje Python.<text:line-break/>Se lee de <text:span text:style-name="Strong_20_Emphasis">izquierda a derecha</text:span> como una frase:</text:p>
      <text:p text:style-name="Quotations">“Devuelvo una lista de diccionarios, uno por cada <text:span text:style-name="Source_20_Text">m</text:span> en <text:span text:style-name="Source_20_Text">resultados</text:span>”.</text:p>
      <text:p text:style-name="Horizontal_20_Line"/>
      <text:h text:style-name="Heading_20_3" text:outline-level="3">📌 Nota: También podés escribirlo con un bucle tradicional si querés claridad:</text:h>
      <text:p text:style-name="Preformatted_20_Text">python</text:p>
      <text:p text:style-name="Preformatted_20_Text">CopiarEditar</text:p>
      <text:p text:style-name="P3"><text:span text:style-name="Source_20_Text">lista = []</text:span></text:p>
      <text:p text:style-name="P4"><text:span text:style-name="Source_20_Text">for m in resultados:</text:span></text:p>
      <text:p text:style-name="P4"><text:span text:style-name="Source_20_Text"><text:s text:c="4"/>lista.append({</text:span></text:p>
      <text:p text:style-name="P4"><text:span text:style-name="Source_20_Text"><text:s text:c="8"/>"id": m.id,</text:span></text:p>
      <text:p text:style-name="P4"><text:span text:style-name="Source_20_Text"><text:s text:c="8"/>"tipo": m.tipo,</text:span></text:p>
      <text:p text:style-name="P4"><text:span text:style-name="Source_20_Text"><text:s text:c="8"/>"categoria": m.categoria,</text:span></text:p>
      <text:p text:style-name="P4"><text:span text:style-name="Source_20_Text"><text:s text:c="8"/>"monto": float(m.monto),</text:span></text:p>
      <text:p text:style-name="P4"><text:span text:style-name="Source_20_Text"><text:s text:c="8"/>"fecha": m.fecha.isoformat()</text:span></text:p>
      <text:p text:style-name="P4"><text:span text:style-name="Source_20_Text"><text:s text:c="4"/>})</text:span></text:p>
      <text:p text:style-name="P5"><text:span text:style-name="Source_20_Text">return lista</text:span></text:p>
      <text:p text:style-name="Text_20_body">💡 Es exactamente lo mismo, solo que <text:span text:style-name="Strong_20_Emphasis">más largo y explícito</text:span>.</text:p>
      <text:p text:style-name="Horizontal_20_Line"/>
      <text:p text:style-name="Text_20_body">¿Querés que te muestre más ejemplos de lista por comprensión para practicar?</text:p>
      <text:h text:style-name="Heading_20_5" text:outline-level="5">Tú dijiste:</text:h>
      <text:p text:style-name="Text_20_body">Pero me habia dicho que no habia lista de compresion?</text:p>
      <text:h text:style-name="Heading_20_6" text:outline-level="6">ChatGPT Plus</text:h>
      <text:p text:style-name="Text_20_body">¡Tenés razón en señalar eso! 📌 Vamos a aclararlo para que no quede ninguna confusión.</text:p>
      <text:p text:style-name="Horizontal_20_Line"/>
      <text:h text:style-name="Heading_20_3" text:outline-level="3"><text:soft-page-break/>🔄 Lo que te había dicho antes</text:h>
      <text:p text:style-name="Text_20_body">Cuando preguntaste:</text:p>
      <text:p text:style-name="Quotations">¿En el código <text:span text:style-name="Source_20_Text">def obtener_movimientos(db: Session = Depends(get_db))</text:span> ves el manejo de lista de comprensión?</text:p>
      <text:p text:style-name="Text_20_body">Yo respondí que <text:span text:style-name="Strong_20_Emphasis">no necesariamente</text:span>, <text:span text:style-name="Emphasis">dependía</text:span> de cómo estaba escrita la función por completo.</text:p>
      <text:p text:style-name="Horizontal_20_Line"/>
      <text:h text:style-name="Heading_20_3" text:outline-level="3">👇 Si la función terminaba así:</text:h>
      <text:p text:style-name="Preformatted_20_Text">python</text:p>
      <text:p text:style-name="Preformatted_20_Text">CopiarEditar</text:p>
      <text:p text:style-name="P9"><text:span text:style-name="Source_20_Text">return resultados</text:span></text:p>
      <text:p text:style-name="Text_20_body">Entonces <text:span text:style-name="Strong_20_Emphasis">no hay lista de comprensión</text:span>, simplemente se devuelve la lista de objetos <text:span text:style-name="Source_20_Text">Movimiento</text:span> tal cual la devuelve <text:span text:style-name="Source_20_Text">.all()</text:span>.</text:p>
      <text:p text:style-name="Horizontal_20_Line"/>
      <text:h text:style-name="Heading_20_3" text:outline-level="3">👇 Pero si la función terminaba así:</text:h>
      <text:p text:style-name="Preformatted_20_Text">python</text:p>
      <text:p text:style-name="Preformatted_20_Text">CopiarEditar</text:p>
      <text:p text:style-name="P3"><text:span text:style-name="Source_20_Text">return [</text:span></text:p>
      <text:p text:style-name="P4"><text:span text:style-name="Source_20_Text"><text:s text:c="4"/>{</text:span></text:p>
      <text:p text:style-name="P4"><text:span text:style-name="Source_20_Text"><text:s text:c="8"/>"id": m.id,</text:span></text:p>
      <text:p text:style-name="P4"><text:span text:style-name="Source_20_Text"><text:s text:c="8"/>"tipo": m.tipo,</text:span></text:p>
      <text:p text:style-name="P4"><text:span text:style-name="Source_20_Text"><text:s text:c="8"/>"categoria": m.categoria,</text:span></text:p>
      <text:p text:style-name="P4"><text:span text:style-name="Source_20_Text"><text:s text:c="8"/>"monto": float(m.monto),</text:span></text:p>
      <text:p text:style-name="P4"><text:span text:style-name="Source_20_Text"><text:s text:c="8"/>"fecha": m.fecha.isoformat()</text:span></text:p>
      <text:p text:style-name="P4"><text:span text:style-name="Source_20_Text"><text:s text:c="4"/>}</text:span></text:p>
      <text:p text:style-name="P4"><text:span text:style-name="Source_20_Text"><text:s text:c="4"/>for m in resultados</text:span></text:p>
      <text:p text:style-name="P5"><text:span text:style-name="Source_20_Text">]</text:span></text:p>
      <text:p text:style-name="Text_20_body">👉 <text:span text:style-name="Strong_20_Emphasis">Sí</text:span>, en ese caso hay <text:span text:style-name="Strong_20_Emphasis">una lista por comprensión</text:span>.</text:p>
      <text:p text:style-name="Horizontal_20_Line"/>
      <text:h text:style-name="Heading_20_3" text:outline-level="3">✅ Conclusión</text:h>
      <text:list text:style-name="L53">
        <text:list-item>
          <text:p text:style-name="P77"><text:span text:style-name="Strong_20_Emphasis">No me equivoqué</text:span> en el contexto en el que se escribió cada parte.</text:p>
        </text:list-item>
        <text:list-item>
          <text:p text:style-name="P77">Pero es verdad que más adelante vimos que <text:span text:style-name="Strong_20_Emphasis">sí</text:span> había una lista por comprensión en el código final que analizaste.</text:p>
        </text:list-item>
        <text:list-item>
          <text:p text:style-name="P77">Vos tuviste muy buena observación, porque el <text:span text:style-name="Source_20_Text">for</text:span> al final llama la atención si uno viene del pensamiento tradicional del bucle.</text:p>
        </text:list-item>
      </text:list>
      <text:p text:style-name="Horizontal_20_Line"/>
      <text:p text:style-name="Text_20_body">¿Querés que te muestre cómo sería la misma conversión de objetos a JSON usando una función clásica sin lista por comprensión?</text:p>
      <text:h text:style-name="Heading_20_5" text:outline-level="5"><text:soft-page-break/>Tú dijiste:</text:h>
      <text:p text:style-name="Text_20_body">1. Este funcion se podria constturi trnaquilamente sin lista de compresion? Y que ventaja tiene consutrir con lista de compresion en este funcion que sin lista de compreison? Si me lo pode escribir muy claramente y excelente.</text:p>
      <text:h text:style-name="Heading_20_6" text:outline-level="6">ChatGPT Plus</text:h>
      <text:p text:style-name="Text_20_body">¡Excelente pregunta! Te explico todo <text:span text:style-name="Strong_20_Emphasis">muy claramente y paso a paso</text:span>, para que no te quede ninguna duda. Vamos con eso. 👇</text:p>
      <text:p text:style-name="Horizontal_20_Line"/>
      <text:h text:style-name="Heading_20_2" text:outline-level="2">✅ 1. ¿Se puede construir esta función <text:span text:style-name="Strong_20_Emphasis">sin</text:span> lista de comprensión?</text:h>
      <text:p text:style-name="Text_20_body">¡Sí, totalmente!<text:line-break/>La función que convierte los objetos a diccionarios <text:span text:style-name="Strong_20_Emphasis">puede escribirse perfectamente sin usar lista por comprensión</text:span>.</text:p>
      <text:h text:style-name="Heading_20_3" text:outline-level="3">🔸 Ejemplo SIN lista de comprensión:</text:h>
      <text:p text:style-name="Preformatted_20_Text">python</text:p>
      <text:p text:style-name="Preformatted_20_Text">CopiarEditar</text:p>
      <text:p text:style-name="P3"><text:span text:style-name="Source_20_Text">def obtener_movimientos(db: Session = Depends(get_db)):</text:span></text:p>
      <text:p text:style-name="P4"><text:span text:style-name="Source_20_Text"><text:s text:c="4"/>resultados = db.query(models.Movimiento).all()</text:span></text:p>
      <text:p text:style-name="P4"><text:span text:style-name="Source_20_Text"><text:s text:c="4"/></text:span></text:p>
      <text:p text:style-name="P4"><text:span text:style-name="Source_20_Text"><text:s text:c="4"/>lista_diccionarios = []</text:span></text:p>
      <text:p text:style-name="P4"><text:span text:style-name="Source_20_Text"><text:s text:c="4"/>for m in resultados:</text:span></text:p>
      <text:p text:style-name="P4"><text:span text:style-name="Source_20_Text"><text:s text:c="8"/>diccionario = {</text:span></text:p>
      <text:p text:style-name="P4"><text:span text:style-name="Source_20_Text"><text:s text:c="12"/>"id": m.id,</text:span></text:p>
      <text:p text:style-name="P4"><text:span text:style-name="Source_20_Text"><text:s text:c="12"/>"tipo": m.tipo,</text:span></text:p>
      <text:p text:style-name="P4"><text:span text:style-name="Source_20_Text"><text:s text:c="12"/>"categoria": m.categoria,</text:span></text:p>
      <text:p text:style-name="P4"><text:span text:style-name="Source_20_Text"><text:s text:c="12"/>"monto": float(m.monto),</text:span></text:p>
      <text:p text:style-name="P4"><text:span text:style-name="Source_20_Text"><text:s text:c="12"/>"fecha": m.fecha.isoformat()</text:span></text:p>
      <text:p text:style-name="P4"><text:span text:style-name="Source_20_Text"><text:s text:c="8"/>}</text:span></text:p>
      <text:p text:style-name="P4"><text:span text:style-name="Source_20_Text"><text:s text:c="8"/>lista_diccionarios.append(diccionario)</text:span></text:p>
      <text:p text:style-name="P4"/>
      <text:p text:style-name="P5"><text:span text:style-name="Source_20_Text"><text:s text:c="4"/>return lista_diccionarios</text:span></text:p>
      <text:p text:style-name="Horizontal_20_Line"/>
      <text:h text:style-name="Heading_20_2" text:outline-level="2">✅ 2. ¿Y cómo sería la versión CON lista de comprensión?</text:h>
      <text:p text:style-name="Preformatted_20_Text">python</text:p>
      <text:p text:style-name="Preformatted_20_Text">CopiarEditar</text:p>
      <text:p text:style-name="P3"><text:span text:style-name="Source_20_Text">def obtener_movimientos(db: Session = Depends(get_db)):</text:span></text:p>
      <text:p text:style-name="P4"><text:span text:style-name="Source_20_Text"><text:s text:c="4"/>resultados = db.query(models.Movimiento).all()</text:span></text:p>
      <text:p text:style-name="P4"><text:span text:style-name="Source_20_Text"><text:s text:c="4"/>return [</text:span></text:p>
      <text:p text:style-name="P4"><text:span text:style-name="Source_20_Text"><text:s text:c="8"/>{</text:span></text:p>
      <text:p text:style-name="P4"><text:span text:style-name="Source_20_Text"><text:s text:c="12"/>"id": m.id,</text:span></text:p>
      <text:p text:style-name="P4"><text:span text:style-name="Source_20_Text"><text:s text:c="12"/>"tipo": m.tipo,</text:span></text:p>
      <text:p text:style-name="P4"><text:span text:style-name="Source_20_Text"><text:s text:c="12"/>"categoria": m.categoria,</text:span></text:p>
      <text:p text:style-name="P4"><text:span text:style-name="Source_20_Text"><text:s text:c="12"/>"monto": float(m.monto),</text:span></text:p>
      <text:p text:style-name="P4"><text:span text:style-name="Source_20_Text"><text:s text:c="12"/>"fecha": m.fecha.isoformat()</text:span></text:p>
      <text:p text:style-name="P4"><text:span text:style-name="Source_20_Text"><text:s text:c="8"/>}</text:span></text:p>
      <text:p text:style-name="P4"><text:span text:style-name="Source_20_Text"><text:s text:c="8"/>for m in resultados</text:span></text:p>
      <text:p text:style-name="P5"><text:soft-page-break/><text:span text:style-name="Source_20_Text"><text:s text:c="4"/>]</text:span></text:p>
      <text:p text:style-name="Horizontal_20_Line"/>
      <text:h text:style-name="Heading_20_2" text:outline-level="2">🧠 ¿Cuál es la ventaja de usar una <text:span text:style-name="Strong_20_Emphasis">lista por comprensión</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Aspecto</text:p>
            </table:table-cell>
            <table:table-cell table:style-name="Table10.A1" office:value-type="string">
              <text:p text:style-name="Table_20_Heading">Lista por comprensión 🌀</text:p>
            </table:table-cell>
            <table:table-cell table:style-name="Table10.A1" office:value-type="string">
              <text:p text:style-name="Table_20_Heading">Bucle clásico 🔁</text:p>
            </table:table-cell>
          </table:table-row>
        </table:table-header-rows>
        <table:table-row>
          <table:table-cell table:style-name="Table10.A1" office:value-type="string">
            <text:p text:style-name="Table_20_Contents"><text:span text:style-name="Strong_20_Emphasis">Código</text:span></text:p>
          </table:table-cell>
          <table:table-cell table:style-name="Table10.A1" office:value-type="string">
            <text:p text:style-name="Table_20_Contents">Más corto, limpio y directo</text:p>
          </table:table-cell>
          <table:table-cell table:style-name="Table10.A1" office:value-type="string">
            <text:p text:style-name="Table_20_Contents">Más largo, pero más explícito</text:p>
          </table:table-cell>
        </table:table-row>
        <table:table-row>
          <table:table-cell table:style-name="Table10.A1" office:value-type="string">
            <text:p text:style-name="Table_20_Contents"><text:span text:style-name="Strong_20_Emphasis">Velocidad de ejecución</text:span></text:p>
          </table:table-cell>
          <table:table-cell table:style-name="Table10.A1" office:value-type="string">
            <text:p text:style-name="Table_20_Contents">Levemente más rápida en Python</text:p>
          </table:table-cell>
          <table:table-cell table:style-name="Table10.A1" office:value-type="string">
            <text:p text:style-name="Table_20_Contents">Apenas más lenta (normalmente no se nota)</text:p>
          </table:table-cell>
        </table:table-row>
        <table:table-row>
          <table:table-cell table:style-name="Table10.A1" office:value-type="string">
            <text:p text:style-name="Table_20_Contents"><text:span text:style-name="Strong_20_Emphasis">Legibilidad para expertos</text:span></text:p>
          </table:table-cell>
          <table:table-cell table:style-name="Table10.A1" office:value-type="string">
            <text:p text:style-name="Table_20_Contents">Más legible para programadores con experiencia</text:p>
          </table:table-cell>
          <table:table-cell table:style-name="Table10.A1" office:value-type="string">
            <text:p text:style-name="Table_20_Contents">Más legible para quienes están aprendiendo</text:p>
          </table:table-cell>
        </table:table-row>
        <table:table-row>
          <table:table-cell table:style-name="Table10.A1" office:value-type="string">
            <text:p text:style-name="Table_20_Contents"><text:span text:style-name="Strong_20_Emphasis">Manejo de lógica compleja</text:span></text:p>
          </table:table-cell>
          <table:table-cell table:style-name="Table10.A1" office:value-type="string">
            <text:p text:style-name="Table_20_Contents">Difícil si hay muchas condiciones o pasos</text:p>
          </table:table-cell>
          <table:table-cell table:style-name="Table10.A1" office:value-type="string">
            <text:p text:style-name="Table_20_Contents">Más claro si hay muchas validaciones o lógica</text:p>
          </table:table-cell>
        </table:table-row>
      </table:table>
      <text:p text:style-name="Horizontal_20_Line"/>
      <text:h text:style-name="Heading_20_2" text:outline-level="2">📌 Entonces, ¿cuál elegir?</text:h>
      <text:list text:style-name="L54">
        <text:list-item>
          <text:p text:style-name="P78">Si estás <text:span text:style-name="Strong_20_Emphasis">enseñando o aprendiendo Python</text:span> → te conviene <text:span text:style-name="Strong_20_Emphasis">empezar con el bucle tradicional</text:span>.</text:p>
        </text:list-item>
        <text:list-item>
          <text:p text:style-name="P78">Si querés un código más compacto y limpio, y la transformación es simple → la <text:span text:style-name="Strong_20_Emphasis">lista por comprensión es ideal</text:span>.</text:p>
        </text:list-item>
      </text:list>
      <text:p text:style-name="Horizontal_20_Line"/>
      <text:p text:style-name="Text_20_body">¿Querés que te muestre cómo se vería si además tuviera una condición (por ejemplo, solo movimientos mayores a $1000)? Eso te mostraría una diferencia clara también.</text:p>
      <text:h text:style-name="Heading_20_5" text:outline-level="5">Tú dijiste:</text:h>
      <text:p text:style-name="Text_20_body">Por esto es un lista de compresnion? En que parte de lcodigo se identifica que es una lista de compreison? "return [ { "id": m.id, "tipo": m.tipo, "categoria": m.categoria, "monto": float(m.monto), "fecha": m.fecha.isoformat() } for m in resultados ]"</text:p>
      <text:h text:style-name="Heading_20_6" text:outline-level="6">ChatGPT Plus</text:h>
      <text:p text:style-name="Text_20_body">¡Excelente, Pablo! 👏 Sí, <text:span text:style-name="Strong_20_Emphasis">eso que marcaste es una </text:span><text:span text:style-name="Strong_20_Emphasis"><text:span text:style-name="Emphasis">lista por comprensión</text:span></text:span><text:span text:style-name="Strong_20_Emphasis"> (list comprehension)</text:span>. Te explico <text:span text:style-name="Strong_20_Emphasis">por qué lo es</text:span> y <text:span text:style-name="Strong_20_Emphasis">cómo identificarla fácilmente</text:span>.</text:p>
      <text:p text:style-name="Horizontal_20_Line"/>
      <text:h text:style-name="Heading_20_2" text:outline-level="2">✅ ¿Por qué es una lista por comprensión?</text:h>
      <text:p text:style-name="Text_20_body">Porque está creando <text:span text:style-name="Strong_20_Emphasis">una lista nueva</text:span>, usando esta estructura compacta:</text:p>
      <text:p text:style-name="Preformatted_20_Text">css</text:p>
      <text:p text:style-name="Preformatted_20_Text">CopiarEditar</text:p>
      <text:p text:style-name="P9"><text:span text:style-name="Source_20_Text">[ expresión for variable in iterable ]</text:span></text:p>
      <text:p text:style-name="Text_20_body">En tu caso:</text:p>
      <text:p text:style-name="Preformatted_20_Text">python</text:p>
      <text:p text:style-name="Preformatted_20_Text"><text:soft-page-break/>CopiarEditar</text:p>
      <text:p text:style-name="P3"><text:span text:style-name="Source_20_Text">[</text:span></text:p>
      <text:p text:style-name="P4"><text:span text:style-name="Source_20_Text"><text:s text:c="4"/>{</text:span></text:p>
      <text:p text:style-name="P4"><text:span text:style-name="Source_20_Text"><text:s text:c="8"/>"id": m.id,</text:span></text:p>
      <text:p text:style-name="P4"><text:span text:style-name="Source_20_Text"><text:s text:c="8"/>"tipo": m.tipo,</text:span></text:p>
      <text:p text:style-name="P4"><text:span text:style-name="Source_20_Text"><text:s text:c="8"/>"categoria": m.categoria,</text:span></text:p>
      <text:p text:style-name="P4"><text:span text:style-name="Source_20_Text"><text:s text:c="8"/>"monto": float(m.monto),</text:span></text:p>
      <text:p text:style-name="P4"><text:span text:style-name="Source_20_Text"><text:s text:c="8"/>"fecha": m.fecha.isoformat()</text:span></text:p>
      <text:p text:style-name="P4"><text:span text:style-name="Source_20_Text"><text:s text:c="4"/>}</text:span></text:p>
      <text:p text:style-name="P4"><text:span text:style-name="Source_20_Text"><text:s text:c="4"/>for m in resultados</text:span></text:p>
      <text:p text:style-name="P5"><text:span text:style-name="Source_20_Text">]</text:span></text:p>
      <text:p text:style-name="Horizontal_20_Line"/>
      <text:h text:style-name="Heading_20_2" text:outline-level="2">🔍 ¿Cómo se reconoce?</text:h>
      <text:p text:style-name="Text_20_body">Hay <text:span text:style-name="Strong_20_Emphasis">3 señales claves</text:span> de que es una <text:span text:style-name="Strong_20_Emphasis">lista por comprensión</text:span>:</text:p>
      <text:h text:style-name="Heading_20_3" text:outline-level="3">1. Empieza con <text:span text:style-name="Source_20_Text">[</text:span> y termina con <text:span text:style-name="Source_20_Text">]</text:span></text:h>
      <text:p text:style-name="Text_20_body">Eso indica que se está creando una <text:span text:style-name="Strong_20_Emphasis">lista nueva</text:span>.</text:p>
      <text:h text:style-name="Heading_20_3" text:outline-level="3">2. Dentro del <text:span text:style-name="Source_20_Text">[</text:span>...<text:span text:style-name="Source_20_Text">]</text:span> hay una <text:span text:style-name="Strong_20_Emphasis">expresión que se repite</text:span>, seguida por <text:span text:style-name="Source_20_Text">for m in resultados</text:span></text:h>
      <text:p text:style-name="Text_20_body">Eso es lo que indica que se está <text:span text:style-name="Strong_20_Emphasis">iterando sobre algo</text:span> (en este caso, la lista <text:span text:style-name="Source_20_Text">resultados</text:span>).</text:p>
      <text:h text:style-name="Heading_20_3" text:outline-level="3">3. Toda la transformación del dato (<text:span text:style-name="Source_20_Text">{...}</text:span>) se hace <text:span text:style-name="Strong_20_Emphasis">en una sola línea lógica</text:span>, aunque ocupe varias líneas visuales por sangrado.</text:h>
      <text:p text:style-name="Horizontal_20_Line"/>
      <text:h text:style-name="Heading_20_2" text:outline-level="2">🧠 En resumen</text:h>
      <text:p text:style-name="Preformatted_20_Text">python</text:p>
      <text:p text:style-name="Preformatted_20_Text">CopiarEditar</text:p>
      <text:p text:style-name="P3"><text:span text:style-name="Source_20_Text">[</text:span></text:p>
      <text:p text:style-name="P4"><text:span text:style-name="Source_20_Text"><text:s text:c="4"/>TRANSFORMACIÓN</text:span></text:p>
      <text:p text:style-name="P4"><text:span text:style-name="Source_20_Text"><text:s text:c="4"/>for ELEMENTO in LISTA</text:span></text:p>
      <text:p text:style-name="P5"><text:span text:style-name="Source_20_Text">]</text:span></text:p>
      <text:p text:style-name="Text_20_body">Eso es una <text:span text:style-name="Strong_20_Emphasis">lista por comprensión</text:span>.</text:p>
      <text:p text:style-name="Horizontal_20_Line"/>
      <text:p text:style-name="Text_20_body">¿Querés que te arme un ejemplo más simple (con números o colores) para comparar mejor con una lista tradicional?</text:p>
      <text:h text:style-name="Heading_20_5" text:outline-level="5">Tú dijiste:</text:h>
      <text:p text:style-name="Text_20_body">Que quiere decir esto? "3. Toda la transformación del dato ({...}) se hace en una sola línea lógica, aunque ocupe varias líneas visuales por sangrado'</text:p>
      <text:h text:style-name="Heading_20_6" text:outline-level="6">ChatGPT Plus</text:h>
      <text:p text:style-name="Text_20_body">Excelente pregunta, Pablo. Vamos a explicarlo <text:span text:style-name="Strong_20_Emphasis">claro y sencillo</text:span>:</text:p>
      <text:p text:style-name="Horizontal_20_Line"><text:soft-page-break/></text:p>
      <text:h text:style-name="Heading_20_2" text:outline-level="2">🔹 ¿Qué significa “una sola línea lógica aunque ocupe varias líneas visuales”?</text:h>
      <text:list text:style-name="L55">
        <text:list-item>
          <text:p text:style-name="P79"><text:span text:style-name="Strong_20_Emphasis">Una línea lógica</text:span> es una <text:span text:style-name="Strong_20_Emphasis">instrucción completa de Python</text:span>, aunque esté escrita en <text:span text:style-name="Strong_20_Emphasis">varias líneas físicas</text:span> (o visuales) del código.</text:p>
        </text:list-item>
        <text:list-item>
          <text:p text:style-name="P79">En cambio, una <text:span text:style-name="Strong_20_Emphasis">línea visual</text:span> es simplemente una <text:span text:style-name="Strong_20_Emphasis">línea de texto en tu editor</text:span>.</text:p>
        </text:list-item>
      </text:list>
      <text:p text:style-name="Horizontal_20_Line"/>
      <text:h text:style-name="Heading_20_2" text:outline-level="2">🔍 Veamos tu ejemplo:</text:h>
      <text:p text:style-name="Preformatted_20_Text">python</text:p>
      <text:p text:style-name="Preformatted_20_Text">CopiarEditar</text:p>
      <text:p text:style-name="P3"><text:span text:style-name="Source_20_Text">return [</text:span></text:p>
      <text:p text:style-name="P4"><text:span text:style-name="Source_20_Text"><text:s text:c="4"/>{</text:span></text:p>
      <text:p text:style-name="P4"><text:span text:style-name="Source_20_Text"><text:s text:c="8"/>"id": m.id,</text:span></text:p>
      <text:p text:style-name="P4"><text:span text:style-name="Source_20_Text"><text:s text:c="8"/>"tipo": m.tipo,</text:span></text:p>
      <text:p text:style-name="P4"><text:span text:style-name="Source_20_Text"><text:s text:c="8"/>"categoria": m.categoria,</text:span></text:p>
      <text:p text:style-name="P4"><text:span text:style-name="Source_20_Text"><text:s text:c="8"/>"monto": float(m.monto),</text:span></text:p>
      <text:p text:style-name="P4"><text:span text:style-name="Source_20_Text"><text:s text:c="8"/>"fecha": m.fecha.isoformat()</text:span></text:p>
      <text:p text:style-name="P4"><text:span text:style-name="Source_20_Text"><text:s text:c="4"/>}</text:span></text:p>
      <text:p text:style-name="P4"><text:span text:style-name="Source_20_Text"><text:s text:c="4"/>for m in resultados</text:span></text:p>
      <text:p text:style-name="P5"><text:span text:style-name="Source_20_Text">]</text:span></text:p>
      <text:p text:style-name="Text_20_body">Aunque se ve como <text:span text:style-name="Strong_20_Emphasis">6 líneas visuales</text:span>, <text:span text:style-name="Strong_20_Emphasis">todo eso forma una sola línea lógica</text:span> porque:</text:p>
      <text:list text:style-name="L56">
        <text:list-item>
          <text:p text:style-name="P80">Empieza con <text:span text:style-name="Source_20_Text">[</text:span> y termina con <text:span text:style-name="Source_20_Text">]</text:span>.</text:p>
        </text:list-item>
        <text:list-item>
          <text:p text:style-name="P80">Python sabe que todo lo que está adentro de los corchetes es parte de <text:span text:style-name="Strong_20_Emphasis">una única expresión</text:span>.</text:p>
        </text:list-item>
        <text:list-item>
          <text:p text:style-name="P80">No hay punto y coma <text:span text:style-name="Source_20_Text">;</text:span>, ni se cierra la instrucción antes de que terminen los <text:span text:style-name="Source_20_Text">[]</text:span>.</text:p>
        </text:list-item>
      </text:list>
      <text:p text:style-name="Horizontal_20_Line"/>
      <text:h text:style-name="Heading_20_2" text:outline-level="2">📘 En resumen:</text:h>
      <text:p text:style-name="Quotations">✅ <text:span text:style-name="Strong_20_Emphasis">Una línea lógica</text:span>: Toda la expresión de la lista por comprensión.<text:line-break/>📄 <text:span text:style-name="Strong_20_Emphasis">Varias líneas visuales</text:span>: El bloque está dividido en varias líneas para que sea más fácil de leer, con sangrías.</text:p>
      <text:p text:style-name="Horizontal_20_Line"/>
      <text:p text:style-name="Text_20_body">¿Querés que te muestre cómo se vería toda esa lista por comprensión escrita en <text:span text:style-name="Strong_20_Emphasis">una sola línea visual</text:span>, para comparar mejor?</text:p>
      <text:h text:style-name="Heading_20_5" text:outline-level="5">Tú dijiste:</text:h>
      <text:p text:style-name="Text_20_body">Cuando decis esteo? "Transformamos los resultados en una lista de diccionarios para que sean fácilmente serializables como JSON" , a que te referis con serializacion? Si me lo podes explicar muy bien.</text:p>
      <text:h text:style-name="Heading_20_6" text:outline-level="6"><text:soft-page-break/>ChatGPT Plus</text:h>
      <text:p text:style-name="Text_20_body">¡Excelente pregunta, Pablo! Vamos a explicar <text:span text:style-name="Strong_20_Emphasis">claramente qué es serialización</text:span>, paso a paso, y por qué es tan importante cuando hablamos de APIs como FastAPI.</text:p>
      <text:p text:style-name="Horizontal_20_Line"/>
      <text:h text:style-name="Heading_20_3" text:outline-level="3">✅ ¿Qué es “serialización”?</text:h>
      <text:p text:style-name="Text_20_body"><text:span text:style-name="Strong_20_Emphasis">Serializar</text:span> significa <text:span text:style-name="Strong_20_Emphasis">convertir un objeto de Python (como una clase, una lista, o un diccionario)</text:span> en un formato que pueda:</text:p>
      <text:list text:style-name="L57">
        <text:list-item>
          <text:p text:style-name="P81">ser <text:span text:style-name="Strong_20_Emphasis">enviado por internet</text:span> (por ejemplo, como respuesta HTTP),</text:p>
        </text:list-item>
        <text:list-item>
          <text:p text:style-name="P81">ser <text:span text:style-name="Strong_20_Emphasis">guardado en un archivo</text:span>, o</text:p>
        </text:list-item>
        <text:list-item>
          <text:p text:style-name="P81">ser <text:span text:style-name="Strong_20_Emphasis">entendido por otros lenguajes o programas</text:span>.</text:p>
        </text:list-item>
      </text:list>
      <text:p text:style-name="Text_20_body">🎯 El formato más común hoy en día para hacer esto es <text:span text:style-name="Strong_20_Emphasis">JSON (JavaScript Object Notation)</text:span>.</text:p>
      <text:p text:style-name="Horizontal_20_Line"/>
      <text:h text:style-name="Heading_20_3" text:outline-level="3">📦 ¿Por qué necesitamos serializar?</text:h>
      <text:p text:style-name="Text_20_body">Los objetos de Python, como los que devuelve SQLAlchemy (<text:span text:style-name="Source_20_Text">m.id</text:span>, <text:span text:style-name="Source_20_Text">m.tipo</text:span>, etc.), <text:span text:style-name="Strong_20_Emphasis">no se pueden enviar tal cual</text:span> a un navegador o a una aplicación móvil.<text:line-break/>Antes, tenemos que <text:span text:style-name="Strong_20_Emphasis">convertirlos a un formato que entienda el mundo exterior</text:span>: en este caso, <text:span text:style-name="Strong_20_Emphasis">JSON</text:span>.</text:p>
      <text:p text:style-name="Horizontal_20_Line"/>
      <text:h text:style-name="Heading_20_3" text:outline-level="3">📌 Ejemplo real:</text:h>
      <text:p text:style-name="Text_20_body">Supongamos que tenemos este objeto:</text:p>
      <text:p text:style-name="Preformatted_20_Text">python</text:p>
      <text:p text:style-name="Preformatted_20_Text">CopiarEditar</text:p>
      <text:p text:style-name="P9"><text:span text:style-name="Source_20_Text">m = Movimiento(id=1, tipo="ingreso", categoria="sueldo", monto=2000.0, fecha=datetime.date(2024, 7, 20))</text:span></text:p>
      <text:p text:style-name="Text_20_body">Este <text:span text:style-name="Source_20_Text">m</text:span> es una instancia de una clase <text:span text:style-name="Source_20_Text">Movimiento</text:span>. Pero no se puede enviar así a un cliente web.</text:p>
      <text:p text:style-name="Text_20_body">Entonces lo convertimos a:</text:p>
      <text:p text:style-name="Preformatted_20_Text">python</text:p>
      <text:p text:style-name="Preformatted_20_Text">CopiarEditar</text:p>
      <text:p text:style-name="P3"><text:span text:style-name="Source_20_Text">{</text:span></text:p>
      <text:p text:style-name="P4"><text:span text:style-name="Source_20_Text"><text:s text:c="2"/>"id": 1,</text:span></text:p>
      <text:p text:style-name="P4"><text:span text:style-name="Source_20_Text"><text:s text:c="2"/>"tipo": "ingreso",</text:span></text:p>
      <text:p text:style-name="P4"><text:span text:style-name="Source_20_Text"><text:s text:c="2"/>"categoria": "sueldo",</text:span></text:p>
      <text:p text:style-name="P4"><text:span text:style-name="Source_20_Text"><text:s text:c="2"/>"monto": 2000.0,</text:span></text:p>
      <text:p text:style-name="P4"><text:span text:style-name="Source_20_Text"><text:s text:c="2"/>"fecha": "2024-07-20"</text:span></text:p>
      <text:p text:style-name="P5"><text:span text:style-name="Source_20_Text">}</text:span></text:p>
      <text:p text:style-name="Text_20_body">Este <text:span text:style-name="Strong_20_Emphasis">diccionario es compatible con JSON</text:span>. ¡Ahora sí se puede enviar en una respuesta HTTP!</text:p>
      <text:p text:style-name="Horizontal_20_Line"/>
      <text:h text:style-name="Heading_20_3" text:outline-level="3"><text:soft-page-break/>📌 ¿Qué pasa si no serializás bien?</text:h>
      <text:list text:style-name="L58">
        <text:list-item>
          <text:p text:style-name="P82">Si enviás directamente objetos como <text:span text:style-name="Source_20_Text">datetime</text:span> o <text:span text:style-name="Source_20_Text">Decimal</text:span>, el navegador o el cliente puede <text:span text:style-name="Strong_20_Emphasis">lanzar errores</text:span>, porque no entiende cómo leer esos tipos de datos de Python.</text:p>
        </text:list-item>
        <text:list-item>
          <text:p text:style-name="P82">Al convertir a cadenas (<text:span text:style-name="Source_20_Text">str()</text:span>) o números (<text:span text:style-name="Source_20_Text">float()</text:span>), <text:span text:style-name="Strong_20_Emphasis">evitás problemas de compatibilidad</text:span>.</text:p>
        </text:list-item>
      </text:list>
      <text:p text:style-name="Horizontal_20_Line"/>
      <text:h text:style-name="Heading_20_3" text:outline-level="3">✨ Entonces, cuando digo:</text:h>
      <text:p text:style-name="Quotations">“Transformamos los resultados en una lista de diccionarios para que sean fácilmente serializables como JSON”</text:p>
      <text:p text:style-name="Text_20_body">Me refiero a que <text:span text:style-name="Strong_20_Emphasis">estamos preparando los datos para que puedan ser convertidos a JSON sin errores</text:span> y enviados como respuesta a través de una API.</text:p>
      <text:p text:style-name="Horizontal_20_Line"/>
      <text:p text:style-name="Text_20_body">¿Querés que te muestre cómo se hace esta conversión usando <text:span text:style-name="Source_20_Text">json.dumps()</text:span> para que veas cómo Python convierte objetos a JSON?</text:p>
      <text:h text:style-name="Heading_20_5" text:outline-level="5">Tú dijiste:</text:h>
      <text:p text:style-name="Text_20_body">A que tipo de dato fecha lo convierte? "fecha": m.fecha.isoformat() </text:p>
      <text:h text:style-name="Heading_20_6" text:outline-level="6">ChatGPT Plus</text:h>
      <text:p text:style-name="Text_20_body">Muy buena pregunta, Pablo. La expresión:</text:p>
      <text:p text:style-name="Preformatted_20_Text">python</text:p>
      <text:p text:style-name="Preformatted_20_Text">CopiarEditar</text:p>
      <text:p text:style-name="P9"><text:span text:style-name="Source_20_Text">"fecha": m.fecha.isoformat()</text:span></text:p>
      <text:p text:style-name="Text_20_body">convierte el campo <text:span text:style-name="Source_20_Text">fecha</text:span> (que es del tipo <text:span text:style-name="Strong_20_Emphasis"><text:span text:style-name="Source_20_Text">datetime.date</text:span></text:span> o <text:span text:style-name="Strong_20_Emphasis"><text:span text:style-name="Source_20_Text">datetime.datetime</text:span></text:span>) a un <text:span text:style-name="Strong_20_Emphasis">texto (cadena de caracteres, tipo </text:span><text:span text:style-name="Strong_20_Emphasis"><text:span text:style-name="Source_20_Text">str</text:span></text:span><text:span text:style-name="Strong_20_Emphasis">)</text:span>, <text:span text:style-name="Strong_20_Emphasis">con formato ISO 8601</text:span>, que es el formato estándar internacional para representar fechas.</text:p>
      <text:p text:style-name="Horizontal_20_Line"/>
      <text:h text:style-name="Heading_20_3" text:outline-level="3">📌 ¿Qué es <text:span text:style-name="Source_20_Text">.isoformat()</text:span>?</text:h>
      <text:p text:style-name="Text_20_body">El método <text:span text:style-name="Source_20_Text">.isoformat()</text:span> convierte la fecha a un <text:span text:style-name="Strong_20_Emphasis">string</text:span> con este formato:</text:p>
      <text:list text:style-name="L59">
        <text:list-item>
          <text:p text:style-name="P83">Si <text:span text:style-name="Source_20_Text">m.fecha</text:span> es un objeto <text:span text:style-name="Source_20_Text">datetime.date</text:span>, lo convierte a:</text:p>
          <text:p text:style-name="P84">arduino</text:p>
          <text:p text:style-name="P84">CopiarEditar</text:p>
          <text:p text:style-name="P85"><text:span text:style-name="Source_20_Text">"2024-07-20" <text:s text:c="8"/>← solo fecha</text:span></text:p>
        </text:list-item>
        <text:list-item>
          <text:p text:style-name="P83">Si <text:span text:style-name="Source_20_Text">m.fecha</text:span> es un objeto <text:span text:style-name="Source_20_Text">datetime.datetime</text:span>, lo convierte a:</text:p>
          <text:p text:style-name="P84">arduino</text:p>
          <text:p text:style-name="P84">CopiarEditar</text:p>
          <text:p text:style-name="P85"><text:span text:style-name="Source_20_Text">"2024-07-20T15:45:00" <text:s/>← fecha y hora</text:span></text:p>
        </text:list-item>
      </text:list>
      <text:p text:style-name="Text_20_body"><text:soft-page-break/>Ese <text:span text:style-name="Source_20_Text">"T"</text:span> en el medio es parte del formato <text:span text:style-name="Strong_20_Emphasis">ISO 8601</text:span>.</text:p>
      <text:p text:style-name="Horizontal_20_Line"/>
      <text:h text:style-name="Heading_20_3" text:outline-level="3">✅ ¿Por qué lo convertimos?</text:h>
      <text:p text:style-name="Text_20_body">Porque <text:span text:style-name="Strong_20_Emphasis">los objetos </text:span><text:span text:style-name="Strong_20_Emphasis"><text:span text:style-name="Source_20_Text">date</text:span></text:span><text:span text:style-name="Strong_20_Emphasis"> o </text:span><text:span text:style-name="Strong_20_Emphasis"><text:span text:style-name="Source_20_Text">datetime</text:span></text:span><text:span text:style-name="Strong_20_Emphasis"> de Python no son compatibles directamente con JSON</text:span>. JSON <text:span text:style-name="Strong_20_Emphasis">no sabe cómo interpretar</text:span> un objeto de fecha.<text:line-break/>Pero <text:span text:style-name="Strong_20_Emphasis">una cadena como </text:span><text:span text:style-name="Strong_20_Emphasis"><text:span text:style-name="Source_20_Text">"2024-07-20"</text:span></text:span><text:span text:style-name="Strong_20_Emphasis"> sí es perfectamente válida en JSON</text:span>.</text:p>
      <text:p text:style-name="Horizontal_20_Line"/>
      <text:h text:style-name="Heading_20_3" text:outline-level="3">📌 Resultado final:</text:h>
      <text:p text:style-name="Preformatted_20_Text">python</text:p>
      <text:p text:style-name="Preformatted_20_Text">CopiarEditar</text:p>
      <text:p text:style-name="P3"><text:span text:style-name="Source_20_Text">{</text:span></text:p>
      <text:p text:style-name="P4"><text:span text:style-name="Source_20_Text"><text:s text:c="2"/>"fecha": "2024-07-20"</text:span></text:p>
      <text:p text:style-name="P5"><text:span text:style-name="Source_20_Text">}</text:span></text:p>
      <text:p text:style-name="Text_20_body">➡️ El tipo de dato en Python después de usar <text:span text:style-name="Source_20_Text">.isoformat()</text:span> es <text:span text:style-name="Strong_20_Emphasis"><text:span text:style-name="Source_20_Text">str</text:span></text:span><text:span text:style-name="Strong_20_Emphasis"> (cadena de texto)</text:span>.</text:p>
      <text:p text:style-name="Horizontal_20_Line"/>
      <text:p text:style-name="Text_20_body">¿Querés que te muestre qué pasa si intentás serializar un objeto <text:span text:style-name="Source_20_Text">datetime.date</text:span> sin usar <text:span text:style-name="Source_20_Text">.isoformat()</text:span>?</text:p>
      <text:h text:style-name="Heading_20_5" text:outline-level="5">Tú dijiste:</text:h>
      <text:p text:style-name="Text_20_body">Lo mismo sucede aca, se convierte para que no haya problema de serailizaicon? "monto": float(m.monto), </text:p>
      <text:h text:style-name="Heading_20_6" text:outline-level="6">ChatGPT Plus</text:h>
      <text:p text:style-name="Text_20_body">¡Exactamente, Pablo! Lo entendiste perfecto. ✅</text:p>
      <text:p text:style-name="Horizontal_20_Line"/>
      <text:h text:style-name="Heading_20_3" text:outline-level="3">📌 ¿Por qué hacemos esto?</text:h>
      <text:p text:style-name="Preformatted_20_Text">python</text:p>
      <text:p text:style-name="Preformatted_20_Text">CopiarEditar</text:p>
      <text:p text:style-name="P9"><text:span text:style-name="Source_20_Text">"monto": float(m.monto)</text:span></text:p>
      <text:p text:style-name="Text_20_body">Porque <text:span text:style-name="Strong_20_Emphasis">algunos tipos de datos no se pueden serializar directamente a JSON</text:span>, y eso puede generar errores. Específicamente:</text:p>
      <text:p text:style-name="Horizontal_20_Line"/>
      <text:h text:style-name="Heading_20_3" text:outline-level="3">💡 Caso del <text:span text:style-name="Source_20_Text">Decimal</text:span>:</text:h>
      <text:p text:style-name="Text_20_body">En muchas bases de datos (como PostgreSQL o SQLite), los campos de tipo numérico con decimales se representan como:</text:p>
      <text:list text:style-name="L60">
        <text:list-item>
          <text:p text:style-name="P86"><text:span text:style-name="Source_20_Text">Decimal</text:span> (de la librería <text:span text:style-name="Source_20_Text">decimal.Decimal</text:span> de Python)</text:p>
        </text:list-item>
      </text:list>
      <text:p text:style-name="Text_20_body"><text:soft-page-break/>Pero JSON <text:span text:style-name="Strong_20_Emphasis">no sabe cómo manejar un </text:span><text:span text:style-name="Strong_20_Emphasis"><text:span text:style-name="Source_20_Text">Decimal</text:span></text:span>. Por eso, lo convertimos a un tipo que sí entiende:</text:p>
      <text:p text:style-name="Horizontal_20_Line"/>
      <text:h text:style-name="Heading_20_3" text:outline-level="3">✅ Convertimos <text:span text:style-name="Source_20_Text">Decimal</text:span> → <text:span text:style-name="Source_20_Text">float</text:span> (número decimal estándar)</text:h>
      <text:p text:style-name="Text_20_body">Esto lo hacemos con:</text:p>
      <text:p text:style-name="Preformatted_20_Text">python</text:p>
      <text:p text:style-name="Preformatted_20_Text">CopiarEditar</text:p>
      <text:p text:style-name="P9"><text:span text:style-name="Source_20_Text">float(m.monto)</text:span></text:p>
      <text:p text:style-name="Horizontal_20_Line"/>
      <text:h text:style-name="Heading_20_3" text:outline-level="3">📌 Ejemplo práctico:</text:h>
      <text:p text:style-name="Text_20_body">Supongamos que <text:span text:style-name="Source_20_Text">m.monto</text:span> es un <text:span text:style-name="Source_20_Text">Decimal("1500.75")</text:span>.</text:p>
      <text:list text:style-name="L61">
        <text:list-item>
          <text:p text:style-name="P87">Si lo dejamos así, <text:span text:style-name="Source_20_Text">json.dumps(...)</text:span> lanza un error:</text:p>
          <text:p text:style-name="P88">TypeError: Object of type Decimal is not JSON serializable</text:p>
        </text:list-item>
        <text:list-item>
          <text:p text:style-name="P87">Pero si lo convertimos con <text:span text:style-name="Source_20_Text">float(m.monto)</text:span>, pasa a:</text:p>
          <text:p text:style-name="P89">python</text:p>
          <text:p text:style-name="P89">CopiarEditar</text:p>
          <text:p text:style-name="P90"><text:span text:style-name="Source_20_Text">1500.75 <text:s/># tipo float</text:span></text:p>
        </text:list-item>
      </text:list>
      <text:p text:style-name="Text_20_body">Y ahora sí puede formar parte de un mensaje JSON sin problemas.</text:p>
      <text:p text:style-name="Horizontal_20_Line"/>
      <text:h text:style-name="Heading_20_3" text:outline-level="3">📦 Resultado final en el JSON:</text:h>
      <text:p text:style-name="Preformatted_20_Text">json</text:p>
      <text:p text:style-name="Preformatted_20_Text">CopiarEditar</text:p>
      <text:p text:style-name="P3"><text:span text:style-name="Source_20_Text">{</text:span></text:p>
      <text:p text:style-name="P4"><text:span text:style-name="Source_20_Text"><text:s text:c="2"/>"monto": 1500.75</text:span></text:p>
      <text:p text:style-name="P5"><text:span text:style-name="Source_20_Text">}</text:span></text:p>
      <text:p text:style-name="Horizontal_20_Line"/>
      <text:p text:style-name="Text_20_body">¿Querés que te muestre qué pasa en código si intentás serializar un <text:span text:style-name="Source_20_Text">Decimal</text:span> sin convertirlo?</text:p>
      <text:h text:style-name="Heading_20_5" text:outline-level="5">Tú dijiste:</text:h>
      <text:p text:style-name="Text_20_body">Que es json.dumps(...)?</text:p>
      <text:h text:style-name="Heading_20_6" text:outline-level="6">ChatGPT Plus</text:h>
      <text:p text:style-name="Text_20_body">¡Muy buena pregunta, Pablo!</text:p>
      <text:p text:style-name="Horizontal_20_Line"/>
      <text:h text:style-name="Heading_20_3" text:outline-level="3"><text:soft-page-break/>🔧 ¿Qué es <text:span text:style-name="Source_20_Text">json.dumps(...)</text:span>?</text:h>
      <text:p text:style-name="Text_20_body">Es una <text:span text:style-name="Strong_20_Emphasis">función de la librería estándar </text:span><text:span text:style-name="Strong_20_Emphasis"><text:span text:style-name="Source_20_Text">json</text:span></text:span><text:span text:style-name="Strong_20_Emphasis"> de Python</text:span> que convierte (o <text:span text:style-name="Strong_20_Emphasis">serializa</text:span>) un objeto de Python (como un diccionario o una lista) a una <text:span text:style-name="Strong_20_Emphasis">cadena de texto en formato JSON</text:span>.</text:p>
      <text:p text:style-name="Horizontal_20_Line"/>
      <text:h text:style-name="Heading_20_3" text:outline-level="3">🧠 ¿Qué significa <text:span text:style-name="Emphasis">serializar</text:span>?</text:h>
      <text:p text:style-name="Quotations">Serializar es <text:span text:style-name="Strong_20_Emphasis">convertir un objeto en memoria</text:span> (como un diccionario) a un <text:span text:style-name="Strong_20_Emphasis">formato que pueda ser guardado o enviado</text:span>, como una cadena de texto JSON.</text:p>
      <text:p text:style-name="Horizontal_20_Line"/>
      <text:h text:style-name="Heading_20_3" text:outline-level="3">📘 Sintaxis básica:</text:h>
      <text:p text:style-name="Preformatted_20_Text">python</text:p>
      <text:p text:style-name="Preformatted_20_Text">CopiarEditar</text:p>
      <text:p text:style-name="P3"><text:span text:style-name="Source_20_Text">import json</text:span></text:p>
      <text:p text:style-name="P4"/>
      <text:p text:style-name="P4"><text:span text:style-name="Source_20_Text">data = {"nombre": "Pablo", "edad": 35}</text:span></text:p>
      <text:p text:style-name="P4"><text:span text:style-name="Source_20_Text">json_string = json.dumps(data)</text:span></text:p>
      <text:p text:style-name="P5"><text:span text:style-name="Source_20_Text">print(json_string)</text:span></text:p>
      <text:p text:style-name="Text_20_body">📤 Salida:</text:p>
      <text:p text:style-name="Preformatted_20_Text">json</text:p>
      <text:p text:style-name="Preformatted_20_Text">CopiarEditar</text:p>
      <text:p text:style-name="P9"><text:span text:style-name="Source_20_Text">{"nombre": "Pablo", "edad": 35}</text:span></text:p>
      <text:p text:style-name="Text_20_body">Ahora <text:span text:style-name="Source_20_Text">json_string</text:span> es un <text:span text:style-name="Strong_20_Emphasis">texto JSON válido</text:span>, ideal para:</text:p>
      <text:list text:style-name="L62">
        <text:list-item>
          <text:p text:style-name="P91">enviar por una API</text:p>
        </text:list-item>
        <text:list-item>
          <text:p text:style-name="P91">guardar en un archivo</text:p>
        </text:list-item>
        <text:list-item>
          <text:p text:style-name="P91">mostrar en una respuesta HTTP</text:p>
        </text:list-item>
      </text:list>
      <text:p text:style-name="Horizontal_20_Line"/>
      <text:h text:style-name="Heading_20_3" text:outline-level="3">⚠️ Importante:</text:h>
      <text:p text:style-name="Text_20_body"><text:span text:style-name="Source_20_Text">json.dumps(...)</text:span> <text:span text:style-name="Strong_20_Emphasis">solo funciona si todos los tipos de datos son compatibles con JSON</text:span>, como:</text:p>
      <table:table table:name="Table11" table:style-name="Table11">
        <table:table-column table:style-name="Table11.A"/>
        <table:table-column table:style-name="Table11.B"/>
        <table:table-header-rows>
          <table:table-row>
            <table:table-cell table:style-name="Table11.A1" office:value-type="string">
              <text:p text:style-name="Table_20_Heading">Tipo en Python</text:p>
            </table:table-cell>
            <table:table-cell table:style-name="Table11.A1" office:value-type="string">
              <text:p text:style-name="Table_20_Heading">Tipo JSON compatible</text:p>
            </table:table-cell>
          </table:table-row>
        </table:table-header-rows>
        <table:table-row>
          <table:table-cell table:style-name="Table11.A1" office:value-type="string">
            <text:p text:style-name="Table_20_Contents"><text:span text:style-name="Source_20_Text">str</text:span></text:p>
          </table:table-cell>
          <table:table-cell table:style-name="Table11.A1" office:value-type="string">
            <text:p text:style-name="Table_20_Contents">cadena de texto</text:p>
          </table:table-cell>
        </table:table-row>
        <table:table-row>
          <table:table-cell table:style-name="Table11.A1" office:value-type="string">
            <text:p text:style-name="Table_20_Contents"><text:span text:style-name="Source_20_Text">int</text:span>, <text:span text:style-name="Source_20_Text">float</text:span></text:p>
          </table:table-cell>
          <table:table-cell table:style-name="Table11.A1" office:value-type="string">
            <text:p text:style-name="Table_20_Contents">número</text:p>
          </table:table-cell>
        </table:table-row>
        <table:table-row>
          <table:table-cell table:style-name="Table11.A1" office:value-type="string">
            <text:p text:style-name="Table_20_Contents"><text:span text:style-name="Source_20_Text">bool</text:span></text:p>
          </table:table-cell>
          <table:table-cell table:style-name="Table11.A1" office:value-type="string">
            <text:p text:style-name="Table_20_Contents">booleano</text:p>
          </table:table-cell>
        </table:table-row>
        <table:table-row>
          <table:table-cell table:style-name="Table11.A1" office:value-type="string">
            <text:p text:style-name="Table_20_Contents"><text:span text:style-name="Source_20_Text">list</text:span>, <text:span text:style-name="Source_20_Text">dict</text:span></text:p>
          </table:table-cell>
          <table:table-cell table:style-name="Table11.A1" office:value-type="string">
            <text:p text:style-name="Table_20_Contents">lista y objeto</text:p>
          </table:table-cell>
        </table:table-row>
        <table:table-row>
          <table:table-cell table:style-name="Table11.A1" office:value-type="string">
            <text:p text:style-name="Table_20_Contents"><text:span text:style-name="Source_20_Text">None</text:span></text:p>
          </table:table-cell>
          <table:table-cell table:style-name="Table11.A1" office:value-type="string">
            <text:p text:style-name="Table_20_Contents"><text:span text:style-name="Source_20_Text">null</text:span></text:p>
          </table:table-cell>
        </table:table-row>
      </table:table>
      <text:p text:style-name="Text_20_body">Pero <text:span text:style-name="Strong_20_Emphasis">NO puede manejar</text:span>:</text:p>
      <text:list text:style-name="L63">
        <text:list-item>
          <text:p text:style-name="P92"><text:span text:style-name="Source_20_Text">Decimal</text:span></text:p>
        </text:list-item>
        <text:list-item>
          <text:p text:style-name="P92"><text:soft-page-break/><text:span text:style-name="Source_20_Text">datetime</text:span></text:p>
        </text:list-item>
        <text:list-item>
          <text:p text:style-name="P92"><text:span text:style-name="Source_20_Text">bytes</text:span></text:p>
        </text:list-item>
        <text:list-item>
          <text:p text:style-name="P92"><text:span text:style-name="Source_20_Text">set</text:span></text:p>
        </text:list-item>
        <text:list-item>
          <text:p text:style-name="P92">objetos personalizados</text:p>
        </text:list-item>
      </text:list>
      <text:p text:style-name="Text_20_body">Por eso convertimos:</text:p>
      <text:list text:style-name="L64">
        <text:list-item>
          <text:p text:style-name="P93"><text:span text:style-name="Source_20_Text">Decimal → float</text:span></text:p>
        </text:list-item>
        <text:list-item>
          <text:p text:style-name="P93"><text:span text:style-name="Source_20_Text">datetime → string</text:span> con <text:span text:style-name="Source_20_Text">.isoformat()</text:span></text:p>
        </text:list-item>
      </text:list>
      <text:p text:style-name="Horizontal_20_Line"/>
      <text:p text:style-name="Text_20_body">¿Querés que te muestre un ejemplo que falla si no convertís?</text:p>
      <text:h text:style-name="Heading_20_5" text:outline-level="5">Tú dijiste:</text:h>
      <text:p text:style-name="Text_20_body">En este codigo, yo accedo a una propiedad de un objeto de la clase Movimiento. Por ejemplo : "id": m.id?</text:p>
      <text:h text:style-name="Heading_20_6" text:outline-level="6">ChatGPT Plus</text:h>
      <text:p text:style-name="Text_20_body">Exacto, Pablo. Aquí:</text:p>
      <text:p text:style-name="Preformatted_20_Text">python</text:p>
      <text:p text:style-name="Preformatted_20_Text">CopiarEditar</text:p>
      <text:p text:style-name="P9"><text:span text:style-name="Source_20_Text">"id": m.id</text:span></text:p>
      <text:p text:style-name="Text_20_body">estás <text:span text:style-name="Strong_20_Emphasis">accediendo a la propiedad (atributo) </text:span><text:span text:style-name="Strong_20_Emphasis"><text:span text:style-name="Source_20_Text">id</text:span></text:span><text:span text:style-name="Strong_20_Emphasis"> del objeto </text:span><text:span text:style-name="Strong_20_Emphasis"><text:span text:style-name="Source_20_Text">m</text:span></text:span>, que es una instancia de la clase <text:span text:style-name="Source_20_Text">Movimiento</text:span>.</text:p>
      <text:p text:style-name="Horizontal_20_Line"/>
      <text:h text:style-name="Heading_20_3" text:outline-level="3">Qué pasa ahí:</text:h>
      <text:list text:style-name="L65">
        <text:list-item>
          <text:p text:style-name="P94"><text:span text:style-name="Source_20_Text">m</text:span> representa un <text:span text:style-name="Strong_20_Emphasis">objeto individual</text:span> de tipo <text:span text:style-name="Source_20_Text">Movimiento</text:span> (una fila de la tabla <text:span text:style-name="Source_20_Text">movimientos</text:span>).</text:p>
        </text:list-item>
        <text:list-item>
          <text:p text:style-name="P94"><text:span text:style-name="Source_20_Text">.id</text:span> es la <text:span text:style-name="Strong_20_Emphasis">propiedad</text:span> que contiene el valor del campo <text:span text:style-name="Source_20_Text">id</text:span> para ese objeto.</text:p>
        </text:list-item>
        <text:list-item>
          <text:p text:style-name="P94">Estás obteniendo ese valor para luego ponerlo en el diccionario que vas a devolver.</text:p>
        </text:list-item>
      </text:list>
      <text:p text:style-name="Horizontal_20_Line"/>
      <text:p text:style-name="Text_20_body">Por ejemplo, si <text:span text:style-name="Source_20_Text">m.id</text:span> es <text:span text:style-name="Source_20_Text">5</text:span>, entonces esa línea crea la entrada en el diccionario:</text:p>
      <text:p text:style-name="Preformatted_20_Text">python</text:p>
      <text:p text:style-name="Preformatted_20_Text">CopiarEditar</text:p>
      <text:p text:style-name="P9"><text:span text:style-name="Source_20_Text">"id": 5</text:span></text:p>
      <text:p text:style-name="Horizontal_20_Line"/>
      <text:p text:style-name="Text_20_body">¿Querés que te explique también cómo funcionan esas propiedades en las clases de SQLAlchemy?</text:p>
      <text:h text:style-name="Heading_20_5" text:outline-level="5">Tú dijiste:</text:h>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Default Page Style1"/><text:page-number text:select-page="current">45</text:page-number><text:bookmark-end text:name="PageNumWizard_FOOTER_Default Page Style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1T16:33:45.736150900</meta:creation-date>
    <dc:date>2025-07-21T16:36:17.719582700</dc:date>
    <meta:editing-duration>PT2M32S</meta:editing-duration>
    <meta:editing-cycles>1</meta:editing-cycles>
    <meta:document-statistic meta:table-count="11" meta:image-count="0" meta:object-count="0" meta:page-count="45" meta:paragraph-count="1234" meta:word-count="9337" meta:character-count="57006" meta:non-whitespace-character-count="48094"/>
    <meta:generator>LibreOffice/25.2.4.3$Windows_X86_64 LibreOffice_project/33e196637044ead23f5c3226cde09b47731f7e27</meta:generator>
  </office:meta>
</office:document-meta>
</file>